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2000000042A3A9FA7389CE261A.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Comic Sans MS" svg:font-family="'Comic Sans MS'"/>
    <style:font-face style:name="Symbol1" svg:font-family="Symbol"/>
    <style:font-face style:name="Times New Roman2"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Gra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2.371cm"/>
    </style:style>
    <style:style style:name="co21" style:family="table-column">
      <style:table-column-properties fo:break-before="auto" style:column-width="0.773cm"/>
    </style:style>
    <style:style style:name="co22" style:family="table-column">
      <style:table-column-properties fo:break-before="auto" style:column-width="1.088cm"/>
    </style:style>
    <style:style style:name="co23" style:family="table-column">
      <style:table-column-properties fo:break-before="auto" style:column-width="0.974cm"/>
    </style:style>
    <style:style style:name="co24" style:family="table-column">
      <style:table-column-properties fo:break-before="auto" style:column-width="2.051cm"/>
    </style:style>
    <style:style style:name="co25" style:family="table-column">
      <style:table-column-properties fo:break-before="auto" style:column-width="1.256cm"/>
    </style:style>
    <style:style style:name="co26" style:family="table-column">
      <style:table-column-properties fo:break-before="auto" style:column-width="0.982cm"/>
    </style:style>
    <style:style style:name="co27" style:family="table-column">
      <style:table-column-properties fo:break-before="auto" style:column-width="1.746cm"/>
    </style:style>
    <style:style style:name="co28" style:family="table-column">
      <style:table-column-properties fo:break-before="auto" style:column-width="1.185cm"/>
    </style:style>
    <style:style style:name="co29" style:family="table-column">
      <style:table-column-properties fo:break-before="auto" style:column-width="1.214cm"/>
    </style:style>
    <style:style style:name="co30" style:family="table-column">
      <style:table-column-properties fo:break-before="auto" style:column-width="1.254cm"/>
    </style:style>
    <style:style style:name="co31" style:family="table-column">
      <style:table-column-properties fo:break-before="auto" style:column-width="1.404cm"/>
    </style:style>
    <style:style style:name="co32" style:family="table-column">
      <style:table-column-properties fo:break-before="auto" style:column-width="1.603cm"/>
    </style:style>
    <style:style style:name="co33" style:family="table-column">
      <style:table-column-properties fo:break-before="auto" style:column-width="1.157cm"/>
    </style:style>
    <style:style style:name="co34" style:family="table-column">
      <style:table-column-properties fo:break-before="auto" style:column-width="2.173cm"/>
    </style:style>
    <style:style style:name="co35" style:family="table-column">
      <style:table-column-properties fo:break-before="auto" style:column-width="1.452cm"/>
    </style:style>
    <style:style style:name="co36" style:family="table-column">
      <style:table-column-properties fo:break-before="auto" style:column-width="1.032cm"/>
    </style:style>
    <style:style style:name="co37" style:family="table-column">
      <style:table-column-properties fo:break-before="auto" style:column-width="2.159cm"/>
    </style:style>
    <style:style style:name="co38" style:family="table-column">
      <style:table-column-properties fo:break-before="auto" style:column-width="0.843cm"/>
    </style:style>
    <style:style style:name="co39" style:family="table-column">
      <style:table-column-properties fo:break-before="auto" style:column-width="0.907cm"/>
    </style:style>
    <style:style style:name="co40" style:family="table-column">
      <style:table-column-properties fo:break-before="auto" style:column-width="2.462cm"/>
    </style:style>
    <style:style style:name="co41" style:family="table-column">
      <style:table-column-properties fo:break-before="auto" style:column-width="0.859cm"/>
    </style:style>
    <style:style style:name="co42" style:family="table-column">
      <style:table-column-properties fo:break-before="auto" style:column-width="3.265cm"/>
    </style:style>
    <style:style style:name="co43" style:family="table-column">
      <style:table-column-properties fo:break-before="auto" style:column-width="2.205cm"/>
    </style:style>
    <style:style style:name="co44" style:family="table-column">
      <style:table-column-properties fo:break-before="auto" style:column-width="0.887cm"/>
    </style:style>
    <style:style style:name="co45" style:family="table-column">
      <style:table-column-properties fo:break-before="auto" style:column-width="1.489cm"/>
    </style:style>
    <style:style style:name="co46" style:family="table-column">
      <style:table-column-properties fo:break-before="auto" style:column-width="2.348cm"/>
    </style:style>
    <style:style style:name="co47" style:family="table-column">
      <style:table-column-properties fo:break-before="auto" style:column-width="2.492cm"/>
    </style:style>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3.237cm"/>
    </style:style>
    <style:style style:name="co54" style:family="table-column">
      <style:table-column-properties fo:break-before="auto" style:column-width="2.596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1.628cm" fo:break-before="auto" style:use-optimal-row-height="false"/>
    </style:style>
    <style:style style:name="ro7" style:family="table-row">
      <style:table-row-properties style:row-height="0.452cm" fo:break-before="auto" style:use-optimal-row-height="false"/>
    </style:style>
    <style:style style:name="ro8" style:family="table-row">
      <style:table-row-properties style:row-height="1.49cm" fo:break-before="auto" style:use-optimal-row-height="false"/>
    </style:style>
    <style:style style:name="ro9" style:family="table-row">
      <style:table-row-properties style:row-height="0.559cm" fo:break-before="auto" style:use-optimal-row-height="false"/>
    </style:style>
    <style:style style:name="ro10" style:family="table-row">
      <style:table-row-properties style:row-height="0.947cm" fo:break-before="auto" style:use-optimal-row-height="true"/>
    </style:style>
    <style:style style:name="ro11" style:family="table-row">
      <style:table-row-properties style:row-height="0.566cm" fo:break-before="auto" style:use-optimal-row-height="false"/>
    </style:style>
    <style:style style:name="ro12" style:family="table-row">
      <style:table-row-properties style:row-height="0.605cm" fo:break-before="auto" style:use-optimal-row-height="true"/>
    </style:style>
    <style:style style:name="ro13" style:family="table-row">
      <style:table-row-properties style:row-height="0.778cm" fo:break-before="auto" style:use-optimal-row-height="true"/>
    </style:style>
    <style:style style:name="ro14"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ff0000"/>
    </style:style>
    <style:style style:name="ta3" style:family="table" style:master-page-name="Default">
      <style:table-properties table:display="true" style:writing-mode="lr-tb" table:tab-color="#000000"/>
    </style:style>
    <style:style style:name="ta4" style:family="table" style:master-page-name="Default">
      <style:table-properties table:display="true" style:writing-mode="lr-tb" table:tab-color="#5983b0"/>
    </style:style>
    <style:style style:name="ta5" style:family="table" style:master-page-name="Default">
      <style:table-properties table:display="true" style:writing-mode="lr-tb" table:tab-color="#3465a4"/>
    </style:style>
    <style:style style:name="ta6" style:family="table" style:master-page-name="Default">
      <style:table-properties table:display="true" style:writing-mode="lr-tb" table:tab-color="#ff860d"/>
    </style:style>
    <style:style style:name="ta7" style:family="table" style:master-page-name="Default">
      <style:table-properties table:display="true" style:writing-mode="lr-tb" table:tab-color="#ea7500"/>
    </style:style>
    <style:style style:name="ta8" style:family="table" style:master-page-name="Default">
      <style:table-properties table:display="true" style:writing-mode="lr-tb" table:tab-color="#3faf46"/>
    </style:style>
    <style:style style:name="ta9" style:family="table" style:master-page-name="Default">
      <style:table-properties table:display="true" style:writing-mode="lr-tb" table:tab-color="#069a2e"/>
    </style:style>
    <style:style style:name="ta10" style:family="table" style:master-page-name="Default">
      <style:table-properties table:display="false" style:writing-mode="lr-tb"/>
    </style: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1"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1"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1"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1"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1"/>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1"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1"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1"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name-asian="Comic Sans MS" style:font-size-asian="14pt" style:font-weight-asian="bold" style:font-name-complex="Comic Sans MS"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1"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1" fo:font-size="12pt" fo:font-weight="bold" style:font-size-asian="12pt" style:font-weight-asian="bold" style:font-size-complex="12pt" style:font-weight-complex="bold"/>
    </style:style>
    <style:style style:name="ce3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1" fo:font-size="14pt" style:font-size-asian="14pt" style:font-size-complex="14pt"/>
    </style:style>
    <style:style style:name="ce3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1"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1"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1"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1" fo:font-size="14pt" style:font-size-asian="14pt" style:font-size-complex="14pt"/>
    </style:style>
    <style:style style:name="ce46"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4"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 fo:font-size="20pt" style:font-size-asian="20pt" style:font-size-complex="20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0pt" fo:font-style="italic" style:font-size-asian="20pt" style:font-style-asian="italic" style:font-size-complex="20pt" style:font-style-complex="italic"/>
    </style:style>
    <style:style style:name="ce72"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fo:color="#ffffff" style:font-name="Times New Roman"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 fo:font-size="28pt" style:font-size-asian="28pt" style:font-size-complex="28pt"/>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82" style:family="table-cell" style:parent-style-name="Default">
      <style:table-cell-properties fo:border-bottom="none" fo:background-color="#e8a20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83" style:family="table-cell" style:parent-style-name="Default">
      <style:table-cell-properties fo:border-bottom="none" fo:background-color="#e8a202"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198"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12"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02"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 fo:font-size="28pt" style:font-size-asian="28pt" style:font-size-complex="28pt"/>
    </style:style>
    <style:style style:name="ce122" style:family="table-cell" style:parent-style-name="Default">
      <style:table-cell-properties fo:border-bottom="4pt solid #000000" fo:background-color="#000000" style:cell-protect="protected" style:print-content="true" fo:border-left="none" fo:border-right="none" fo:border-top="none" style:vertical-align="middle"/>
      <style:text-properties fo:color="#ffffff" style:font-name="Times New Roman"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48" style:family="table-cell" style:parent-style-name="Default">
      <style:table-cell-properties fo:background-color="#e8a20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 fo:font-size="28pt" style:font-size-asian="28pt" style:font-size-complex="28pt"/>
    </style:style>
    <style:style style:name="ce151" style:family="table-cell" style:parent-style-name="Default">
      <style:table-cell-properties fo:background-color="#e8a202" style:cell-protect="protected" style:print-content="true"/>
    </style:style>
    <style:style style:name="ce92" style:family="table-cell" style:parent-style-name="Default">
      <style:table-cell-properties style:cell-protect="protected" style:print-content="true" fo:border="none"/>
      <style:text-properties style:font-name="Times New Roman"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15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2" style:family="table-cell" style:parent-style-name="Default">
      <style:table-cell-properties fo:border-bottom="4pt solid #000000" fo:background-color="#000000" style:cell-protect="protected" style:print-content="true" fo:border-left="none" fo:border-right="none" fo:border-top="none"/>
      <style:text-properties fo:color="#ffffff" style:font-name="Times New Roman"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 fo:font-size="28pt" style:font-size-asian="28pt" style:font-size-complex="28pt"/>
    </style:style>
    <style:style style:name="ce16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7"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87"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4" style:family="table-cell" style:parent-style-name="Default" style:data-style-name="N99">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92"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0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02"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start" fo:margin-left="0cm"/>
      <style:text-properties fo:color="#ffffff" style:font-name="Times New Roman" fo:font-size="28pt" fo:font-weight="bold" style:font-size-asian="28pt" style:font-weight-asian="bold" style:font-size-complex="28pt" style:font-weight-complex="bold"/>
    </style:style>
    <style:style style:name="ce21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14" style:family="table-cell" style:parent-style-name="Default">
      <style:table-cell-properties fo:background-color="#e8a202" style:cell-protect="protected" style:print-content="true" style:text-align-source="fix" style:repeat-content="false"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8"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225"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style="italic" fo:font-weight="bold" style:font-size-asian="28pt" style:font-style-asian="italic" style:font-weight-asian="bold" style:font-size-complex="28pt" style:font-style-complex="italic" style:font-weight-complex="bold"/>
    </style:style>
    <style:style style:name="ce228"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237"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3"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46" style:family="table-cell" style:parent-style-name="Default">
      <style:table-cell-properties fo:background-color="#e8a202" style:cell-protect="protected" style:print-content="true" fo:border="none"/>
    </style:style>
    <style:style style:name="ce224" style:family="table-cell" style:parent-style-name="Default" style:data-style-name="N147">
      <style:table-cell-properties fo:background-color="#b2b2b2" style:cell-protect="formula-hidden" style:print-content="true" style:text-align-source="fix" style:repeat-content="false" fo:border="none" style:vertical-align="middle"/>
      <style:paragraph-properties fo:text-align="center" fo:margin-left="0cm"/>
      <style:text-properties fo:color="#000000" style:font-name="Times New Roman2" fo:font-size="28pt" fo:font-weight="bold" style:font-name-asian="Times New Roman2" style:font-size-asian="28pt" style:font-weight-asian="bold" style:font-name-complex="Times New Roman2" style:font-size-complex="28pt" style:font-weight-complex="bold"/>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249"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25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61"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end" fo:margin-left="0cm"/>
      <style:text-properties fo:color="#ffffff" style:font-name="Times New Roman1" fo:font-size="28pt" fo:font-weight="bold" style:font-name-asian="Times New Roman1" style:font-size-asian="28pt" style:font-weight-asian="bold" style:font-name-complex="Times New Roman1" style:font-size-complex="28pt" style:font-weight-complex="bold"/>
    </style:style>
    <style:style style:name="ce262" style:family="table-cell" style:parent-style-name="Default">
      <style:table-cell-properties fo:background-color="#e8a202" style:cell-protect="protected" style:print-content="true" style:text-align-source="fix" style:repeat-content="false"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48"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84"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90"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95" style:family="table-cell" style:parent-style-name="Default" style:data-style-name="N0">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97" style:family="table-cell" style:parent-style-name="Default">
      <style:table-cell-properties fo:border-bottom="4pt solid #000000" fo:background-color="#000000" style:cell-protect="protected" style:print-content="true" fo:border-left="none" fo:border-right="4pt solid #000000" fo:border-top="none"/>
      <style:text-properties fo:color="#ffffff"/>
    </style:style>
    <style:style style:name="ce299"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17"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325"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67"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26"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 fo:font-size="20pt" fo:font-style="normal" style:font-size-asian="20pt" style:font-style-asian="normal" style:font-size-complex="20pt" style:font-style-complex="normal"/>
    </style:style>
    <style:style style:name="ce328" style:family="table-cell" style:parent-style-name="Default">
      <style:table-cell-properties fo:border-bottom="4pt solid #000000"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32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330" style:family="table-cell" style:parent-style-name="Default">
      <style:table-cell-properties fo:border-bottom="4pt solid #000000" style:cell-protect="protected" style:print-content="true" fo:background-color="transparent" fo:border-left="none" fo:border-right="none" fo:border-top="none"/>
    </style:style>
    <style:style style:name="ce344" style:family="table-cell" style:parent-style-name="Default">
      <style:table-cell-properties fo:border-bottom="none" fo:background-color="#e8a202" style:cell-protect="protected" style:print-content="true" fo:border-left="none" fo:border-right="none" fo:border-top="4pt solid #000000"/>
      <style:text-properties style:font-name="Times New Roman" fo:font-size="28pt" style:font-size-asian="28pt" style:font-size-complex="28pt"/>
    </style:style>
    <style:style style:name="ce336" style:family="table-cell" style:parent-style-name="Default">
      <style:table-cell-properties fo:background-color="#000000" style:cell-protect="protected" style:print-content="true"/>
    </style:style>
    <style:style style:name="ce334" style:family="table-cell" style:parent-style-name="Default" style:data-style-name="N0">
      <style:table-cell-properties fo:border-bottom="4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1" style:family="table-cell" style:parent-style-name="Default">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 fo:font-size="28pt" fo:font-weight="bold" style:font-size-asian="28pt" style:font-weight-asian="bold" style:font-size-complex="28pt" style:font-weight-complex="bold"/>
    </style:style>
    <style:style style:name="ce340" style:family="table-cell" style:parent-style-name="Default" style:data-style-name="N147">
      <style:table-cell-properties fo:border-bottom="4pt solid #000000" fo:background-color="#b2b2b2" style:cell-protect="formula-hidden" style:print-content="true" style:text-align-source="fix" style:repeat-content="false" fo:border-left="none" fo:border-right="none" fo:border-top="none" style:vertical-align="middle"/>
      <style:paragraph-properties fo:text-align="center" fo:margin-left="0cm"/>
      <style:text-properties fo:color="#000000" style:font-name="Times New Roman2" fo:font-size="28pt" fo:font-weight="bold" style:font-name-asian="Times New Roman2" style:font-size-asian="28pt" style:font-weight-asian="bold" style:font-name-complex="Times New Roman2" style:font-size-complex="28pt" style:font-weight-complex="bold"/>
    </style:style>
    <style:style style:name="ce354"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5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style="normal" fo:font-weight="bold" style:font-size-asian="28pt" style:font-style-asian="normal" style:font-weight-asian="bold" style:font-size-complex="28pt" style:font-style-complex="normal" style:font-weight-complex="bold"/>
    </style:style>
    <style:style style:name="ce358"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42" style:family="table-cell" style:parent-style-name="Default" style:data-style-name="N0">
      <style:table-cell-properties fo:border-bottom="4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4" style:family="table-cell" style:parent-style-name="Default" style:data-style-name="N99">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68" style:family="table-cell" style:parent-style-name="Default" style:data-style-name="N0">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7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start" fo:margin-left="0cm"/>
      <style:text-properties fo:color="#ffffff" style:font-name="Times New Roman" fo:font-size="28pt" fo:font-weight="bold" style:font-size-asian="28pt" style:font-weight-asian="bold" style:font-size-complex="28pt" style:font-weight-complex="bold"/>
    </style:style>
    <style:style style:name="ce377"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61" style:family="table-cell" style:parent-style-name="Default">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78" style:family="table-cell" style:parent-style-name="Default" style:data-style-name="N99">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81"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Symbol" fo:font-size="28pt" fo:font-weight="bold" style:font-size-asian="28pt" style:font-weight-asian="bold" style:font-size-complex="28pt" style:font-weight-complex="bold"/>
    </style:style>
    <style:style style:name="ce382"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392" style:family="table-cell" style:parent-style-name="Default">
      <style:table-cell-properties fo:border-bottom="4pt solid #000000" fo:background-color="#000000" style:cell-protect="protected" style:print-content="true" fo:border-left="none" fo:border-right="none" fo:border-top="none" style:vertical-align="top"/>
      <style:text-properties fo:color="#ffffff"/>
    </style:style>
    <style:style style:name="ce393" style:family="table-cell" style:parent-style-name="Default">
      <style:table-cell-properties fo:background-color="#e8a202"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94"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95"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style:font-size-asian="28pt" style:font-size-complex="28pt"/>
    </style:style>
    <style:style style:name="ce396" style:family="table-cell" style:parent-style-name="Default">
      <style:table-cell-properties fo:border-bottom="none" fo:background-color="#e8a202"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 fo:font-size="28pt" style:font-size-asian="28pt" style:font-size-complex="28pt"/>
    </style:style>
    <style:style style:name="ce406" style:family="table-cell" style:parent-style-name="Default">
      <style:table-cell-properties fo:border-bottom="none" fo:background-color="#e8a202" fo:border-left="none" fo:border-right="4pt solid #000000" fo:border-top="4pt solid #000000"/>
    </style:style>
    <style:style style:name="ce407"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style:font-size-asian="28pt" style:font-size-complex="28pt"/>
    </style:style>
    <style:style style:name="ce411" style:family="table-cell" style:parent-style-name="Default">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55" style:family="table-cell" style:parent-style-name="Default">
      <style:table-cell-properties style:cell-protect="protected" style:print-content="true"/>
      <style:text-properties style:font-name="Times New Roman"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36" style:family="table-cell" style:parent-style-name="Default">
      <style:table-cell-properties fo:background-color="#000000" style:cell-protect="protected" style:print-content="true"/>
      <style:text-properties style:font-name="Times New Roman"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39"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446"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437" style:family="table-cell" style:parent-style-name="Default" style:data-style-name="N99">
      <style:table-cell-properties style:cell-protect="protected" style:print-content="true"/>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44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549"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 fo:font-size="28pt" fo:font-weight="bold" style:font-name-asian="Times New Roman1" style:font-size-asian="28pt" style:font-weight-asian="bold" style:font-name-complex="Times New Roman1"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70" style:family="table-cell" style:parent-style-name="Default">
      <style:table-cell-properties fo:background-color="#000000" style:cell-protect="protected" style:print-content="true"/>
      <style:text-properties style:font-name="Times New Roman"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391" style:family="table-cell" style:parent-style-name="Default" style:data-style-name="N99">
      <style:table-cell-properties style:cell-protect="protected" style:print-content="true"/>
      <style:text-properties fo:color="#ffffff" style:font-name="Times New Roman" fo:font-size="28pt" style:font-size-asian="28pt" style:font-size-complex="28pt"/>
    </style:style>
    <style:style style:name="ce59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613"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3"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39"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41"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643"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4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64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55"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5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67"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712"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753"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style:font-size-asian="28pt" style:font-size-complex="28pt"/>
    </style:style>
    <style:style style:name="ce766"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3"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771"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8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8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2"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93"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76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804"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825"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81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841"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89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66"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933"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c9211e" style:font-name="Times New Roman" fo:font-size="12pt" fo:font-weight="bold" style:font-size-asian="12pt" style:font-weight-asian="bold" style:font-size-complex="12pt" style:font-weight-complex="bold"/>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12pt" fo:font-weight="bold" style:font-size-asian="12pt" style:font-weight-asian="bold" style:font-size-complex="12pt" style:font-weight-complex="bold"/>
    </style:style>
    <style:style style:name="ce908"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name-asian="Times New Roman2" style:font-size-asian="12pt" style:font-name-complex="Times New Roman2"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96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969"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name-asian="Times New Roman2" style:font-size-asian="12pt" style:font-name-complex="Times New Roman2"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992" style:family="table-cell" style:parent-style-name="Default">
      <style:table-cell-properties fo:background-color="#000000" style:cell-protect="hidden-and-protected" style:print-content="true" style:text-align-source="fix" style:repeat-content="false" fo:border="0.06pt solid #000000"/>
      <style:paragraph-properties fo:text-align="center" fo:margin-left="0cm"/>
      <style:text-properties fo:color="#c9211e" style:font-name="Times New Roman" fo:font-size="12pt" fo:font-weight="bold" style:font-size-asian="12pt" style:font-weight-asian="bold" style:font-size-complex="12pt" style:font-weight-complex="bold"/>
    </style:style>
    <style:style style:name="ce1013"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11"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112"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13"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14"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15"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155" style:family="table-cell" style:parent-style-name="Default">
      <style:table-cell-properties style:cell-protect="protected" style:print-content="true"/>
      <style:text-properties style:font-name="Times New Roman"/>
    </style:style>
    <style:style style:name="ce111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fo:font-weight="bold" style:font-size-asian="18pt" style:font-weight-asian="bold" style:font-size-complex="18pt" style:font-weight-complex="bold"/>
    </style:style>
    <style:style style:name="ce1118"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style:style>
    <style:style style:name="ce1119" style:family="table-cell" style:parent-style-name="Default">
      <style:table-cell-properties fo:background-color="#000000" style:cell-protect="protected" style:print-content="true"/>
      <style:text-properties fo:color="#ffffff" style:font-name="Times New Roman" fo:font-weight="bold" style:font-weight-asian="bold" style:font-weight-complex="bold"/>
    </style:style>
    <style:style style:name="ce1159"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121"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2"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3" style:family="table-cell" style:parent-style-name="Default" style:data-style-name="N2">
      <style:table-cell-properties style:cell-protect="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24"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125"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126" style:family="table-cell" style:parent-style-name="Default">
      <style:table-cell-properties style:cell-protect="protected" style:print-content="true"/>
      <style:text-properties style:font-name="Times New Roman" fo:font-size="6pt" style:font-size-asian="6pt" style:font-size-complex="6pt"/>
    </style:style>
    <style:style style:name="ce1127"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8"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9"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30" style:family="table-cell" style:parent-style-name="Default">
      <style:table-cell-properties style:cell-protect="none" style:print-content="true"/>
      <style:text-properties style:font-name="Times New Roman"/>
    </style:style>
    <style:style style:name="ce113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32" style:family="table-cell" style:parent-style-name="Default">
      <style:table-cell-properties style:cell-protect="protected" style:print-content="true" fo:background-color="transparent"/>
      <style:text-properties style:font-name="Times New Roman"/>
    </style:style>
    <style:style style:name="ce1133"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175"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172"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174"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43" style:family="table-cell" style:parent-style-name="Default">
      <style:table-cell-properties style:cell-protect="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3" style:family="graphic">
      <style:graphic-properties fo:background-color="#ff0000"/>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ffffff"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9"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10" style:family="graphic">
      <style:graphic-properties draw:textarea-horizontal-align="justify" draw:textarea-vertical-align="middle" draw:auto-grow-height="false" fo:min-height="6.054cm" fo:min-width="0.224cm"/>
    </style:style>
    <style:style style:name="gr11"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2" style:family="graphic">
      <style:graphic-properties draw:textarea-horizontal-align="justify" draw:textarea-vertical-align="middle" draw:auto-grow-height="false" fo:min-height="5.559cm" fo:min-width="0.224cm"/>
    </style:style>
    <style:style style:name="gr13" style:family="graphic">
      <style:graphic-properties draw:textarea-vertical-align="middle" fo:background-color="#808080"/>
    </style:style>
    <style:style style:name="gr14" style:family="graphic">
      <style:graphic-properties draw:marker-end="Arrow" draw:marker-end-width="0.2cm" draw:textarea-horizontal-align="center" draw:textarea-vertical-align="middl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font-family="'Comic Sans MS'" style:font-style-name="Gras" style:font-family-generic="script" fo:font-size="24pt" fo:font-weight="bold"/>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P6" style:family="paragraph">
      <style:paragraph-properties fo:text-align="center"/>
      <style:text-properties fo:font-family="'Comic Sans MS'" style:font-style-name="Gras" style:font-family-generic="script" fo:font-size="20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fo:color="#ff0000"/>
    </style:style>
    <style:style style:name="T18" style:family="text">
      <style:text-properties fo:color="#ff0000" style:font-name="Times New Roman" style:font-name-asian="Times New Roman" style:font-name-complex="Times New Roman"/>
    </style:style>
    <style:style style:name="T19" style:family="text">
      <style:text-properties fo:color="#ff0000" fo:font-weight="bold" style:font-weight-asian="bold" style:font-weight-complex="bold"/>
    </style:style>
    <style:style style:name="T20"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1"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2"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6" style:family="text">
      <style:text-properties fo:color="#000000"/>
    </style:style>
    <style:style style:name="T27" style:family="text">
      <style:text-properties fo:font-style="normal" style:font-style-asian="normal" style:font-style-complex="normal"/>
    </style:style>
    <style:style style:name="T28" style:family="text">
      <style:text-properties style:font-name="Times New Roman" fo:font-style="italic" style:font-style-asian="italic" style:font-style-complex="italic"/>
    </style:style>
    <style:style style:name="T29" style:family="text">
      <style:text-properties style:font-name="Times New Roman"/>
    </style:style>
    <style:style style:name="T30" style:family="text">
      <style:text-properties style:text-position="-33% 58%"/>
    </style:style>
    <style:style style:name="T31"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3"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content-validations>
        <table:content-validation table:name="val1" table:condition="of:cell-content-is-in-list(&quot;&lt;&quot;;&quot;≤&quot;;&quot;&gt;&quot;;&quot;≥&quot;;&quot;=&quot;)" table:allow-empty-cell="true" table:display-list="unsorted" table:base-cell-address="'Inéquation-intervalle'.E18">
          <table:help-message table:display="true">
            <text:p>Dérouler la liste puis choisir une valeur</text:p>
          </table:help-message>
          <table:error-message table:message-type="stop" table:display="true"/>
        </table:content-validation>
        <table:content-validation table:name="val2" table:condition="of:cell-content-is-in-list(&quot;&lt;&quot;;&quot;≤&quot;;&quot;&gt;&quot;;&quot;≥&quot;;&quot;=&quot;)" table:allow-empty-cell="true" table:display-list="unsorted" table:base-cell-address="'Inéquation-intervalle'.O5">
          <table:help-message table:display="true">
            <text:p>Dérouler la liste puis choisir une valeur</text:p>
          </table:help-message>
          <table:error-message table:message-type="stop" table:display="true"/>
        </table:content-validation>
        <table:content-validation table:name="val3" table:condition="of:cell-content-is-in-list(&quot;&lt;&quot;;&quot;≤&quot;;&quot;&gt;&quot;;&quot;≥&quot;;&quot;=&quot;)" table:allow-empty-cell="true" table:display-list="unsorted" table:base-cell-address="'Inéquation-intervalle'.O25">
          <table:help-message table:display="true">
            <text:p>Dérouler la liste puis choisir une valeur</text:p>
          </table:help-message>
          <table:error-message table:message-type="stop" table:display="true"/>
        </table:content-validation>
        <table:content-validation table:name="val4" table:condition="of:cell-content-is-in-list(&quot;&lt;&quot;;&quot;≤&quot;;&quot;&gt;&quot;;&quot;≥&quot;;&quot;=&quot;)" table:allow-empty-cell="true" table:display-list="unsorted" table:base-cell-address="'Inéquation-intervalle'.Q5">
          <table:help-message table:display="true">
            <text:p>Dérouler la liste puis choisir une valeur</text:p>
          </table:help-message>
          <table:error-message table:message-type="stop" table:display="true"/>
        </table:content-validation>
        <table:content-validation table:name="val5" table:condition="of:cell-content-is-in-list(&quot;&lt;&quot;;&quot;≤&quot;;&quot;&gt;&quot;;&quot;≥&quot;;&quot;=&quot;)" table:allow-empty-cell="true" table:display-list="unsorted" table:base-cell-address="'Inéquation-intervalle'.Q25">
          <table:help-message table:display="true">
            <text:p>Dérouler la liste puis choisir une valeur</text:p>
          </table:help-message>
          <table:error-message table:message-type="stop" table:display="true"/>
        </table:content-validation>
      </table:content-validations>
      <table:table table:name="Aide" table:style-name="ta1" table:protected="true" table:protection-key="uAy1vYjAlm64T/3ZxYFMZBwksv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g draw:z-index="0">
            <draw:frame draw:name="Image 4" draw:style-name="gr1" draw:text-style-name="P1" svg:width="21.249cm" svg:height="1.762cm" svg:x="0cm" svg:y="17.458cm">
              <draw:image xlink:href="Pictures/100000000000032000000042A3A9FA7389CE261A.png" xlink:type="simple" xlink:show="embed" xlink:actuate="onLoad" draw:mime-type="image/png">
                <text:p/>
              </draw:image>
            </draw:frame>
            <draw:line draw:style-name="gr2" draw:text-style-name="P2" svg:x1="9.695cm" svg:y1="18.845cm" svg:x2="9cm" svg:y2="19.677cm">
              <text:p/>
            </draw:line>
            <draw:line draw:style-name="gr2" draw:text-style-name="P2" svg:x1="20.619cm" svg:y1="17.854cm" svg:x2="15.5cm" svg:y2="19.773cm">
              <text:p/>
            </draw:line>
          </draw:g>
          <draw:control draw:z-index="1" draw:style-name="gr3" draw:text-style-name="P3" svg:width="11.496cm" svg:height="1.5cm" svg:x="20.022cm" svg:y="1.1cm" draw:control="control1"/>
          <draw:control draw:z-index="2" draw:style-name="gr3" draw:text-style-name="P3" svg:width="11.496cm" svg:height="1.5cm" svg:x="20cm" svg:y="3.512cm" draw:control="control2"/>
        </table:shapes>
        <table:table-column table:style-name="co1" table:number-columns-repeated="64" table:default-cell-style-name="ce13"/>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38"/>
          <table:covered-table-cell table:number-columns-repeated="5" table:style-name="ce39"/>
          <table:table-cell table:style-name="ce25"/>
          <table:table-cell table:style-name="ce27" table:number-columns-repeated="55"/>
        </table:table-row>
        <table:table-row table:style-name="ro2">
          <table:table-cell table:style-name="ce2"/>
          <table:table-cell table:style-name="ce30"/>
          <table:table-cell table:style-name="ce38"/>
          <table:table-cell table:style-name="ce39" table:number-columns-repeated="5"/>
          <table:table-cell table:style-name="ce25"/>
          <table:table-cell table:style-name="ce27" table:number-columns-repeated="55"/>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Toute autre utilisation : </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modification ; commerciale ; … <text:s/>est interdite.</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2"/>
          <table:table-cell table:style-name="ce26" table:number-columns-repeated="56"/>
        </table:table-row>
        <table:table-row table:style-name="ro2">
          <table:covered-table-cell table:style-name="ce5"/>
          <table:covered-table-cell table:number-columns-repeated="7" table:style-name="ce32"/>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TOUJOURS UTILISER LA DERNIÈRE</text:p>
          </table:table-cell>
          <table:table-cell table:style-name="ce32" table:number-columns-repeated="6"/>
          <table:table-cell table:style-name="ce26" table:number-columns-repeated="56"/>
        </table:table-row>
        <table:table-row table:style-name="ro2">
          <table:table-cell table:style-name="ce5"/>
          <table:table-cell table:style-name="ce29" office:value-type="string" calcext:value-type="string">
            <text:p>VERSION DE LIBREOFFICE</text:p>
          </table:table-cell>
          <table:table-cell table:style-name="ce32" table:number-columns-repeated="6"/>
          <table:table-cell table:style-name="ce26" table:number-columns-repeated="56"/>
        </table:table-row>
        <table:table-row table:style-name="ro2">
          <table:table-cell table:style-name="ce5"/>
          <table:table-cell table:style-name="ce23" office:value-type="string" calcext:value-type="string">
            <text:p>Ne pas utiliser la version pour un passionné de technologie </text:p>
          </table:table-cell>
          <table:table-cell table:style-name="ce32" table:number-columns-repeated="6"/>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ACTIVER LES MACROS :</text:p>
          </table:table-cell>
          <table:table-cell table:style-name="ce32" table:number-columns-repeated="6"/>
          <table:table-cell table:style-name="ce26" table:number-columns-repeated="56"/>
        </table:table-row>
        <table:table-row table:style-name="ro3">
          <table:table-cell table:style-name="ce5"/>
          <table:table-cell table:style-name="ce29" office:value-type="string" calcext:value-type="string">
            <text:p>Menu <text:span text:style-name="T6">O</text:span>utils ; <text:span text:style-name="T6">O</text:span>ption ; Sécurité ;</text:p>
          </table:table-cell>
          <table:table-cell table:style-name="ce32" table:number-columns-repeated="6"/>
          <table:table-cell table:style-name="ce26" table:number-columns-repeated="56"/>
        </table:table-row>
        <table:table-row table:style-name="ro3">
          <table:table-cell table:style-name="ce5"/>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Après la première activatio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fermer le fichier puis le rouvrir.</text:p>
          </table:table-cell>
          <table:table-cell table:style-name="ce32" table:number-columns-repeated="6"/>
          <table:table-cell table:style-name="ce26" table:number-columns-repeated="2"/>
          <table:table-cell table:number-columns-repeated="54"/>
        </table:table-row>
        <table:table-row table:style-name="ro2">
          <table:table-cell table:style-name="ce5"/>
          <table:table-cell table:style-name="ce32" table:number-columns-repeated="7"/>
          <table:table-cell table:style-name="ce26" table:number-columns-repeated="2"/>
          <table:table-cell table:number-columns-repeated="54"/>
        </table:table-row>
        <table:table-row table:style-name="ro4">
          <table:table-cell table:style-name="ce6" table:number-columns-repeated="8"/>
          <table:table-cell table:number-columns-repeated="56"/>
        </table:table-row>
        <table:table-row table:style-name="ro4">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56"/>
        </table:table-row>
        <table:table-row table:style-name="ro4">
          <table:covered-table-cell table:style-name="ce8"/>
          <table:covered-table-cell table:number-columns-repeated="7" table:style-name="ce6"/>
          <table:table-cell table:number-columns-repeated="56"/>
        </table:table-row>
        <table:table-row table:style-name="ro4">
          <table:table-cell table:style-name="ce8"/>
          <table:table-cell table:style-name="ce6" table:number-columns-repeated="7"/>
          <table:table-cell table:number-columns-repeated="56"/>
        </table:table-row>
        <table:table-row table:style-name="ro4">
          <table:table-cell table:style-name="ce9"/>
          <table:table-cell table:style-name="ce35" table:number-columns-repeated="7"/>
          <table:table-cell table:number-columns-repeated="56"/>
        </table:table-row>
        <table:table-row table:style-name="ro4">
          <table:table-cell/>
          <table:table-cell>
            <draw:control table:end-cell-address="Aide.C26" table:end-x="2.255cm" table:end-y="0.04cm" draw:z-index="3" draw:style-name="gr4" draw:text-style-name="P4" svg:width="3.389cm" svg:height="0.971cm" svg:x="1.124cm" svg:y="0.128cm" draw:control="control3"/>
          </table:table-cell>
          <table:table-cell table:number-columns-repeated="2"/>
          <table:table-cell>
            <draw:control table:end-cell-address="Aide.F25" table:end-x="1.407cm" table:end-y="0.507cm" draw:z-index="4" draw:style-name="gr4" draw:text-style-name="P4" svg:width="3.495cm" svg:height="0.915cm" svg:x="0.169cm" svg:y="0.122cm" draw:control="control4"/>
          </table:table-cell>
          <table:table-cell table:number-columns-repeated="59"/>
        </table:table-row>
        <table:table-row table:style-name="ro4">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57"/>
        </table:table-row>
        <table:table-row table:style-name="ro4">
          <table:table-cell table:style-name="ce14"/>
          <table:table-cell table:number-columns-repeated="63"/>
        </table:table-row>
        <table:table-row table:style-name="ro4">
          <table:table-cell table:style-name="ce15"/>
          <table:table-cell table:number-columns-repeated="6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63"/>
        </table:table-row>
        <table:table-row table:style-name="ro4" table:number-rows-repeated="3">
          <table:table-cell table:number-columns-repeated="64"/>
        </table:table-row>
        <table:table-row table:style-name="ro4">
          <table:table-cell table:style-name="ce14"/>
          <table:table-cell table:number-columns-repeated="63"/>
        </table:table-row>
        <table:table-row table:style-name="ro4">
          <table:table-cell table:style-name="ce16"/>
          <table:table-cell table:number-columns-repeated="6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61"/>
        </table:table-row>
        <table:table-row table:style-name="ro4">
          <table:table-cell table:number-columns-repeated="64"/>
        </table:table-row>
        <table:table-row table:style-name="ro4">
          <table:table-cell table:style-name="ce17" office:value-type="string" calcext:value-type="string" table:number-columns-spanned="6" table:number-rows-spanned="1">
            <text:p>Barème</text:p>
          </table:table-cell>
          <table:covered-table-cell table:number-columns-repeated="5" table:style-name="ce31"/>
          <table:table-cell table:number-columns-repeated="58"/>
        </table:table-row>
        <table:table-row table:style-name="ro4">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58"/>
        </table:table-row>
        <table:table-row table:style-name="ro4">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58"/>
        </table:table-row>
        <table:table-row table:style-name="ro4" table:number-rows-repeated="1048537">
          <table:table-cell table:number-columns-repeated="64"/>
        </table:table-row>
        <table:table-row table:style-name="ro4">
          <table:table-cell table:number-columns-repeated="64"/>
        </table:table-row>
      </table:table>
      <table:table table:name="Inéquation-intervalle" table:style-name="ta2" table:protected="true" table:protection-key="uAy1vYjAlm64T/3ZxYFMZBwksv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A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line draw:z-index="2" draw:style-name="gr7" draw:text-style-name="P2" svg:x1="9.404cm" svg:y1="36.662cm" svg:x2="27.253cm" svg:y2="36.662cm">
            <text:p/>
          </draw:line>
          <draw:line draw:z-index="3" draw:style-name="gr8" draw:text-style-name="P2" svg:x1="9.359cm" svg:y1="33.361cm" svg:x2="27.208cm" svg:y2="33.361cm">
            <text:p/>
          </draw:line>
          <draw:line draw:z-index="4" draw:style-name="gr8" draw:text-style-name="P2" svg:x1="9.398cm" svg:y1="25.235cm" svg:x2="27.247cm" svg:y2="25.235cm">
            <text:p/>
          </draw:line>
          <draw:line draw:z-index="5" draw:style-name="gr8" draw:text-style-name="P2" svg:x1="9.499cm" svg:y1="18.769cm" svg:x2="27.348cm" svg:y2="18.769cm">
            <text:p/>
          </draw:line>
          <draw:line draw:z-index="6" draw:style-name="gr7" draw:text-style-name="P2" svg:x1="9.454cm" svg:y1="15.474cm" svg:x2="27.303cm" svg:y2="15.474cm">
            <text:p/>
          </draw:line>
          <draw:line draw:z-index="7" draw:style-name="gr8" draw:text-style-name="P2" svg:x1="9.398cm" svg:y1="12.21cm" svg:x2="27.247cm" svg:y2="12.21cm">
            <text:p/>
          </draw:line>
          <draw:line draw:z-index="8" draw:style-name="gr8" draw:text-style-name="P2" svg:x1="40.908cm" svg:y1="15.52cm" svg:x2="58.757cm" svg:y2="15.52cm">
            <text:p/>
          </draw:line>
          <draw:line draw:z-index="9" draw:style-name="gr8" draw:text-style-name="P2" svg:x1="40.853cm" svg:y1="21.978cm" svg:x2="58.702cm" svg:y2="21.978cm">
            <text:p/>
          </draw:line>
          <draw:line draw:z-index="10" draw:style-name="gr8" draw:text-style-name="P2" svg:x1="40.962cm" svg:y1="30.173cm" svg:x2="58.811cm" svg:y2="30.173cm">
            <text:p/>
          </draw:line>
          <draw:line draw:z-index="11" draw:style-name="gr7" draw:text-style-name="P2" svg:x1="40.962cm" svg:y1="33.374cm" svg:x2="58.811cm" svg:y2="33.374cm">
            <text:p/>
          </draw:line>
          <draw:line draw:z-index="12" draw:style-name="gr8" draw:text-style-name="P2" svg:x1="40.907cm" svg:y1="36.631cm" svg:x2="58.756cm" svg:y2="36.631cm">
            <text:p/>
          </draw:line>
          <draw:control draw:z-index="13" draw:style-name="gr4" draw:text-style-name="P5" svg:width="5.423cm" svg:height="1.552cm" svg:x="22.904cm" svg:y="42.401cm" draw:control="control5"/>
          <draw:control draw:z-index="14" draw:style-name="gr4" draw:text-style-name="P5" svg:width="5.384cm" svg:height="1.477cm" svg:x="17.029cm" svg:y="42.401cm" draw:control="control6"/>
          <draw:control draw:z-index="15" draw:style-name="gr3" draw:text-style-name="P3" svg:width="4.247cm" svg:height="1.5cm" svg:x="0.278cm" svg:y="42.409cm" draw:control="control7"/>
          <draw:control draw:z-index="16" draw:style-name="gr3" draw:text-style-name="P3" svg:width="11.496cm" svg:height="1.5cm" svg:x="4.975cm" svg:y="42.438cm" draw:control="control8"/>
        </table:shapes>
        <table:table-column table:style-name="co2" table:number-columns-repeated="23" table:default-cell-style-name="ce212"/>
        <table:table-column table:style-name="co1" table:default-cell-style-name="ce212"/>
        <table:table-column table:style-name="co2" table:default-cell-style-name="ce212"/>
        <table:table-column table:style-name="co1" table:number-columns-repeated="15" table:default-cell-style-name="ce212"/>
        <table:table-column table:style-name="co3" table:default-cell-style-name="ce212"/>
        <table:table-column table:style-name="co1" table:number-columns-repeated="23" table:default-cell-style-name="ce212"/>
        <table:table-row table:style-name="ro6">
          <table:table-cell table:style-name="ce46" office:value-type="string" calcext:value-type="string" table:number-columns-spanned="15"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4" table:style-name="ce102"/>
          <table:covered-table-cell table:number-columns-repeated="2" table:style-name="ce336"/>
          <table:table-cell table:style-name="ce111" table:formula="of:=IF(AND([$Synthèse.$H$1];[.$AA$1]);[$Données.BB6];&quot;&quot;)" office:value-type="float" office:value="0" calcext:value-type="float" table:number-columns-spanned="2" table:number-rows-spanned="2">
            <text:p>0</text:p>
          </table:table-cell>
          <table:covered-table-cell table:style-name="ce336"/>
          <table:table-cell table:style-name="ce112" office:value-type="string" calcext:value-type="string" table:number-columns-spanned="2" table:number-rows-spanned="2">
            <text:p>/20</text:p>
          </table:table-cell>
          <table:covered-table-cell table:style-name="ce336"/>
          <table:table-cell table:style-name="ce333" table:number-columns-repeated="2"/>
          <table:table-cell table:number-columns-repeated="5"/>
          <table:table-cell table:style-name="ce53" office:value-type="boolean" office:boolean-value="true" calcext:value-type="boolean">
            <text:p>VRAI</text:p>
          </table:table-cell>
          <table:table-cell table:number-columns-repeated="13"/>
          <table:table-cell table:style-name="Default"/>
          <table:table-cell table:number-columns-repeated="23"/>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4" table:style-name="ce102"/>
          <table:covered-table-cell table:number-columns-repeated="6" table:style-name="ce336"/>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table-cell table:style-name="ce56" table:number-columns-repeated="13"/>
          <table:table-cell/>
          <table:table-cell table:style-name="ce56" table:number-columns-repeated="7"/>
          <table:table-cell table:number-columns-repeated="43"/>
        </table:table-row>
        <table:table-row table:style-name="ro6">
          <table:table-cell table:style-name="ce54" office:value-type="string" calcext:value-type="string" table:number-columns-spanned="3" table:number-rows-spanned="1">
            <text:p><text:s/>1°)</text:p>
          </table:table-cell>
          <table:covered-table-cell table:number-columns-repeated="2" table:style-name="ce119"/>
          <table:table-cell table:style-name="ce187" table:formula="of:=[$Données.B7]" office:value-type="string" office:string-value="x" calcext:value-type="string">
            <text:p>x</text:p>
          </table:table-cell>
          <table:table-cell table:style-name="ce213" table:formula="of:=[$Données.C7]" office:value-type="string" office:string-value="&lt;" calcext:value-type="string">
            <text:p>&lt;</text:p>
          </table:table-cell>
          <table:table-cell table:style-name="ce213" table:formula="of:=[$Données.D7]" office:value-type="float" office:value="-11" calcext:value-type="float">
            <text:p>-11</text:p>
          </table:table-cell>
          <table:table-cell table:style-name="ce253"/>
          <table:table-cell table:style-name="ce119"/>
          <table:table-cell table:style-name="ce284"/>
          <table:table-cell table:style-name="ce198"/>
          <table:table-cell table:style-name="ce326" office:value-type="string" calcext:value-type="string">
            <text:p><text:s/>6°)</text:p>
          </table:table-cell>
          <table:table-cell table:style-name="ce329" office:value-type="string" calcext:value-type="string">
            <text:p>S</text:p>
          </table:table-cell>
          <table:table-cell table:style-name="ce119" office:value-type="string" calcext:value-type="string">
            <text:p>=</text:p>
          </table:table-cell>
          <table:table-cell table:style-name="ce213" table:formula="of:=[$Données.D12]" office:value-type="string" office:string-value="[" calcext:value-type="string">
            <text:p>[</text:p>
          </table:table-cell>
          <table:table-cell table:style-name="ce213" table:formula="of:=[$Données.E12]" office:value-type="float" office:value="-11" calcext:value-type="float">
            <text:p>-11</text:p>
          </table:table-cell>
          <table:table-cell table:style-name="ce213" table:formula="of:=[$Données.F12]" office:value-type="string" office:string-value=";" calcext:value-type="string">
            <text:p>;</text:p>
          </table:table-cell>
          <table:table-cell table:style-name="ce213" table:formula="of:=[$Données.G12]" office:value-type="float" office:value="4" calcext:value-type="float">
            <text:p>4</text:p>
          </table:table-cell>
          <table:table-cell table:style-name="ce213" table:formula="of:=[$Données.H12]" office:value-type="string" office:string-value="]" calcext:value-type="string">
            <text:p>]</text:p>
          </table:table-cell>
          <table:table-cell table:style-name="ce377"/>
          <table:table-cell table:style-name="ce198"/>
          <table:table-cell table:style-name="Default"/>
          <table:table-cell/>
          <table:table-cell table:style-name="ce388" table:number-columns-repeated="4"/>
          <table:table-cell table:number-columns-repeated="2"/>
          <table:table-cell table:style-name="ce198" table:number-columns-repeated="2"/>
          <table:table-cell table:number-columns-repeated="34"/>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74"/>
          <table:table-cell table:style-name="ce255" table:number-columns-repeated="4"/>
          <table:table-cell table:style-name="ce221"/>
          <table:table-cell table:style-name="ce251" table:formula="of:=IF(AND([$Synthèse.$H$1];[.$AA$1]);IF([$Données.AY7]=[$Données.AZ7];1;0);&quot;&quot;)" office:value-type="boolean" office:boolean-value="false" calcext:value-type="boolean">
            <text:p>FAUX</text:p>
          </table:table-cell>
          <table:table-cell table:style-name="ce328" office:value-type="string" calcext:value-type="string" table:number-columns-spanned="3" table:number-rows-spanned="1">
            <text:p>Encadrement</text:p>
          </table:table-cell>
          <table:covered-table-cell table:number-columns-repeated="2" table:style-name="ce330"/>
          <table:table-cell table:style-name="ce334"/>
          <table:table-cell table:style-name="ce340" table:content-validation-name="val2"/>
          <table:table-cell table:style-name="ce342"/>
          <table:table-cell table:style-name="ce340" table:content-validation-name="val4"/>
          <table:table-cell table:style-name="ce334"/>
          <table:table-cell table:style-name="ce361"/>
          <table:table-cell table:style-name="ce251" table:formula="of:=IF(AND([$Synthèse.$H$1];[.$AA$1]);IF([$Données.AY12]=[$Données.AZ12];1;0);&quot;&quot;)" office:value-type="boolean" office:boolean-value="false" calcext:value-type="boolean">
            <text:p>FAUX</text:p>
          </table:table-cell>
          <table:table-cell table:style-name="ce198"/>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98"/>
          <table:table-cell table:number-columns-repeated="34"/>
        </table:table-row>
        <table:table-row table:style-name="ro6">
          <table:table-cell table:style-name="ce72" office:value-type="string" calcext:value-type="string" table:number-columns-spanned="3" table:number-rows-spanned="1">
            <text:p>Réponse</text:p>
          </table:table-cell>
          <table:covered-table-cell table:style-name="ce122"/>
          <table:covered-table-cell table:style-name="ce162"/>
          <table:table-cell table:style-name="ce192" table:formula="of:=IF(AND([.$AA$1];[.$AA$2];[$Synthèse.$H$1]);[$Données.N7];&quot;&quot;)">
            <text:p/>
          </table:table-cell>
          <table:table-cell table:style-name="ce192" table:formula="of:=IF(AND([.$AA$1];[.$AA$2];[$Synthèse.$H$1]);[$Données.O7];&quot;&quot;)">
            <text:p/>
          </table:table-cell>
          <table:table-cell table:style-name="ce192" table:formula="of:=IF(AND([.$AA$1];[.$AA$2];[$Synthèse.$H$1]);[$Données.P7];&quot;&quot;)">
            <text:p/>
          </table:table-cell>
          <table:table-cell table:style-name="ce192" table:formula="of:=IF(AND([.$AA$1];[.$AA$2];[$Synthèse.$H$1]);[$Données.Q7];&quot;&quot;)">
            <text:p/>
          </table:table-cell>
          <table:table-cell table:style-name="ce192" table:formula="of:=IF(AND([.$AA$1];[.$AA$2];[$Synthèse.$H$1]);[$Données.R7];&quot;&quot;)">
            <text:p/>
          </table:table-cell>
          <table:table-cell table:style-name="ce290"/>
          <table:table-cell table:style-name="ce19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2];&quot;&quot;)">
            <text:p/>
          </table:table-cell>
          <table:table-cell table:style-name="ce218" table:formula="of:=IF(AND([.$AA$1];[.$AA$2];[$Synthèse.$H$1]);[$Données.M12];&quot;&quot;)">
            <text:p/>
          </table:table-cell>
          <table:table-cell table:style-name="ce225" table:formula="of:=IF(AND([.$AA$1];[.$AA$2];[$Synthèse.$H$1]);[$Données.N12];&quot;&quot;)">
            <text:p/>
          </table:table-cell>
          <table:table-cell table:style-name="ce218" table:formula="of:=IF(AND([.$AA$1];[.$AA$2];[$Synthèse.$H$1]);[$Données.O12];&quot;&quot;)">
            <text:p/>
          </table:table-cell>
          <table:table-cell table:style-name="ce218" table:formula="of:=IF(AND([.$AA$1];[.$AA$2];[$Synthèse.$H$1]);[$Données.P12];&quot;&quot;)">
            <text:p/>
          </table:table-cell>
          <table:table-cell table:style-name="ce317"/>
          <table:table-cell table:style-name="ce198"/>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98"/>
          <table:table-cell table:number-columns-repeated="34"/>
        </table:table-row>
        <table:table-row table:style-name="ro6">
          <table:table-cell table:style-name="ce54" office:value-type="string" calcext:value-type="string" table:number-columns-spanned="3" table:number-rows-spanned="1">
            <text:p><text:s/>2°)</text:p>
          </table:table-cell>
          <table:covered-table-cell table:number-columns-repeated="2" table:style-name="ce119"/>
          <table:table-cell table:style-name="ce187" table:formula="of:=[Données.$B$8]" office:value-type="string" office:string-value="x" calcext:value-type="string">
            <text:p>x</text:p>
          </table:table-cell>
          <table:table-cell table:style-name="ce213" table:formula="of:=[Données.$C$8]" office:value-type="string" office:string-value="&gt;" calcext:value-type="string">
            <text:p>&gt;</text:p>
          </table:table-cell>
          <table:table-cell table:style-name="ce213" table:formula="of:=[Données.$D$8]" office:value-type="float" office:value="15" calcext:value-type="float">
            <text:p>15</text:p>
          </table:table-cell>
          <table:table-cell table:style-name="ce253"/>
          <table:table-cell table:style-name="ce119"/>
          <table:table-cell table:style-name="ce284"/>
          <table:table-cell table:style-name="ce198"/>
          <table:table-cell table:style-name="ce54" office:value-type="string" calcext:value-type="string" table:number-columns-spanned="3" table:number-rows-spanned="1">
            <text:p><text:s/>7°)</text:p>
          </table:table-cell>
          <table:covered-table-cell table:number-columns-repeated="2" table:style-name="ce119"/>
          <table:table-cell table:style-name="ce213" table:formula="of:=[$Données.B13]" office:value-type="float" office:value="1" calcext:value-type="float">
            <text:p>1</text:p>
          </table:table-cell>
          <table:table-cell table:style-name="ce213" table:formula="of:=[$Données.C13]" office:value-type="string" office:string-value="≤" calcext:value-type="string">
            <text:p>≤</text:p>
          </table:table-cell>
          <table:table-cell table:style-name="ce187" table:formula="of:=[$Données.D13]" office:value-type="string" office:string-value="x" calcext:value-type="string">
            <text:p>x</text:p>
          </table:table-cell>
          <table:table-cell table:style-name="ce213" table:formula="of:=[$Données.E13]" office:value-type="string" office:string-value="≤" calcext:value-type="string">
            <text:p>≤</text:p>
          </table:table-cell>
          <table:table-cell table:style-name="ce213" table:formula="of:=[$Données.F13]" office:value-type="float" office:value="16" calcext:value-type="float">
            <text:p>16</text:p>
          </table:table-cell>
          <table:table-cell table:style-name="ce378"/>
          <table:table-cell table:style-name="ce198"/>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AND([$Synthèse.$H$1];[.$AA$1]);IF([$Données.AY8]=[$Données.AZ8];1;0);&quot;&quot;)" office:value-type="boolean" office:boolean-value="false" calcext:value-type="boolean">
            <text:p>FAUX</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AND([$Synthèse.$H$1];[.$AA$1]);IF([$Données.AY13]=[$Données.AZ13];1;0);&quot;&quot;)" office:value-type="boolean" office:boolean-value="false" calcext:value-type="boolean">
            <text:p>FAUX</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table-cell table:number-columns-repeated="41"/>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3];&quot;&quot;)">
            <text:p/>
          </table:table-cell>
          <table:table-cell table:style-name="ce218" table:formula="of:=IF(AND([.$AA$1];[.$AA$2];[$Synthèse.$H$1]);[$Données.O13];&quot;&quot;)">
            <text:p/>
          </table:table-cell>
          <table:table-cell table:style-name="ce218" table:formula="of:=IF(AND([.$AA$1];[.$AA$2];[$Synthèse.$H$1]);[$Données.P13];&quot;&quot;)">
            <text:p/>
          </table:table-cell>
          <table:table-cell table:style-name="ce218" table:formula="of:=IF(AND([.$AA$1];[.$AA$2];[$Synthèse.$H$1]);[$Données.Q13];&quot;&quot;)">
            <text:p/>
          </table:table-cell>
          <table:table-cell table:style-name="ce218" table:formula="of:=IF(AND([.$AA$1];[.$AA$2];[$Synthèse.$H$1]);[$Données.R13];&quot;&quot;)">
            <text:p/>
          </table:table-cell>
          <table:table-cell table:style-name="ce317"/>
          <table:table-cell table:style-name="ce198"/>
          <table:table-cell table:style-name="Default"/>
          <table:table-cell table:style-name="ce379"/>
          <table:table-cell table:style-name="Default" table:number-columns-repeated="6"/>
          <table:table-cell table:number-columns-repeated="36"/>
        </table:table-row>
        <table:table-row table:style-name="ro6">
          <table:table-cell table:style-name="ce78" office:value-type="string" calcext:value-type="string" table:number-columns-spanned="3" table:number-rows-spanned="2">
            <text:p>Réponse</text:p>
          </table:table-cell>
          <table:covered-table-cell table:style-name="ce117"/>
          <table:covered-table-cell table:style-name="ce92"/>
          <table:table-cell table:style-name="ce201" table:formula="of:=IF(AND([.$AA$1];[.$AA$2];[$Synthèse.$H$1]);[$Données.T8];&quot;&quot;)">
            <text:p/>
          </table:table-cell>
          <table:table-cell table:style-name="ce237" table:formula="of:=IF(AND([.$AA$1];[.$AA$2];[$Synthèse.$H$1]);[$Données.T8];&quot;&quot;)">
            <text:p/>
          </table:table-cell>
          <table:table-cell table:style-name="ce237" table:formula="of:=IF(AND([.$AA$1];[.$AA$2];[$Synthèse.$H$1]);[$Données.V8];&quot;&quot;)">
            <text:p/>
          </table:table-cell>
          <table:table-cell table:style-name="ce237" table:formula="of:=IF(AND([.$AA$1];[.$AA$2];[$Synthèse.$H$1]);[$Données.W8];&quot;&quot;)">
            <text:p/>
          </table:table-cell>
          <table:table-cell table:style-name="ce237" table:formula="of:=IF(AND([.$AA$1];[.$AA$2];[$Synthèse.$H$1]);[$Données.W8];&quot;&quot;)">
            <text:p/>
          </table:table-cell>
          <table:table-cell table:style-name="ce295"/>
          <table:table-cell table:style-name="ce266"/>
          <table:table-cell table:style-name="ce54" office:value-type="string" calcext:value-type="string">
            <text:p><text:s/>8°)</text:p>
          </table:table-cell>
          <table:table-cell table:style-name="ce119" table:number-columns-repeated="2"/>
          <table:table-cell table:style-name="ce213" table:formula="of:=[$Données.C14]" office:value-type="string" office:string-value="//////////" calcext:value-type="string">
            <text:p>//////////</text:p>
          </table:table-cell>
          <table:table-cell table:style-name="ce213" table:formula="of:=[$Données.D14]" office:value-type="string" office:string-value="[" calcext:value-type="string">
            <text:p>[</text:p>
          </table:table-cell>
          <table:table-cell table:style-name="ce364"/>
          <table:table-cell table:style-name="ce213" table:formula="of:=[$Données.F14]" office:value-type="string" office:string-value="[" calcext:value-type="string">
            <text:p>[</text:p>
          </table:table-cell>
          <table:table-cell table:style-name="ce213" table:formula="of:=[$Données.G14]" office:value-type="string" office:string-value="//////////" calcext:value-type="string">
            <text:p>//////////</text:p>
          </table:table-cell>
          <table:table-cell table:style-name="ce284"/>
          <table:table-cell table:style-name="ce198"/>
          <table:table-cell table:style-name="Default"/>
          <table:table-cell table:style-name="ce379"/>
          <table:table-cell table:style-name="Default" table:number-columns-repeated="6"/>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43"/>
          <table:table-cell table:style-name="ce243" table:formula="of:=IF(AND([.$AA$1];[.$AA$2];[$Synthèse.$H$1]);[$Données.Y8];&quot;&quot;)">
            <text:p/>
          </table:table-cell>
          <table:table-cell table:style-name="ce243"/>
          <table:table-cell table:style-name="ce261" office:value-type="string" calcext:value-type="string">
            <text:p>+∞</text:p>
          </table:table-cell>
          <table:table-cell table:style-name="ce297"/>
          <table:table-cell table:style-name="ce198"/>
          <table:table-cell table:style-name="ce82" table:number-columns-spanned="3" table:number-rows-spanned="1"/>
          <table:covered-table-cell table:number-columns-repeated="2" table:style-name="ce151"/>
          <table:table-cell table:style-name="ce214" office:value-type="string" calcext:value-type="string">
            <text:p>-<text:span text:style-name="T8">∞</text:span></text:p>
          </table:table-cell>
          <table:table-cell table:style-name="ce354" table:formula="of:=[$Données.B14]" office:value-type="float" office:value="-13" calcext:value-type="float">
            <text:p>-13</text:p>
          </table:table-cell>
          <table:table-cell table:style-name="ce354"/>
          <table:table-cell table:style-name="ce354" table:formula="of:=[$Données.H14]" office:value-type="float" office:value="0" calcext:value-type="float">
            <text:p>0</text:p>
          </table:table-cell>
          <table:table-cell table:style-name="ce262" office:value-type="string" calcext:value-type="string">
            <text:p>+∞</text:p>
          </table:table-cell>
          <table:table-cell table:style-name="ce299"/>
          <table:table-cell table:style-name="ce198"/>
          <table:table-cell table:style-name="Default" table:number-columns-repeated="8"/>
          <table:table-cell table:style-name="ce135"/>
          <table:table-cell table:number-columns-repeated="35"/>
        </table:table-row>
        <table:table-row table:style-name="ro6">
          <table:table-cell table:style-name="ce54" office:value-type="string" calcext:value-type="string" table:number-columns-spanned="3" table:number-rows-spanned="1">
            <text:p><text:s/>3°)</text:p>
          </table:table-cell>
          <table:covered-table-cell table:number-columns-repeated="2" table:style-name="ce119"/>
          <table:table-cell table:style-name="ce213" table:formula="of:=[$Données.B9]">
            <text:p/>
          </table:table-cell>
          <table:table-cell table:style-name="ce213" table:formula="of:=[.D12]">
            <text:p/>
          </table:table-cell>
          <table:table-cell table:style-name="ce213" table:formula="of:=[$Données.E9]" office:value-type="string" office:string-value="]" calcext:value-type="string">
            <text:p>]</text:p>
          </table:table-cell>
          <table:table-cell table:style-name="ce253" table:formula="of:=[$Données.F9]" office:value-type="string" office:string-value="//////////" calcext:value-type="string">
            <text:p>//////////</text:p>
          </table:table-cell>
          <table:table-cell table:style-name="ce119" table:formula="of:=[.G12]" office:value-type="string" office:string-value="//////////" calcext:value-type="string">
            <text:p>//////////</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AND([$Synthèse.$H$1];[.$AA$1]);IF([$Données.AY14]=[$Données.AZ14];1;0);&quot;&quot;)" office:value-type="boolean" office:boolean-value="false" calcext:value-type="boolean">
            <text:p>FAUX</text:p>
          </table:table-cell>
          <table:table-cell table:style-name="Default" table:number-columns-repeated="8"/>
          <table:table-cell table:style-name="ce401"/>
          <table:table-cell table:number-columns-repeated="35"/>
        </table:table-row>
        <table:table-row table:style-name="ro6">
          <table:table-cell table:style-name="ce82" table:number-columns-spanned="3" table:number-rows-spanned="1"/>
          <table:covered-table-cell table:number-columns-repeated="2" table:style-name="ce148"/>
          <table:table-cell table:style-name="ce214" office:value-type="string" calcext:value-type="string">
            <text:p>-<text:span text:style-name="T8">∞</text:span></text:p>
          </table:table-cell>
          <table:table-cell table:style-name="ce246"/>
          <table:table-cell table:style-name="ce249" table:formula="of:=[$Données.H9]" office:value-type="float" office:value="4" calcext:value-type="float">
            <text:p>4</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4];&quot;&quot;)">
            <text:p/>
          </table:table-cell>
          <table:table-cell table:style-name="ce218" table:formula="of:=IF(AND([.$AA$1];[.$AA$2];[$Synthèse.$H$1]);[$Données.O14];&quot;&quot;)">
            <text:p/>
          </table:table-cell>
          <table:table-cell table:style-name="ce218" table:formula="of:=IF(AND([.$AA$1];[.$AA$2];[$Synthèse.$H$1]);[$Données.P14];&quot;&quot;)">
            <text:p/>
          </table:table-cell>
          <table:table-cell table:style-name="ce218" table:formula="of:=IF(AND([.$AA$1];[.$AA$2];[$Synthèse.$H$1]);[$Données.Q14];&quot;&quot;)">
            <text:p/>
          </table:table-cell>
          <table:table-cell table:style-name="ce218" table:formula="of:=IF(AND([.$AA$1];[.$AA$2];[$Synthèse.$H$1]);[$Données.R14];&quot;&quot;)">
            <text:p/>
          </table:table-cell>
          <table:table-cell table:style-name="ce317"/>
          <table:table-cell/>
          <table:table-cell table:style-name="Default" table:number-columns-repeated="8"/>
          <table:table-cell table:number-columns-repeated="36"/>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AND([$Synthèse.$H$1];[.$AA$1]);IF([$Données.AY9]=[$Données.AZ9];1;0);&quot;&quot;)" office:value-type="boolean" office:boolean-value="false" calcext:value-type="boolean">
            <text:p>FAUX</text:p>
          </table:table-cell>
          <table:table-cell table:style-name="ce54" office:value-type="string" calcext:value-type="string">
            <text:p><text:s/>9°)</text:p>
          </table:table-cell>
          <table:table-cell table:style-name="ce119" table:number-columns-repeated="2"/>
          <table:table-cell table:style-name="ce213"/>
          <table:table-cell table:style-name="ce213" table:formula="of:=[$Données.D15]" office:value-type="string" office:string-value="]" calcext:value-type="string">
            <text:p>]</text:p>
          </table:table-cell>
          <table:table-cell table:style-name="ce368" table:formula="of:=[$Données.$E15]" office:value-type="string" office:string-value="//////////" calcext:value-type="string">
            <text:p>//////////</text:p>
          </table:table-cell>
          <table:table-cell table:style-name="ce213" table:formula="of:=[$Données.F15]" office:value-type="string" office:string-value="]" calcext:value-type="string">
            <text:p>]</text:p>
          </table:table-cell>
          <table:table-cell table:style-name="ce213"/>
          <table:table-cell table:style-name="ce119" table:number-columns-repeated="2"/>
          <table:table-cell table:style-name="ce396" table:number-columns-repeated="3"/>
          <table:table-cell table:style-name="ce406"/>
          <table:table-cell table:style-name="Default" table:number-columns-repeated="3"/>
          <table:table-cell table:style-name="ce401"/>
          <table:table-cell table:number-columns-repeated="36"/>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9];&quot;&quot;)">
            <text:p/>
          </table:table-cell>
          <table:table-cell table:style-name="ce218" table:formula="of:=IF(AND([.$AA$1];[.$AA$2];[$Synthèse.$H$1]);[$Données.O9];&quot;&quot;)">
            <text:p/>
          </table:table-cell>
          <table:table-cell table:style-name="ce218" table:formula="of:=IF(AND([.$AA$1];[.$AA$2];[$Synthèse.$H$1]);[$Données.P9];&quot;&quot;)">
            <text:p/>
          </table:table-cell>
          <table:table-cell table:style-name="ce218" table:formula="of:=IF(AND([.$AA$1];[.$AA$2];[$Synthèse.$H$1]);[$Données.Q9];&quot;&quot;)">
            <text:p/>
          </table:table-cell>
          <table:table-cell table:style-name="ce218" table:formula="of:=IF(AND([.$AA$1];[.$AA$2];[$Synthèse.$H$1]);[$Données.R9];&quot;&quot;)">
            <text:p/>
          </table:table-cell>
          <table:table-cell table:style-name="ce317"/>
          <table:table-cell table:style-name="ce274"/>
          <table:table-cell table:style-name="ce82" table:number-columns-spanned="3" table:number-rows-spanned="1"/>
          <table:covered-table-cell table:number-columns-repeated="2" table:style-name="ce148"/>
          <table:table-cell table:style-name="ce214" office:value-type="string" calcext:value-type="string">
            <text:p>-<text:span text:style-name="T8">∞</text:span></text:p>
          </table:table-cell>
          <table:table-cell table:style-name="ce354" table:formula="of:=[$Données.B15]" office:value-type="float" office:value="-14" calcext:value-type="float">
            <text:p>-14</text:p>
          </table:table-cell>
          <table:table-cell table:style-name="ce354"/>
          <table:table-cell table:style-name="ce354" table:formula="of:=[$Données.H15]" office:value-type="float" office:value="-3" calcext:value-type="float">
            <text:p>-3</text:p>
          </table:table-cell>
          <table:table-cell table:style-name="ce262" office:value-type="string" calcext:value-type="string">
            <text:p>+∞</text:p>
          </table:table-cell>
          <table:table-cell table:style-name="ce148"/>
          <table:table-cell table:style-name="ce393" table:number-columns-repeated="4"/>
          <table:table-cell table:style-name="ce407"/>
          <table:table-cell table:number-columns-repeated="40"/>
        </table:table-row>
        <table:table-row table:style-name="ro6">
          <table:table-cell table:style-name="ce54" office:value-type="string" calcext:value-type="string" table:number-columns-spanned="3" table:number-rows-spanned="1">
            <text:p><text:s/>4°)</text:p>
          </table:table-cell>
          <table:covered-table-cell table:number-columns-repeated="2" table:style-name="ce119"/>
          <table:table-cell table:style-name="ce213" table:formula="of:=[$Données.B10]">
            <text:p/>
          </table:table-cell>
          <table:table-cell table:style-name="ce213" table:formula="of:=[.D16]">
            <text:p/>
          </table:table-cell>
          <table:table-cell table:style-name="ce213" table:formula="of:=[$Données.E10]" office:value-type="string" office:string-value="[" calcext:value-type="string">
            <text:p>[</text:p>
          </table:table-cell>
          <table:table-cell table:style-name="ce253" table:formula="of:=[$Données.F10]" office:value-type="string" office:string-value="//////////" calcext:value-type="string">
            <text:p>//////////</text:p>
          </table:table-cell>
          <table:table-cell table:style-name="ce119" table:formula="of:=[.G16]" office:value-type="string" office:string-value="//////////" calcext:value-type="string">
            <text:p>//////////</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AND([$Synthèse.$H$1];[.$AA$1]);IF([$Données.AY15]=[$Données.AZ15];1;0);&quot;&quot;)" office:value-type="boolean" office:boolean-value="false" calcext:value-type="boolean">
            <text:p>FAUX</text:p>
          </table:table-cell>
          <table:table-cell table:number-columns-repeated="39"/>
        </table:table-row>
        <table:table-row table:style-name="ro6">
          <table:table-cell table:style-name="ce83"/>
          <table:table-cell table:style-name="ce151" table:number-columns-repeated="2"/>
          <table:table-cell table:style-name="ce214" office:value-type="string" calcext:value-type="string">
            <text:p>-<text:span text:style-name="T8">∞</text:span></text:p>
          </table:table-cell>
          <table:table-cell table:style-name="ce246"/>
          <table:table-cell table:style-name="ce249" table:formula="of:=[$Données.H10]" office:value-type="float" office:value="13" calcext:value-type="float">
            <text:p>13</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5];&quot;&quot;)">
            <text:p/>
          </table:table-cell>
          <table:table-cell table:style-name="ce218" table:formula="of:=IF(AND([.$AA$1];[.$AA$2];[$Synthèse.$H$1]);[$Données.O15];&quot;&quot;)">
            <text:p/>
          </table:table-cell>
          <table:table-cell table:style-name="ce218" table:formula="of:=IF(AND([.$AA$1];[.$AA$2];[$Synthèse.$H$1]);[$Données.P15];&quot;&quot;)">
            <text:p/>
          </table:table-cell>
          <table:table-cell table:style-name="ce218" table:formula="of:=IF(AND([.$AA$1];[.$AA$2];[$Synthèse.$H$1]);[$Données.Q15];&quot;&quot;)">
            <text:p/>
          </table:table-cell>
          <table:table-cell table:style-name="ce218" table:formula="of:=IF(AND([.$AA$1];[.$AA$2];[$Synthèse.$H$1]);[$Données.R15];&quot;&quot;)">
            <text:p/>
          </table:table-cell>
          <table:table-cell table:style-name="ce381" table:formula="of:=IF(AND([.$AA$1];[.$AA$2];[$Synthèse.$H$1]);[$Données.S15];&quot;&quot;)">
            <text:p/>
          </table:table-cell>
          <table:table-cell table:style-name="ce218" table:formula="of:=IF(AND([.$AA$1];[.$AA$2];[$Synthèse.$H$1]);[$Données.T15];&quot;&quot;)">
            <text:p/>
          </table:table-cell>
          <table:table-cell table:style-name="ce218" table:formula="of:=IF(AND([.$AA$1];[.$AA$2];[$Synthèse.$H$1]);[$Données.U15];&quot;&quot;)">
            <text:p/>
          </table:table-cell>
          <table:table-cell table:style-name="ce218" table:formula="of:=IF(AND([.$AA$1];[.$AA$2];[$Synthèse.$H$1]);[$Données.V15];&quot;&quot;)">
            <text:p/>
          </table:table-cell>
          <table:table-cell table:style-name="ce218" table:formula="of:=IF(AND([.$AA$1];[.$AA$2];[$Synthèse.$H$1]);[$Données.W15];&quot;&quot;)">
            <text:p/>
          </table:table-cell>
          <table:table-cell table:style-name="ce317" table:formula="of:=IF(AND([.$AA$1];[.$AA$2];[$Synthèse.$H$1]);[$Données.X15];&quot;&quot;)">
            <text:p/>
          </table:table-cell>
          <table:table-cell table:number-columns-repeated="40"/>
        </table:table-row>
        <table:table-row table:style-name="ro6">
          <table:table-cell table:style-name="ce80" office:value-type="string" calcext:value-type="string" table:number-columns-spanned="3" table:number-rows-spanned="1">
            <text:p>Inéquation</text:p>
          </table:table-cell>
          <table:covered-table-cell table:style-name="ce92"/>
          <table:covered-table-cell table:style-name="ce163"/>
          <table:table-cell table:style-name="ce165"/>
          <table:table-cell table:style-name="ce224" table:content-validation-name="val1"/>
          <table:table-cell table:style-name="ce255"/>
          <table:table-cell table:style-name="ce516" table:number-columns-repeated="2"/>
          <table:table-cell table:style-name="ce239"/>
          <table:table-cell table:style-name="ce251" table:formula="of:=IF(AND([$Synthèse.$H$1];[.$AA$1]);IF([$Données.AY10]=[$Données.AZ10];1;0);&quot;&quot;)" office:value-type="boolean" office:boolean-value="false" calcext:value-type="boolean">
            <text:p>FAUX</text:p>
          </table:table-cell>
          <table:table-cell table:style-name="ce326" office:value-type="string" calcext:value-type="string" table:number-columns-spanned="2" table:number-rows-spanned="1">
            <text:p><text:s/>10°)</text:p>
          </table:table-cell>
          <table:covered-table-cell table:style-name="ce344"/>
          <table:table-cell table:style-name="ce119" office:value-type="string" calcext:value-type="string">
            <text:p><text:span text:style-name="T7">S</text:span> =</text:p>
          </table:table-cell>
          <table:table-cell table:style-name="ce213" table:formula="of:=[$Données.D16]" office:value-type="string" office:string-value="]" calcext:value-type="string">
            <text:p>]</text:p>
          </table:table-cell>
          <table:table-cell table:style-name="ce213" table:formula="of:=[$Données.E16]" office:value-type="string" office:string-value="-∞" calcext:value-type="string">
            <text:p>-∞</text:p>
          </table:table-cell>
          <table:table-cell table:style-name="ce213" table:formula="of:=[$Données.F16]" office:value-type="string" office:string-value=";" calcext:value-type="string">
            <text:p>;</text:p>
          </table:table-cell>
          <table:table-cell table:style-name="ce213" table:formula="of:=[$Données.G16]" office:value-type="float" office:value="-1" calcext:value-type="float">
            <text:p>-1</text:p>
          </table:table-cell>
          <table:table-cell table:style-name="ce213" table:formula="of:=[$Données.H16]" office:value-type="string" office:string-value="[" calcext:value-type="string">
            <text:p>[</text:p>
          </table:table-cell>
          <table:table-cell table:style-name="ce382" table:formula="of:=[$Données.I16]" office:value-type="string" office:string-value="" calcext:value-type="string">
            <text:p></text:p>
          </table:table-cell>
          <table:table-cell table:style-name="ce213" table:formula="of:=[$Données.J16]" office:value-type="string" office:string-value="]" calcext:value-type="string">
            <text:p>]</text:p>
          </table:table-cell>
          <table:table-cell table:style-name="ce213" table:formula="of:=[$Données.K16]" office:value-type="float" office:value="8" calcext:value-type="float">
            <text:p>8</text:p>
          </table:table-cell>
          <table:table-cell table:style-name="ce213" table:formula="of:=[$Données.L16]" office:value-type="string" office:string-value=";" calcext:value-type="string">
            <text:p>;</text:p>
          </table:table-cell>
          <table:table-cell table:style-name="ce213" table:formula="of:=[$Données.M16]" office:value-type="string" office:string-value="+∞" calcext:value-type="string">
            <text:p>+∞</text:p>
          </table:table-cell>
          <table:table-cell table:style-name="ce377" table:formula="of:=[$Données.N16]" office:value-type="string" office:string-value="[" calcext:value-type="string">
            <text:p>[</text:p>
          </table:table-cell>
          <table:table-cell table:number-columns-repeated="40"/>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25" table:formula="of:=IF(AND([.$AA$1];[.$AA$2];[$Synthèse.$H$1]);[$Données.L10];&quot;&quot;)">
            <text:p/>
          </table:table-cell>
          <table:table-cell table:style-name="ce218" table:formula="of:=IF(AND([.$AA$1];[.$AA$2];[$Synthèse.$H$1]);[$Données.M10];&quot;&quot;)">
            <text:p/>
          </table:table-cell>
          <table:table-cell table:style-name="ce218" table:formula="of:=IF(AND([.$AA$1];[.$AA$2];[$Synthèse.$H$1]);[$Données.N10];&quot;&quot;)">
            <text:p/>
          </table:table-cell>
          <table:table-cell table:style-name="ce218" table:number-columns-repeated="2"/>
          <table:table-cell table:style-name="ce317"/>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255"/>
          <table:table-cell table:style-name="ce147"/>
          <table:table-cell table:style-name="ce152"/>
          <table:table-cell table:style-name="ce147"/>
          <table:table-cell table:style-name="ce255"/>
          <table:table-cell table:style-name="ce227"/>
          <table:table-cell table:style-name="Default"/>
          <table:table-cell table:number-columns-repeated="3"/>
          <table:table-cell table:style-name="ce374"/>
          <table:table-cell table:style-name="ce251" table:formula="of:=IF(AND([$Synthèse.$H$1];[.$AA$1]);IF([$Données.AY16]=[$Données.AZ16];1;0);&quot;&quot;)" office:value-type="boolean" office:boolean-value="false" calcext:value-type="boolean">
            <text:p>FAUX</text:p>
          </table:table-cell>
          <table:table-cell table:number-columns-repeated="39"/>
        </table:table-row>
        <table:table-row table:style-name="ro6">
          <table:table-cell table:style-name="ce54" office:value-type="string" calcext:value-type="string" table:number-columns-spanned="3" table:number-rows-spanned="1">
            <text:p><text:s/>5°)</text:p>
          </table:table-cell>
          <table:covered-table-cell table:number-columns-repeated="2" table:style-name="ce119"/>
          <table:table-cell table:style-name="ce213" table:formula="of:=[$Données.B11]" office:value-type="float" office:value="-2" calcext:value-type="float">
            <text:p>-2</text:p>
          </table:table-cell>
          <table:table-cell table:style-name="ce213" table:formula="of:=[$Données.C11]" office:value-type="string" office:string-value="≤" calcext:value-type="string">
            <text:p>≤</text:p>
          </table:table-cell>
          <table:table-cell table:style-name="ce187" table:formula="of:=[$Données.D11]" office:value-type="string" office:string-value="x" calcext:value-type="string">
            <text:p>x</text:p>
          </table:table-cell>
          <table:table-cell table:style-name="ce213" table:formula="of:=[$Données.E11]" office:value-type="string" office:string-value="&lt;" calcext:value-type="string">
            <text:p>&lt;</text:p>
          </table:table-cell>
          <table:table-cell table:style-name="ce213" table:formula="of:=[$Données.F11]" office:value-type="float" office:value="4" calcext:value-type="float">
            <text:p>4</text:p>
          </table:table-cell>
          <table:table-cell table:style-name="ce32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63"/>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AND([$Synthèse.$H$1];[.$AA$1]);IF([$Données.AY11]=[$Données.AZ11];1;0);&quot;&quot;)" office:value-type="boolean" office:boolean-value="false" calcext:value-type="boolean">
            <text:p>FAUX</text:p>
          </table:table-cell>
          <table:table-cell table:style-name="ce78" office:value-type="string" calcext:value-type="string" table:number-columns-spanned="3" table:number-rows-spanned="2">
            <text:p>Réponse</text:p>
          </table:table-cell>
          <table:covered-table-cell table:number-columns-repeated="2" table:style-name="ce198"/>
          <table:table-cell table:style-name="ce351"/>
          <table:table-cell table:style-name="ce355" table:formula="of:=IF(AND([.$AA$1];[.$AA$2];[$Synthèse.$H$1]);[$Données.R16];&quot;&quot;)">
            <text:p/>
          </table:table-cell>
          <table:table-cell table:style-name="ce355" table:formula="of:=IF(AND([.$AA$1];[.$AA$2];[$Synthèse.$H$1]);[$Données.S16];&quot;&quot;)">
            <text:p/>
          </table:table-cell>
          <table:table-cell table:style-name="ce355" table:formula="of:=IF(AND([.$AA$1];[.$AA$2];[$Synthèse.$H$1]);[$Données.T16];&quot;&quot;)">
            <text:p/>
          </table:table-cell>
          <table:table-cell table:style-name="ce371"/>
          <table:table-cell table:style-name="ce385"/>
          <table:table-cell table:style-name="ce394" table:number-columns-repeated="4"/>
          <table:table-cell table:style-name="ce410"/>
          <table:table-cell table:number-columns-repeated="40"/>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98"/>
          <table:table-cell table:style-name="ce356"/>
          <table:table-cell table:style-name="ce197" office:value-type="string" calcext:value-type="string">
            <text:p>+∞</text:p>
          </table:table-cell>
          <table:table-cell table:style-name="ce231"/>
          <table:table-cell table:style-name="ce198"/>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358" table:formula="of:=IF(AND([.$AA$1];[.$AA$2];[$Synthèse.$H$1]);[$Données.P16];&quot;&quot;)">
            <text:p/>
          </table:table-cell>
          <table:table-cell table:style-name="ce243"/>
          <table:table-cell table:style-name="ce358" table:formula="of:=IF(AND([.$AA$1];[.$AA$2];[$Synthèse.$H$1]);[$Données.V16];&quot;&quot;)">
            <text:p/>
          </table:table-cell>
          <table:table-cell table:style-name="ce261" office:value-type="string" calcext:value-type="string">
            <text:p>+∞</text:p>
          </table:table-cell>
          <table:table-cell table:style-name="ce392"/>
          <table:table-cell table:style-name="ce395" table:number-columns-repeated="4"/>
          <table:table-cell table:style-name="ce411"/>
          <table:table-cell table:number-columns-repeated="40"/>
        </table:table-row>
        <table:table-row table:style-name="ro6">
          <table:table-cell table:style-name="ce78" office:value-type="string" calcext:value-type="string" table:number-columns-spanned="3" table:number-rows-spanned="2">
            <text:p>Réponse</text:p>
          </table:table-cell>
          <table:covered-table-cell table:number-columns-repeated="2" table:style-name="ce126"/>
          <table:table-cell table:style-name="ce228" table:formula="of:=IF(AND([.$AA$1];[.$AA$2];[$Synthèse.$H$1]);[$Données.M11];&quot;&quot;)">
            <text:p/>
          </table:table-cell>
          <table:table-cell table:style-name="ce201" table:formula="of:=IF(AND([.$AA$1];[.$AA$2];[$Synthèse.$H$1]);[$Données.N11];&quot;&quot;)">
            <text:p/>
          </table:table-cell>
          <table:table-cell table:style-name="ce201"/>
          <table:table-cell table:style-name="ce201" table:formula="of:=IF(AND([.$AA$1];[.$AA$2];[$Synthèse.$H$1]);[$Données.P11];&quot;&quot;)">
            <text:p/>
          </table:table-cell>
          <table:table-cell table:style-name="ce201" table:formula="of:=IF(AND([.$AA$1];[.$AA$2];[$Synthèse.$H$1]);[$Données.Q11];&quot;&quot;)">
            <text:p/>
          </table:table-cell>
          <table:table-cell table:style-name="ce295"/>
          <table:table-cell table:style-name="ce198"/>
          <table:table-cell table:style-name="ce54" office:value-type="string" calcext:value-type="string">
            <text:p><text:s/>11°)</text:p>
          </table:table-cell>
          <table:table-cell table:style-name="ce119" table:number-columns-repeated="2"/>
          <table:table-cell table:style-name="ce213" table:formula="of:=[$Données.C17]" office:value-type="string" office:string-value="//////////" calcext:value-type="string">
            <text:p>//////////</text:p>
          </table:table-cell>
          <table:table-cell table:style-name="ce213" table:formula="of:=[$Données.D17]" office:value-type="string" office:string-value="]" calcext:value-type="string">
            <text:p>]</text:p>
          </table:table-cell>
          <table:table-cell table:style-name="ce364"/>
          <table:table-cell table:style-name="ce213" table:formula="of:=[$Données.F17]" office:value-type="string" office:string-value="]" calcext:value-type="string">
            <text:p>]</text:p>
          </table:table-cell>
          <table:table-cell table:style-name="ce213" table:formula="of:=[$Données.G17]" office:value-type="string" office:string-value="//////////" calcext:value-type="string">
            <text:p>//////////</text:p>
          </table:table-cell>
          <table:table-cell table:style-name="ce284"/>
          <table:table-cell table:style-name="ce198" table:number-columns-repeated="9"/>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18" table:formula="of:=IF(AND([.$AA$1];[.$AA$2];[$Synthèse.$H$1]);[$Données.L11];&quot;&quot;)">
            <text:p/>
          </table:table-cell>
          <table:table-cell table:style-name="ce243"/>
          <table:table-cell table:style-name="ce218" table:formula="of:=IF(AND([.$AA$1];[.$AA$2];[$Synthèse.$H$1]);[$Données.R11];&quot;&quot;)">
            <text:p/>
          </table:table-cell>
          <table:table-cell table:style-name="ce261" office:value-type="string" calcext:value-type="string">
            <text:p>+∞</text:p>
          </table:table-cell>
          <table:table-cell table:style-name="ce297"/>
          <table:table-cell table:style-name="ce198"/>
          <table:table-cell table:style-name="ce83"/>
          <table:table-cell table:style-name="ce151" table:number-columns-repeated="2"/>
          <table:table-cell table:style-name="ce214" office:value-type="string" calcext:value-type="string">
            <text:p>-<text:span text:style-name="T8">∞</text:span></text:p>
          </table:table-cell>
          <table:table-cell table:style-name="ce354" table:formula="of:=[$Données.B17]" office:value-type="float" office:value="5" calcext:value-type="float">
            <text:p>5</text:p>
          </table:table-cell>
          <table:table-cell table:style-name="ce354"/>
          <table:table-cell table:style-name="ce354" table:formula="of:=[$Données.H17]" office:value-type="float" office:value="13" calcext:value-type="float">
            <text:p>13</text:p>
          </table:table-cell>
          <table:table-cell table:style-name="ce262" office:value-type="string" calcext:value-type="string">
            <text:p>+∞</text:p>
          </table:table-cell>
          <table:table-cell table:style-name="ce299"/>
          <table:table-cell table:style-name="ce198" table:number-columns-repeated="9"/>
          <table:table-cell table:number-columns-repeated="36"/>
        </table:table-row>
        <table:table-row table:style-name="ro6">
          <table:table-cell table:style-name="ce198" table:number-columns-repeated="10"/>
          <table:table-cell table:style-name="ce80" office:value-type="string" calcext:value-type="string" table:number-columns-spanned="3" table:number-rows-spanned="1">
            <text:p>Encadrement</text:p>
          </table:table-cell>
          <table:covered-table-cell table:style-name="ce92"/>
          <table:covered-table-cell table:style-name="ce163"/>
          <table:table-cell table:style-name="ce255"/>
          <table:table-cell table:style-name="ce224" table:content-validation-name="val3"/>
          <table:table-cell table:style-name="ce165"/>
          <table:table-cell table:style-name="ce224" table:content-validation-name="val5"/>
          <table:table-cell table:style-name="ce255"/>
          <table:table-cell table:style-name="ce239"/>
          <table:table-cell table:style-name="ce251" table:formula="of:=IF(AND([$Synthèse.$H$1];[.$AA$1]);IF([$Données.AY17]=[$Données.AZ17];1;0);&quot;&quot;)" office:value-type="boolean" office:boolean-value="false" calcext:value-type="boolean">
            <text:p>FAUX</text:p>
          </table:table-cell>
          <table:table-cell table:style-name="ce198" table:number-columns-repeated="8"/>
          <table:table-cell table:number-columns-repeated="36"/>
        </table:table-row>
        <table:table-row table:style-name="ro6">
          <table:table-cell table:style-name="ce198" table:number-columns-repeated="9"/>
          <table:table-cell/>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7];&quot;&quot;)">
            <text:p/>
          </table:table-cell>
          <table:table-cell table:style-name="ce218" table:formula="of:=IF(AND([.$AA$1];[.$AA$2];[$Synthèse.$H$1]);[$Données.M17];&quot;&quot;)">
            <text:p/>
          </table:table-cell>
          <table:table-cell table:style-name="ce225" table:formula="of:=IF(AND([.$AA$1];[.$AA$2];[$Synthèse.$H$1]);[$Données.N17];&quot;&quot;)">
            <text:p/>
          </table:table-cell>
          <table:table-cell table:style-name="ce218" table:formula="of:=IF(AND([.$AA$1];[.$AA$2];[$Synthèse.$H$1]);[$Données.O17];&quot;&quot;)">
            <text:p/>
          </table:table-cell>
          <table:table-cell table:style-name="ce218" table:formula="of:=IF(AND([.$AA$1];[.$AA$2];[$Synthèse.$H$1]);[$Données.P17];&quot;&quot;)">
            <text:p/>
          </table:table-cell>
          <table:table-cell table:style-name="ce317"/>
          <table:table-cell table:style-name="ce198" table:number-columns-repeated="9"/>
          <table:table-cell table:number-columns-repeated="36"/>
        </table:table-row>
        <table:table-row table:style-name="ro6">
          <table:table-cell table:style-name="ce198" table:number-columns-repeated="9"/>
          <table:table-cell table:number-columns-repeated="55"/>
        </table:table-row>
        <table:table-row table:style-name="ro6">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98"/>
          <table:table-cell table:number-columns-repeated="55"/>
        </table:table-row>
        <table:table-row table:style-name="ro6" table:number-rows-repeated="1048510">
          <table:table-cell table:number-columns-repeated="64"/>
        </table:table-row>
        <table:table-row table:style-name="ro7" table:number-rows-repeated="37">
          <table:table-cell table:number-columns-repeated="64"/>
        </table:table-row>
        <table:table-row table:style-name="ro7">
          <table:table-cell table:number-columns-repeated="64"/>
        </table:table-row>
        <calcext:conditional-formats>
          <calcext:conditional-format calcext:target-range-address="'Inéquation-intervalle'.E10:'Inéquation-intervalle'.H10 'Inéquation-intervalle'.I13:'Inéquation-intervalle'.I14 'Inéquation-intervalle'.I20:'Inéquation-intervalle'.J20 'Inéquation-intervalle'.J13:'Inéquation-intervalle'.J13 'Inéquation-intervalle'.I17:'Inéquation-intervalle'.I18 'Inéquation-intervalle'.J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Inéquation-intervalle'.F17:'Inéquation-intervalle'.F17 'Inéquation-intervalle'.F13:'Inéquation-intervalle'.F13">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3" table:protected="true" table:protection-key="uAy1vYjAlm64T/3ZxYFMZBwksv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checkbox form:name="Bouton 1" form:control-implementation="ooo:com.sun.star.form.component.CheckBox" xml:id="control13" form:id="control13" form:label="Ensemble vide" form:value="Ø" form:input-required="false" form:linked-cell="'|x|'.E5"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4" form:id="control14" form:label="Ensemble vide" form:value="Ø" form:input-required="false" form:linked-cell="'|x|'.E12"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5" form:id="control15" form:label="Ensemble vide" form:value="Ø" form:input-required="false" form:linked-cell="'|x|'.E23"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line draw:z-index="0" draw:style-name="gr5" draw:text-style-name="P2" svg:x1="6cm" svg:y1="0.495cm" svg:x2="6cm" svg:y2="2.109cm">
            <text:p/>
          </draw:line>
          <draw:line draw:z-index="1" draw:style-name="gr6" draw:text-style-name="P2" svg:x1="8.537cm" svg:y1="0.529cm" svg:x2="8.537cm" svg:y2="2.143cm">
            <text:p/>
          </draw:line>
          <draw:line draw:z-index="2" draw:style-name="gr8" draw:text-style-name="P2" svg:x1="36.871cm" svg:y1="6.795cm" svg:x2="61.139cm" svg:y2="6.795cm">
            <text:p/>
          </draw:line>
          <draw:line draw:z-index="3" draw:style-name="gr8" draw:text-style-name="P2" svg:x1="36.876cm" svg:y1="11.233cm" svg:x2="61.093cm" svg:y2="11.233cm">
            <text:p/>
          </draw:line>
          <draw:custom-shape draw:z-index="4" draw:style-name="gr9" draw:text-style-name="P2"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5" draw:style-name="gr10" draw:text-style-name="P2"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6" draw:style-name="gr8" draw:text-style-name="P2" svg:x1="9.279cm" svg:y1="23.19cm" svg:x2="36.564cm" svg:y2="23.19cm">
            <text:p/>
          </draw:line>
          <draw:line draw:z-index="7" draw:style-name="gr8" draw:text-style-name="P2" svg:x1="9.225cm" svg:y1="27.528cm" svg:x2="36.61cm" svg:y2="27.528cm">
            <text:p/>
          </draw:line>
          <draw:custom-shape draw:z-index="8" draw:style-name="gr11" draw:text-style-name="P2"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9" draw:style-name="gr12" draw:text-style-name="P2"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0" draw:style-name="gr8" draw:text-style-name="P2" svg:x1="9.279cm" svg:y1="39.586cm" svg:x2="36.564cm" svg:y2="39.586cm">
            <text:p/>
          </draw:line>
          <draw:line draw:z-index="11" draw:style-name="gr8" draw:text-style-name="P2" svg:x1="9.225cm" svg:y1="43.924cm" svg:x2="36.61cm" svg:y2="43.924cm">
            <text:p/>
          </draw:line>
          <draw:custom-shape draw:z-index="12" draw:style-name="gr11" draw:text-style-name="P2"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3" draw:style-name="gr12" draw:text-style-name="P2"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4" draw:style-name="gr4" draw:text-style-name="P5" svg:width="4.688cm" svg:height="1.494cm" svg:x="32.06cm" svg:y="47.615cm" draw:control="control9"/>
          <draw:control draw:z-index="15" draw:style-name="gr4" draw:text-style-name="P5" svg:width="4.698cm" svg:height="1.528cm" svg:x="26.772cm" svg:y="47.605cm" draw:control="control10"/>
          <draw:control draw:z-index="16" draw:style-name="gr3" draw:text-style-name="P3" svg:width="4.247cm" svg:height="1.587cm" svg:x="0.67cm" svg:y="47.56cm" draw:control="control11"/>
          <draw:control draw:z-index="17" draw:style-name="gr3" draw:text-style-name="P3" svg:width="11.496cm" svg:height="1.5cm" svg:x="5.742cm" svg:y="47.631cm" draw:control="control12"/>
          <draw:control draw:z-index="18" draw:style-name="gr13" draw:text-style-name="P6" svg:width="6.216cm" svg:height="1.477cm" svg:x="9.079cm" svg:y="10.683cm" draw:control="control13"/>
          <draw:control draw:z-index="19" draw:style-name="gr13" draw:text-style-name="P6" svg:width="6.216cm" svg:height="1.477cm" svg:x="9.114cm" svg:y="12.738cm" draw:control="control14"/>
          <draw:control draw:z-index="20" draw:style-name="gr13" draw:text-style-name="P6" svg:width="6.216cm" svg:height="1.477cm" svg:x="37.641cm" svg:y="37.602cm" draw:control="control15"/>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row table:style-name="ro8">
          <table:table-cell table:style-name="ce46" office:value-type="string" calcext:value-type="string" table:number-columns-spanned="12" table:number-rows-spanned="2">
            <text:p>KELLER Stéphane - Lycée agricole Louis Pasteur</text:p>
          </table:table-cell>
          <table:covered-table-cell table:style-name="ce436"/>
          <table:covered-table-cell table:style-name="ce157"/>
          <table:covered-table-cell table:number-columns-repeated="3" table:style-name="ce167"/>
          <table:covered-table-cell table:style-name="ce256"/>
          <table:covered-table-cell table:number-columns-repeated="2" table:style-name="ce504"/>
          <table:covered-table-cell table:number-columns-repeated="3" table:style-name="ce549"/>
          <table:table-cell table:style-name="ce111" table:formula="of:=IF(AND([$Synthèse.$H$1];[.$AA$1]);[$Données.V152];&quot;&quot;)" table:number-columns-spanned="2" table:number-rows-spanned="2">
            <text:p/>
          </table:table-cell>
          <table:covered-table-cell table:style-name="ce570"/>
          <table:table-cell table:style-name="ce112" office:value-type="string" calcext:value-type="string" table:number-columns-spanned="1" table:number-rows-spanned="2">
            <text:p>/20</text:p>
          </table:table-cell>
          <table:table-cell table:style-name="ce55" table:number-columns-repeated="5"/>
          <table:table-cell table:style-name="ce212"/>
          <table:table-cell table:style-name="Default"/>
          <table:table-cell table:style-name="ce517" office:value-type="string" calcext:value-type="string">
            <text:p>M₁</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covered-table-cell table:style-name="ce59"/>
          <table:covered-table-cell table:style-name="ce46"/>
          <table:covered-table-cell table:style-name="ce157"/>
          <table:covered-table-cell table:number-columns-repeated="3" table:style-name="ce167"/>
          <table:covered-table-cell table:number-columns-repeated="3" table:style-name="ce436"/>
          <table:covered-table-cell table:number-columns-repeated="3" table:style-name="ce549"/>
          <table:covered-table-cell table:number-columns-repeated="3" table:style-name="ce570"/>
          <table:table-cell table:style-name="ce55" table:number-columns-repeated="5"/>
          <table:table-cell table:style-name="ce212"/>
          <table:table-cell table:style-name="Default"/>
          <table:table-cell table:style-name="ce517" office:value-type="string" calcext:value-type="string">
            <text:p>M₂</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table-cell table:style-name="ce211"/>
          <table:table-cell table:style-name="ce252"/>
          <table:table-cell table:style-name="ce263"/>
          <table:table-cell table:style-name="ce275" table:number-columns-repeated="3"/>
          <table:table-cell table:style-name="ce446" table:number-columns-repeated="3"/>
          <table:table-cell table:style-name="ce365" table:number-columns-repeated="3"/>
          <table:table-cell table:style-name="ce446" table:number-columns-repeated="3"/>
          <table:table-cell table:style-name="ce501"/>
          <table:table-cell table:style-name="ce446" table:number-columns-repeated="7"/>
          <table:table-cell table:style-name="ce287" table:number-columns-repeated="41"/>
        </table:table-row>
        <table:table-row table:style-name="ro8">
          <table:table-cell/>
          <table:table-cell table:style-name="ce439"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2| = 14" calcext:value-type="string" table:number-columns-spanned="3" table:number-rows-spanned="1">
            <text:p>|x + 2| = 14</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45"/>
        </table:table-row>
        <table:table-row table:style-name="ro8">
          <table:table-cell/>
          <table:table-cell table:style-name="ce254" office:value-type="string" calcext:value-type="string" table:number-columns-spanned="3" table:number-rows-spanned="1">
            <text:p>S =</text:p>
          </table:table-cell>
          <table:covered-table-cell table:style-name="ce198"/>
          <table:covered-table-cell table:style-name="ce437" office:value-type="boolean" office:boolean-value="false" calcext:value-type="boolean">
            <text:p>FAUX</text:p>
          </table:covered-table-cell>
          <table:table-cell table:style-name="ce44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45"/>
        </table:table-row>
        <table:table-row table:style-name="ro8">
          <table:table-cell/>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79" table:formula="of:=IF(ISBLANK([.E5]);&quot;&quot;;IF(AND([.$AA$1];[$Synthèse.$H$1]);IF([.E5]=[$Données.D143];1;0);&quot;&quot;))">
            <text:p/>
          </table:table-cell>
          <table:table-cell table:style-name="ce318" table:formula="of:=IF(ISBLANK([.F5]);&quot;&quot;;IF(AND([.$AA$1];[$Synthèse.$H$1]);IF([.F5]=[$Données.E143];1;0);&quot;&quot;))">
            <text:p/>
          </table:table-cell>
          <table:table-cell table:style-name="ce318" table:formula="of:=IF(ISBLANK([.G5]);&quot;&quot;;IF(AND([.$AA$1];[$Synthèse.$H$1]);IF([.G5]=[$Données.F143];1;0);&quot;&quot;))">
            <text:p/>
          </table:table-cell>
          <table:table-cell table:style-name="ce318" table:formula="of:=IF(ISBLANK([.H5]);&quot;&quot;;IF(AND([.$AA$1];[$Synthèse.$H$1]);IF([.H5]=[$Données.G143];1;0);&quot;&quot;))">
            <text:p/>
          </table:table-cell>
          <table:table-cell table:style-name="ce362" table:formula="of:=IF(ISBLANK([.I5]);&quot;&quot;;IF(AND([.$AA$1];[$Synthèse.$H$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45"/>
        </table:table-row>
        <table:table-row table:style-name="ro8">
          <table:table-cell table:style-name="ce227"/>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0" table:formula="of:=IF(AND([.$AA$1];[.$AA$2];[$Synthèse.$H$1]);[$Données.D143];&quot;&quot;)">
            <text:p/>
          </table:table-cell>
          <table:table-cell table:style-name="ce320" table:formula="of:=IF(AND([.$AA$1];[.$AA$2];[$Synthèse.$H$1]);[$Données.E143];&quot;&quot;)">
            <text:p/>
          </table:table-cell>
          <table:table-cell table:style-name="ce348" table:formula="of:=IF(AND([.$AA$1];[.$AA$2];[$Synthèse.$H$1]);[$Données.F143];&quot;&quot;)">
            <text:p/>
          </table:table-cell>
          <table:table-cell table:style-name="ce320" table:formula="of:=IF(AND([.$AA$1];[.$AA$2];[$Synthèse.$H$1]);[$Données.G143];&quot;&quot;)">
            <text:p/>
          </table:table-cell>
          <table:table-cell table:style-name="ce363" table:formula="of:=IF(AND([.$AA$1];[.$AA$2];[$Synthèse.$H$1]);[$Données.H143];&quot;&quot;)">
            <text:p/>
          </table:table-cell>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L143];&quot;&quot;)">
            <text:p/>
          </table:table-cell>
          <table:table-cell table:style-name="ce469" table:formula="of:=IF(AND([.$AA$1];[.$AA$2];[$Synthèse.$H$1]);[$Données.J142];&quot;&quot;)">
            <text:p/>
          </table:table-cell>
          <table:table-cell table:style-name="ce491" table:formula="of:=IF(AND([.$AA$1];[.$AA$2];[$Synthèse.$H$1]);[$Données.L143];&quot;&quot;)">
            <text:p/>
          </table:table-cell>
          <table:table-cell table:style-name="ce469" office:value-type="string" calcext:value-type="string">
            <text:p><text:span text:style-name="T7">M</text:span>₂</text:p>
          </table:table-cell>
          <table:table-cell table:style-name="ce536"/>
          <table:table-cell table:number-columns-repeated="45"/>
        </table:table-row>
        <table:table-row table:style-name="ro8">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45"/>
        </table:table-row>
        <table:table-row table:style-name="ro8">
          <table:table-cell table:style-name="Default"/>
          <table:table-cell table:style-name="ce502" table:number-columns-repeated="8"/>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E143];&quot;&quot;)">
            <text:p/>
          </table:table-cell>
          <table:table-cell table:style-name="ce497"/>
          <table:table-cell table:style-name="ce489" table:formula="of:=IF(AND([.$AA$1];[.$AA$2];[$Synthèse.$H$1]);[$Données.J143];&quot;&quot;)">
            <text:p/>
          </table:table-cell>
          <table:table-cell table:style-name="ce497"/>
          <table:table-cell table:style-name="ce489" table:formula="of:=IF(AND([.$AA$1];[.$AA$2];[$Synthèse.$H$1]);[$Données.G143];&quot;&quot;)">
            <text:p/>
          </table:table-cell>
          <table:table-cell table:style-name="ce538" office:value-type="string" calcext:value-type="string">
            <text:p>+∞</text:p>
          </table:table-cell>
          <table:table-cell table:style-name="ce502" table:number-columns-repeated="45"/>
        </table:table-row>
        <table:table-row table:style-name="ro8">
          <table:table-cell table:style-name="ce240"/>
          <table:table-cell table:style-name="ce502" table:number-columns-repeated="8"/>
          <table:table-cell table:style-name="ce446"/>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46"/>
        </table:table-row>
        <table:table-row table:style-name="ro8">
          <table:table-cell table:style-name="ce241"/>
          <table:table-cell table:style-name="ce439"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5]" office:value-type="string" office:string-value="|x| &gt; -5" calcext:value-type="string" table:number-columns-spanned="4" table:number-rows-spanned="1">
            <text:p>|x| &gt; -5</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43"/>
        </table:table-row>
        <table:table-row table:style-name="ro8">
          <table:table-cell table:style-name="ce244"/>
          <table:table-cell table:style-name="ce254" office:value-type="string" calcext:value-type="string" table:number-columns-spanned="3" table:number-rows-spanned="1">
            <text:p>S =</text:p>
          </table:table-cell>
          <table:covered-table-cell table:number-columns-repeated="2" table:style-name="ce198"/>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43"/>
        </table:table-row>
        <table:table-row table:style-name="ro8">
          <table:table-cell table:style-name="ce401"/>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85" table:formula="of:=IF(ISBLANK([.E12]);&quot;&quot;;IF([.$AA$1];IF([.E12]=[$Données.D147];1;0);&quot;&quot;))">
            <text:p/>
          </table:table-cell>
          <table:table-cell table:style-name="ce322" table:formula="of:=IF(ISBLANK([.F12]);&quot;&quot;;IF([.$AA$1];IF([.F12]=[$Données.E147];1;0);&quot;&quot;))">
            <text:p/>
          </table:table-cell>
          <table:table-cell table:style-name="ce322" table:formula="of:=IF(ISBLANK([.G12]);&quot;&quot;;IF([.$AA$1];IF([.G12]=[$Données.F147];1;0);&quot;&quot;))">
            <text:p/>
          </table:table-cell>
          <table:table-cell table:style-name="ce322" table:formula="of:=IF(ISBLANK([.H12]);&quot;&quot;;IF([.$AA$1];IF([.H12]=[$Données.G147];1;0);&quot;&quot;))">
            <text:p/>
          </table:table-cell>
          <table:table-cell table:style-name="ce322" table:formula="of:=IF(ISBLANK([.I12]);&quot;&quot;;IF([.$AA$1];IF([.I12]=[$Données.H147];1;0);&quot;&quot;))">
            <text:p/>
          </table:table-cell>
          <table:table-cell table:style-name="ce322" table:formula="of:=IF(ISBLANK([.J12]);&quot;&quot;;IF([.$AA$1];IF([.J12]=[$Données.I147];1;0);&quot;&quot;))">
            <text:p/>
          </table:table-cell>
          <table:table-cell table:style-name="ce322" table:formula="of:=IF(ISBLANK([.K12]);&quot;&quot;;IF([.$AA$1];IF([.K12]=[$Données.J147];1;0);&quot;&quot;))">
            <text:p/>
          </table:table-cell>
          <table:table-cell table:style-name="ce322" table:formula="of:=IF(ISBLANK([.L12]);&quot;&quot;;IF([.$AA$1];IF([.L12]=[$Données.K147];1;0);&quot;&quot;))">
            <text:p/>
          </table:table-cell>
          <table:table-cell table:style-name="ce322" table:formula="of:=IF(ISBLANK([.M12]);&quot;&quot;;IF([.$AA$1];IF([.M12]=[$Données.L147];1;0);&quot;&quot;))">
            <text:p/>
          </table:table-cell>
          <table:table-cell table:style-name="ce322" table:formula="of:=IF(ISBLANK([.N12]);&quot;&quot;;IF([.$AA$1];IF([.N12]=[$Données.M147];1;0);&quot;&quot;))">
            <text:p/>
          </table:table-cell>
          <table:table-cell table:style-name="ce389" table:formula="of:=IF(ISBLANK([.O12]);&quot;&quot;;IF([.$AA$1];IF([.O12]=[$Données.N147];1;0);&quot;&quot;))">
            <text:p/>
          </table:table-cell>
          <table:table-cell/>
          <table:table-cell table:style-name="Default" table:number-columns-repeated="5"/>
          <table:table-cell table:number-columns-repeated="43"/>
        </table:table-row>
        <table:table-row table:style-name="ro8">
          <table:table-cell/>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6];&quot;&quot;)">
            <text:p/>
          </table:table-cell>
          <table:table-cell table:style-name="ce323" table:formula="of:=IF(AND([.$AA$1];[.$AA$2]);[$Données.E146];&quot;&quot;)">
            <text:p/>
          </table:table-cell>
          <table:table-cell table:style-name="ce324" table:formula="of:=IF(AND([.$AA$1];[.$AA$2]);[$Données.F146];&quot;&quot;)">
            <text:p/>
          </table:table-cell>
          <table:table-cell table:style-name="ce323" table:formula="of:=IF(AND([.$AA$1];[.$AA$2]);[$Données.G146];&quot;&quot;)">
            <text:p/>
          </table:table-cell>
          <table:table-cell table:style-name="ce324" table:formula="of:=IF(AND([.$AA$1];[.$AA$2]);[$Données.H146];&quot;&quot;)">
            <text:p/>
          </table:table-cell>
          <table:table-cell table:style-name="ce366" table:formula="of:=IF(AND([.$AA$1];[.$AA$2]);[$Données.I146];&quot;&quot;)">
            <text:p/>
          </table:table-cell>
          <table:table-cell table:style-name="ce324" table:formula="of:=IF(AND([.$AA$1];[.$AA$2]);[$Données.J146];&quot;&quot;)">
            <text:p/>
          </table:table-cell>
          <table:table-cell table:style-name="ce324" table:formula="of:=IF(AND([.$AA$1];[.$AA$2]);[$Données.K146];&quot;&quot;)">
            <text:p/>
          </table:table-cell>
          <table:table-cell table:style-name="ce324" table:formula="of:=IF(AND([.$AA$1];[.$AA$2]);[$Données.L146];&quot;&quot;)">
            <text:p/>
          </table:table-cell>
          <table:table-cell table:style-name="ce324" table:formula="of:=IF(AND([.$AA$1];[.$AA$2]);[$Données.M146];&quot;&quot;)">
            <text:p/>
          </table:table-cell>
          <table:table-cell table:style-name="ce390" table:formula="of:=IF(AND([.$AA$1];[.$AA$2]);[$Données.N146];&quot;&quot;)">
            <text:p/>
          </table:table-cell>
          <table:table-cell/>
          <table:table-cell table:style-name="Default" table:number-columns-repeated="5"/>
          <table:table-cell table:number-columns-repeated="2"/>
          <table:table-cell table:style-name="Default"/>
          <table:table-cell table:number-columns-repeated="40"/>
        </table:table-row>
        <table:table-row table:style-name="ro8">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40"/>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17">infini</text:span> pour le symbole <text:span text:style-name="T18">∞</text:span></text:p>
          </table:table-cell>
          <table:covered-table-cell table:number-columns-repeated="4" table:style-name="ce502"/>
          <table:table-cell table:style-name="ce401" table:number-columns-repeated="46"/>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19">ou</text:span> pour le symbole <text:span text:style-name="T12"></text:span> (union).</text:p>
          </table:table-cell>
          <table:table-cell table:style-name="ce380"/>
          <table:table-cell table:style-name="ce554" table:number-columns-repeated="3"/>
          <table:table-cell table:style-name="ce401" table:number-columns-repeated="46"/>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6];&quot;&quot;)">
            <text:p/>
          </table:table-cell>
          <table:table-cell table:style-name="ce469" table:formula="of:=IF(AND([.$AA$1];[.$AA$2];[$Synthèse.$H$1]);[$Données.R145];&quot;&quot;)">
            <text:p/>
          </table:table-cell>
          <table:table-cell table:style-name="ce491" table:formula="of:=IF(AND([.$AA$1];[.$AA$2];[$Synthèse.$H$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0">et</text:span><text:span text:style-name="T15"> pour le symbole </text:span><text:span text:style-name="T21"></text:span><text:span text:style-name="T15"> (intersection).</text:span></text:p>
          </table:table-cell>
          <table:table-cell table:style-name="ce380"/>
          <table:table-cell table:style-name="ce554" table:number-columns-repeated="3"/>
          <table:table-cell table:style-name="ce401" table:number-columns-repeated="46"/>
        </table:table-row>
        <table:table-row table:style-name="ro8">
          <table:table-cell table:style-name="ce401"/>
          <table:covered-table-cell table:style-name="ce55"/>
          <table:covered-table-cell table:number-columns-repeated="2" table:style-name="Default"/>
          <table:table-cell table:style-name="ce482" table:formula="of:=IF(AND([.$AA$1];[.$AA$2];[$Synthèse.$H$1]);[$Données.O146];&quot;&quot;)">
            <text:p/>
          </table:table-cell>
          <table:table-cell table:style-name="ce488" office:value-type="string" calcext:value-type="string">
            <text:p>|</text:p>
          </table:table-cell>
          <table:table-cell table:style-name="ce488" table:formula="of:=IF(AND([.$AA$1];[.$AA$2];[$Synthèse.$H$1]);[$Données.Q146];&quot;&quot;)">
            <text:p/>
          </table:table-cell>
          <table:table-cell table:style-name="ce488" office:value-type="string" calcext:value-type="string">
            <text:p>|</text:p>
          </table:table-cell>
          <table:table-cell table:style-name="ce488" table:formula="of:=IF(AND([.$AA$1];[.$AA$2];[$Synthèse.$H$1]);[$Données.S146];&quot;&quot;)">
            <text:p/>
          </table:table-cell>
          <table:table-cell table:style-name="ce488" office:value-type="string" calcext:value-type="string">
            <text:p>|</text:p>
          </table:table-cell>
          <table:table-cell table:style-name="ce528" table:formula="of:=IF(AND([.$AA$1];[.$AA$2];[$Synthèse.$H$1]);[$Données.U146];&quot;&quot;)">
            <text:p/>
          </table:table-cell>
          <table:table-cell table:style-name="ce537"/>
          <table:table-cell table:style-name="Default"/>
          <table:table-cell table:style-name="ce379" office:value-type="string" calcext:value-type="string">
            <text:p><text:span text:style-name="T22">Taper </text:span><text:span text:style-name="T23">Alt</text:span><text:span text:style-name="T24"> </text:span><text:span text:style-name="T25">+</text:span><text:span text:style-name="T24"> </text:span><text:span text:style-name="T23">0216</text:span><text:span text:style-name="T22"> pour </text:span><text:span text:style-name="T23">Ø</text:span><text:span text:style-name="T25"> (</text:span><text:span text:style-name="T23">Ctrl</text:span><text:span text:style-name="T25"> + </text:span><text:span text:style-name="T23">Shif</text:span><text:span text:style-name="T25"> + </text:span><text:span text:style-name="T23">u</text:span><text:span text:style-name="T25"> + </text:span><text:span text:style-name="T23">B8</text:span><text:span text:style-name="T25"> sur linux)</text:span></text:p>
          </table:table-cell>
          <table:table-cell table:style-name="ce198" table:number-columns-repeated="4"/>
          <table:table-cell table:style-name="ce401" table:number-columns-repeated="46"/>
        </table:table-row>
        <table:table-row table:style-name="ro8">
          <table:table-cell table:style-name="ce401"/>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6];&quot;&quot;)">
            <text:p/>
          </table:table-cell>
          <table:table-cell table:style-name="ce497"/>
          <table:table-cell table:style-name="ce489" table:formula="of:=IF(AND([.$AA$1];[.$AA$2];[$Synthèse.$H$1]);[$Données.R146];&quot;&quot;)">
            <text:p/>
          </table:table-cell>
          <table:table-cell table:style-name="ce497"/>
          <table:table-cell table:style-name="ce489" table:formula="of:=IF(AND([.$AA$1];[.$AA$2];[$Synthèse.$H$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17">I</text:span><text:span text:style-name="T9"> </text:span><text:span text:style-name="T26">puis</text:span><text:span text:style-name="T9"> </text:span><text:span text:style-name="T17">R</text:span> pour l'ensemble des nombres réels (IR)</text:p>
          </table:table-cell>
          <table:table-cell table:style-name="ce55" table:number-columns-repeated="4"/>
          <table:table-cell table:style-name="ce401" table:number-columns-repeated="46"/>
        </table:table-row>
        <table:table-row table:style-name="ro8">
          <table:table-cell table:style-name="Default"/>
          <table:table-cell table:style-name="ce55"/>
          <table:table-cell table:style-name="ce212" table:number-columns-repeated="8"/>
          <table:table-cell table:style-name="Default" table:number-columns-repeated="5"/>
          <table:table-cell table:style-name="ce401" table:number-columns-repeated="6"/>
          <table:table-cell table:style-name="ce359"/>
          <table:table-cell table:style-name="ce401" table:number-columns-repeated="42"/>
        </table:table-row>
        <table:table-row table:style-name="ro8">
          <table:table-cell table:style-name="ce401"/>
          <table:table-cell table:style-name="ce439"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8]" office:value-type="string" office:string-value="|x + 8| &gt; -10" calcext:value-type="string" table:number-columns-spanned="4" table:number-rows-spanned="1">
            <text:p>|x + 8| &gt; -10</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42"/>
        </table:table-row>
        <table:table-row table:style-name="ro8">
          <table:table-cell table:style-name="ce401"/>
          <table:table-cell table:style-name="ce254" office:value-type="string" calcext:value-type="string" table:number-columns-spanned="3" table:number-rows-spanned="1">
            <text:p>S =</text:p>
          </table:table-cell>
          <table:covered-table-cell table:number-columns-repeated="2" table:style-name="ce198"/>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42"/>
        </table:table-row>
        <table:table-row table:style-name="ro8">
          <table:table-cell table:style-name="ce401"/>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85" table:formula="of:=IF(ISBLANK([.E23]);&quot;&quot;;IF([.$AA$1];IF([.E23]=[$Données.D150];1;0);&quot;&quot;))">
            <text:p/>
          </table:table-cell>
          <table:table-cell table:style-name="ce322" table:formula="of:=IF(ISBLANK([.F23]);&quot;&quot;;IF([.$AA$1];IF([.F23]=[$Données.E150];1;0);&quot;&quot;))">
            <text:p/>
          </table:table-cell>
          <table:table-cell table:style-name="ce322" table:formula="of:=IF(ISBLANK([.G23]);&quot;&quot;;IF([.$AA$1];IF([.G23]=[$Données.F150];1;0);&quot;&quot;))">
            <text:p/>
          </table:table-cell>
          <table:table-cell table:style-name="ce322" table:formula="of:=IF(ISBLANK([.H23]);&quot;&quot;;IF([.$AA$1];IF([.H23]=[$Données.G150];1;0);&quot;&quot;))">
            <text:p/>
          </table:table-cell>
          <table:table-cell table:style-name="ce322" table:formula="of:=IF(ISBLANK([.I23]);&quot;&quot;;IF([.$AA$1];IF([.I23]=[$Données.H150];1;0);&quot;&quot;))">
            <text:p/>
          </table:table-cell>
          <table:table-cell table:style-name="ce322" table:formula="of:=IF(ISBLANK([.J23]);&quot;&quot;;IF([.$AA$1];IF([.J23]=[$Données.I150];1;0);&quot;&quot;))">
            <text:p/>
          </table:table-cell>
          <table:table-cell table:style-name="ce322" table:formula="of:=IF(ISBLANK([.K23]);&quot;&quot;;IF([.$AA$1];IF([.K23]=[$Données.J150];1;0);&quot;&quot;))">
            <text:p/>
          </table:table-cell>
          <table:table-cell table:style-name="ce322" table:formula="of:=IF(ISBLANK([.L23]);&quot;&quot;;IF([.$AA$1];IF([.L23]=[$Données.K150];1;0);&quot;&quot;))">
            <text:p/>
          </table:table-cell>
          <table:table-cell table:style-name="ce322" table:formula="of:=IF(ISBLANK([.M23]);&quot;&quot;;IF([.$AA$1];IF([.M23]=[$Données.L150];1;0);&quot;&quot;))">
            <text:p/>
          </table:table-cell>
          <table:table-cell table:style-name="ce322" table:formula="of:=IF(ISBLANK([.N23]);&quot;&quot;;IF([.$AA$1];IF([.N23]=[$Données.M150];1;0);&quot;&quot;))">
            <text:p/>
          </table:table-cell>
          <table:table-cell table:style-name="ce389" table:formula="of:=IF(ISBLANK([.O23]);&quot;&quot;;IF([.$AA$1];IF([.O23]=[$Données.N150];1;0);&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9];&quot;&quot;)">
            <text:p/>
          </table:table-cell>
          <table:table-cell table:style-name="ce324" table:formula="of:=IF(AND([.$AA$1];[.$AA$2]);[$Données.E149];&quot;&quot;)">
            <text:p/>
          </table:table-cell>
          <table:table-cell table:style-name="ce324" table:formula="of:=IF(AND([.$AA$1];[.$AA$2]);[$Données.F149];&quot;&quot;)">
            <text:p/>
          </table:table-cell>
          <table:table-cell table:style-name="ce323" table:formula="of:=IF(AND([.$AA$1];[.$AA$2]);[$Données.G149];&quot;&quot;)">
            <text:p/>
          </table:table-cell>
          <table:table-cell table:style-name="ce324" table:formula="of:=IF(AND([.$AA$1];[.$AA$2]);[$Données.H149];&quot;&quot;)">
            <text:p/>
          </table:table-cell>
          <table:table-cell table:style-name="ce366" table:formula="of:=IF(AND([.$AA$1];[.$AA$2]);[$Données.I149];&quot;&quot;)">
            <text:p/>
          </table:table-cell>
          <table:table-cell table:style-name="ce324" table:formula="of:=IF(AND([.$AA$1];[.$AA$2]);[$Données.J149];&quot;&quot;)">
            <text:p/>
          </table:table-cell>
          <table:table-cell table:style-name="ce323" table:formula="of:=IF(AND([.$AA$1];[.$AA$2]);[$Données.K149];&quot;&quot;)">
            <text:p/>
          </table:table-cell>
          <table:table-cell table:style-name="ce324" table:formula="of:=IF(AND([.$AA$1];[.$AA$2]);[$Données.L149];&quot;&quot;)">
            <text:p/>
          </table:table-cell>
          <table:table-cell table:style-name="ce324" table:formula="of:=IF(AND([.$AA$1];[.$AA$2]);[$Données.M149];&quot;&quot;)">
            <text:p/>
          </table:table-cell>
          <table:table-cell table:style-name="ce390" table:formula="of:=IF(AND([.$AA$1];[.$AA$2]);[$Données.N149];&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42"/>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52"/>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52"/>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9];&quot;&quot;)">
            <text:p/>
          </table:table-cell>
          <table:table-cell table:style-name="ce469" table:formula="of:=IF(AND([.$AA$1];[.$AA$2];[$Synthèse.$H$1]);[$Données.R148];&quot;&quot;)">
            <text:p/>
          </table:table-cell>
          <table:table-cell table:style-name="ce491" table:formula="of:=IF(AND([.$AA$1];[.$AA$2];[$Synthèse.$H$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52"/>
        </table:table-row>
        <table:table-row table:style-name="ro8">
          <table:table-cell table:style-name="ce401"/>
          <table:covered-table-cell table:style-name="ce55"/>
          <table:covered-table-cell table:number-columns-repeated="2" table:style-name="Default"/>
          <table:table-cell table:style-name="ce482" table:formula="of:=IF(AND([.$AA$1];[.$AA$2];[$Synthèse.$H$1]);[$Données.O149];&quot;&quot;)">
            <text:p/>
          </table:table-cell>
          <table:table-cell table:style-name="ce488" office:value-type="string" calcext:value-type="string">
            <text:p>|</text:p>
          </table:table-cell>
          <table:table-cell table:style-name="ce488" table:formula="of:=IF(AND([.$AA$1];[.$AA$2];[$Synthèse.$H$1]);[$Données.Q149];&quot;&quot;)">
            <text:p/>
          </table:table-cell>
          <table:table-cell table:style-name="ce488" office:value-type="string" calcext:value-type="string">
            <text:p>|</text:p>
          </table:table-cell>
          <table:table-cell table:style-name="ce488" table:formula="of:=IF(AND([.$AA$1];[.$AA$2];[$Synthèse.$H$1]);[$Données.S149];&quot;&quot;)">
            <text:p/>
          </table:table-cell>
          <table:table-cell table:style-name="ce488" office:value-type="string" calcext:value-type="string">
            <text:p>|</text:p>
          </table:table-cell>
          <table:table-cell table:style-name="ce528" table:formula="of:=IF(AND([.$AA$1];[.$AA$2];[$Synthèse.$H$1]);[$Données.U149];&quot;&quot;)">
            <text:p/>
          </table:table-cell>
          <table:table-cell table:style-name="ce537"/>
          <table:table-cell table:style-name="ce401" table:number-columns-repeated="52"/>
        </table:table-row>
        <table:table-row table:style-name="ro8">
          <table:table-cell table:style-name="ce401"/>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9];&quot;&quot;)">
            <text:p/>
          </table:table-cell>
          <table:table-cell table:style-name="ce497"/>
          <table:table-cell table:style-name="ce489" table:formula="of:=IF(AND([.$AA$1];[.$AA$2];[$Synthèse.$H$1]);[$Données.R149];&quot;&quot;)">
            <text:p/>
          </table:table-cell>
          <table:table-cell table:style-name="ce497"/>
          <table:table-cell table:style-name="ce489" table:formula="of:=IF(AND([.$AA$1];[.$AA$2];[$Synthèse.$H$1]);[$Données.T149];&quot;&quot;)">
            <text:p/>
          </table:table-cell>
          <table:table-cell table:style-name="ce531"/>
          <table:table-cell table:style-name="ce538" office:value-type="string" calcext:value-type="string">
            <text:p>+∞</text:p>
          </table:table-cell>
          <table:table-cell table:style-name="ce401" table:number-columns-repeated="52"/>
        </table:table-row>
        <table:table-row table:style-name="ro8" table:number-rows-repeated="2">
          <table:table-cell table:style-name="ce401" table:number-columns-repeated="64"/>
        </table:table-row>
        <table:table-row table:style-name="ro8">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52"/>
        </table:table-row>
        <table:table-row table:style-name="ro8" table:number-rows-repeated="15">
          <table:table-cell table:style-name="ce401" table:number-columns-repeated="64"/>
        </table:table-row>
        <table:table-row table:style-name="ro8" table:number-rows-repeated="2">
          <table:table-cell table:number-columns-repeated="12"/>
          <table:table-cell table:style-name="ce401" table:number-columns-repeated="52"/>
        </table:table-row>
        <table:table-row table:style-name="ro8" table:number-rows-repeated="1048520">
          <table:table-cell table:number-columns-repeated="64"/>
        </table:table-row>
        <table:table-row table:style-name="ro7" table:number-rows-repeated="4">
          <table:table-cell table:number-columns-repeated="64"/>
        </table:table-row>
        <table:table-row table:style-name="ro7">
          <table:table-cell table:number-columns-repeated="6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4" table:protected="true" table:protection-key="uAy1vYjAlm64T/3ZxYFMZBwksv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6" form:id="control16"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7" form:id="control17"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8" form:id="control18" form:label="Effacer"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9" form:id="control19" form:label="Nouveaux test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4" draw:text-style-name="P5" svg:width="5.423cm" svg:height="1.536cm" svg:x="25.535cm" svg:y="26.049cm" draw:control="control16"/>
          <draw:control draw:z-index="3" draw:style-name="gr4" draw:text-style-name="P5" svg:width="5.384cm" svg:height="1.614cm" svg:x="19.466cm" svg:y="26.049cm" draw:control="control17"/>
          <draw:control draw:z-index="4" draw:style-name="gr3" draw:text-style-name="P3" svg:width="4.247cm" svg:height="1.5cm" svg:x="0.33cm" svg:y="26.109cm" draw:control="control18"/>
          <draw:control draw:z-index="5" draw:style-name="gr3" draw:text-style-name="P3" svg:width="11.496cm" svg:height="1.5cm" svg:x="5.288cm" svg:y="26.049cm" draw:control="control19"/>
        </table:shapes>
        <table:table-column table:style-name="co14" table:number-columns-repeated="13"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2" table:default-cell-style-name="ce212"/>
        <table:table-row table:style-name="ro6">
          <table:table-cell table:style-name="ce46" office:value-type="string" calcext:value-type="string" table:number-columns-spanned="12"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3" table:style-name="ce102"/>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3" table:style-name="ce102"/>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13"/>
          <table:table-cell table:style-name="ce273" table:number-columns-repeated="19"/>
          <table:table-cell table:number-columns-repeated="32"/>
        </table:table-row>
        <table:table-row table:style-name="ro6">
          <table:table-cell table:style-name="ce596"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96"/>
          <table:covered-table-cell table:style-name="ce86"/>
          <table:covered-table-cell table:number-columns-repeated="3" table:style-name="ce613"/>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41" table:formula="of:=[$Données.W22]" office:value-type="string" office:string-value="-  x² + 2 x - 8" calcext:value-type="string" table:number-columns-spanned="13" table:number-rows-spanned="1">
            <text:p>- <text:s/>x² + 2 x - 8</text:p>
          </table:table-cell>
          <table:covered-table-cell table:style-name="ce57"/>
          <table:covered-table-cell table:number-columns-repeated="10" table:style-name="ce596"/>
          <table:covered-table-cell table:style-name="ce88"/>
          <table:table-cell table:style-name="ce613"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6">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6">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6">
          <table:table-cell table:number-columns-repeated="13"/>
          <table:table-cell table:style-name="ce273" table:number-columns-repeated="19"/>
          <table:table-cell table:number-columns-repeated="32"/>
        </table:table-row>
        <table:table-row table:style-name="ro6" table:number-rows-repeated="104855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5" table:protected="true" table:protection-key="uAy1vYjAlm64T/3ZxYFMZBwksv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0" form:id="control20"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1" form:id="control21"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2" form:id="control22" form:label="Effacer"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20"/>
          <draw:control draw:z-index="1" draw:style-name="gr4" draw:text-style-name="P5" svg:width="5.384cm" svg:height="1.511cm" svg:x="19.572cm" svg:y="42.426cm" draw:control="control21"/>
          <draw:control draw:z-index="2" draw:style-name="gr3" draw:text-style-name="P3" svg:width="4.247cm" svg:height="1.5cm" svg:x="0.584cm" svg:y="42.378cm" draw:control="control22"/>
          <draw:control draw:z-index="3" draw:style-name="gr3" draw:text-style-name="P3" svg:width="11.496cm" svg:height="1.5cm" svg:x="5.902cm" svg:y="42.331cm" draw:control="control23"/>
        </table:shapes>
        <table:table-column table:style-name="co14" table:number-columns-repeated="13" table:default-cell-style-name="ce212"/>
        <table:table-column table:style-name="co15" table:number-columns-repeated="2" table:default-cell-style-name="ce212"/>
        <table:table-column table:style-name="co16" table:number-columns-repeated="2"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3"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4" table:style-name="ce102"/>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4" table:style-name="ce102"/>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64"/>
        </table:table-row>
        <table:table-row table:style-name="ro6">
          <table:table-cell table:style-name="ce596"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96"/>
          <table:covered-table-cell table:style-name="ce149"/>
          <table:covered-table-cell table:number-columns-repeated="4" table:style-name="ce596"/>
          <table:table-cell table:style-name="Default"/>
          <table:table-cell table:number-columns-repeated="4"/>
          <table:table-cell table:style-name="Default"/>
          <table:table-cell table:number-columns-repeated="41"/>
        </table:table-row>
        <table:table-row table:style-name="ro6">
          <table:table-cell table:style-name="ce129" table:formula="of:=[$Données.W34]" office:value-type="string" office:string-value="7 x² +  x - 5" calcext:value-type="string" table:number-columns-spanned="17" table:number-rows-spanned="1">
            <text:p>7 x² + <text:s/>x - 5</text:p>
          </table:table-cell>
          <table:covered-table-cell table:style-name="ce50"/>
          <table:covered-table-cell table:number-columns-repeated="10" table:style-name="ce596"/>
          <table:covered-table-cell table:style-name="ce149"/>
          <table:covered-table-cell table:number-columns-repeated="4" table:style-name="ce596"/>
          <table:table-cell table:style-name="ce154"/>
          <table:table-cell table:number-columns-repeated="4"/>
          <table:table-cell table:style-name="Default"/>
          <table:table-cell table:number-columns-repeated="41"/>
        </table:table-row>
        <table:table-row table:style-name="ro6">
          <table:table-cell/>
          <table:table-cell table:style-name="ce55"/>
          <table:table-cell table:number-columns-repeated="10"/>
          <table:table-cell table:style-name="ce198"/>
          <table:table-cell table:number-columns-repeated="4"/>
          <table:table-cell table:style-name="ce154"/>
          <table:table-cell table:number-columns-repeated="4"/>
          <table:table-cell table:style-name="Default"/>
          <table:table-cell table:number-columns-repeated="41"/>
        </table:table-row>
        <table:table-row table:style-name="ro6">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6">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6">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style-name="ce198"/>
          <table:table-cell table:style-name="ce146" table:number-columns-repeated="15"/>
          <table:table-cell table:style-name="ce198"/>
          <table:table-cell table:number-columns-repeated="32"/>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6">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6"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6">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6">
          <table:table-cell table:number-columns-repeated="14"/>
          <table:table-cell table:style-name="ce56" table:number-columns-repeated="16"/>
          <table:table-cell table:number-columns-repeated="34"/>
        </table:table-row>
        <table:table-row table:style-name="ro6" table:number-rows-repeated="1048545">
          <table:table-cell table:number-columns-repeated="64"/>
        </table:table-row>
        <table:table-row table:style-name="ro7">
          <table:table-cell table:number-columns-repeated="64"/>
        </table:table-row>
        <table:table-row table:style-name="ro7">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6" table:protected="true" table:protection-key="uAy1vYjAlm64T/3ZxYFMZBwksv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4" form:id="control24"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5" form:id="control25"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6" form:id="control26" form:label="Effacer"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4" draw:text-style-name="P5" svg:width="5.423cm" svg:height="1.491cm" svg:x="25.478cm" svg:y="40.846cm" draw:control="control24"/>
          <draw:control draw:z-index="3" draw:style-name="gr4" draw:text-style-name="P5" svg:width="5.384cm" svg:height="1.556cm" svg:x="19.601cm" svg:y="40.79cm" draw:control="control25"/>
          <draw:control draw:z-index="4" draw:style-name="gr3" draw:text-style-name="P3" svg:width="4.247cm" svg:height="1.5cm" svg:x="0.425cm" svg:y="40.763cm" draw:control="control26"/>
          <draw:control draw:z-index="5" draw:style-name="gr3" draw:text-style-name="P3" svg:width="11.496cm" svg:height="1.5cm" svg:x="5.137cm" svg:y="40.741cm" draw:control="control27"/>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39" office:value-type="string" calcext:value-type="string" table:number-columns-spanned="12" table:number-rows-spanned="2">
            <text:p>KELLER Stéphane - Lycée agricole Louis Pasteur</text:p>
          </table:table-cell>
          <table:covered-table-cell table:style-name="ce643"/>
          <table:covered-table-cell table:style-name="ce648"/>
          <table:covered-table-cell table:number-columns-repeated="3" table:style-name="ce649"/>
          <table:covered-table-cell table:style-name="ce634"/>
          <table:covered-table-cell table:style-name="ce635"/>
          <table:covered-table-cell table:style-name="ce655"/>
          <table:covered-table-cell table:number-columns-repeated="3" table:style-name="ce643"/>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39"/>
          <table:covered-table-cell table:style-name="ce648"/>
          <table:covered-table-cell table:number-columns-repeated="3" table:style-name="ce649"/>
          <table:covered-table-cell table:number-columns-repeated="2" table:style-name="ce643"/>
          <table:covered-table-cell table:style-name="ce655"/>
          <table:covered-table-cell table:number-columns-repeated="3" table:style-name="ce643"/>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41" table:number-columns-repeated="4"/>
          <table:table-cell table:number-columns-repeated="7"/>
          <table:table-cell table:style-name="ce657"/>
          <table:table-cell table:style-name="ce184" table:formula="of:=[$Données.A59]" office:value-type="float" office:value="-6" calcext:value-type="float">
            <text:p>-6</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4" calcext:value-type="float">
            <text:p>4</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41"/>
          <table:covered-table-cell table:number-columns-repeated="7"/>
          <table:covered-table-cell table:style-name="ce657"/>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6" calcext:value-type="float">
            <text:p>6</text:p>
          </table:table-cell>
          <table:table-cell/>
          <table:table-cell table:style-name="ce114"/>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67"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6">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67"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67"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6">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6">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6">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6">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67"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6">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6">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28">B</text:span><text:span text:style-name="T29"> =</text:span></text:p>
          </table:table-cell>
          <table:table-cell table:style-name="ce93"/>
          <table:table-cell table:style-name="ce278" table:number-columns-repeated="7"/>
          <table:table-cell/>
          <table:table-cell table:style-name="ce667"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28">B</text:span><text:span text:style-name="T29">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6">
          <table:table-cell table:style-name="ce278" table:number-columns-repeated="13"/>
          <table:table-cell table:number-columns-repeated="3"/>
          <table:table-cell table:style-name="ce278" table:number-columns-repeated="14"/>
          <table:table-cell table:number-columns-repeated="34"/>
        </table:table-row>
        <table:table-row table:style-name="ro6">
          <table:table-cell table:style-name="ce51"/>
          <table:table-cell table:style-name="ce278" table:number-columns-repeated="12"/>
          <table:table-cell table:number-columns-repeated="51"/>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7" table:protected="true" table:protection-key="uAy1vYjAlm64T/3ZxYFMZBwksv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8" form:id="control28"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9" form:id="control29"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0" form:id="control30" form:label="Effacer"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4" draw:text-style-name="P5" svg:width="5.423cm" svg:height="1.486cm" svg:x="25.57cm" svg:y="44.079cm" draw:control="control28"/>
          <draw:control draw:z-index="3" draw:style-name="gr4" draw:text-style-name="P5" svg:width="5.384cm" svg:height="1.481cm" svg:x="19.571cm" svg:y="44.079cm" draw:control="control29"/>
          <draw:control draw:z-index="4" draw:style-name="gr3" draw:text-style-name="P3" svg:width="4.247cm" svg:height="1.5cm" svg:x="0.313cm" svg:y="43.947cm" draw:control="control30"/>
          <draw:control draw:z-index="5" draw:style-name="gr3" draw:text-style-name="P3" svg:width="11.496cm" svg:height="1.5cm" svg:x="5.126cm" svg:y="43.987cm" draw:control="control31"/>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39" office:value-type="string" calcext:value-type="string" table:number-columns-spanned="12" table:number-rows-spanned="2">
            <text:p>KELLER Stéphane - Lycée agricole Louis Pasteur</text:p>
          </table:table-cell>
          <table:covered-table-cell table:style-name="ce643"/>
          <table:covered-table-cell table:style-name="ce648"/>
          <table:covered-table-cell table:number-columns-repeated="3" table:style-name="ce649"/>
          <table:covered-table-cell table:style-name="ce634"/>
          <table:covered-table-cell table:style-name="ce635"/>
          <table:covered-table-cell table:style-name="ce655"/>
          <table:covered-table-cell table:number-columns-repeated="3" table:style-name="ce643"/>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39"/>
          <table:covered-table-cell table:style-name="ce648"/>
          <table:covered-table-cell table:number-columns-repeated="3" table:style-name="ce649"/>
          <table:covered-table-cell table:number-columns-repeated="2" table:style-name="ce643"/>
          <table:covered-table-cell table:style-name="ce655"/>
          <table:covered-table-cell table:number-columns-repeated="3" table:style-name="ce643"/>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41" table:number-columns-repeated="4"/>
          <table:table-cell table:number-columns-repeated="8"/>
          <table:table-cell table:style-name="ce184" table:formula="of:=[$Données.A82]" office:value-type="float" office:value="4" calcext:value-type="float">
            <text:p>4</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5" calcext:value-type="float">
            <text:p>5</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41"/>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formula="of:=[$Données.A84]" office:value-type="float" office:value="3" calcext:value-type="float">
            <text:p>3</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5" calcext:value-type="float">
            <text:p>5</text:p>
          </table:table-cell>
          <table:table-cell/>
          <table:table-cell table:style-name="ce114"/>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6">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6">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6">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6">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712"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6">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6">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6">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6">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6">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712"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6">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6">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6">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712"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6">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6">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6">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6">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712"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6">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6">
          <table:table-cell table:style-name="ce14"/>
          <table:table-cell table:number-columns-repeated="63"/>
        </table:table-row>
        <table:table-row table:style-name="ro6">
          <table:table-cell table:number-columns-repeated="64"/>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6" table:number-rows-repeated="104854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8" table:protected="true" table:protection-key="uAy1vYjAlm64T/3ZxYFMZBwksv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2" form:id="control32"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3" form:id="control33"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4" form:id="control34" form:label="Effacer"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5" form:id="control35" form:label="Nouveaux test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4" draw:text-style-name="P5" svg:width="5.423cm" svg:height="1.645cm" svg:x="31.842cm" svg:y="32.44cm" draw:control="control32"/>
          <draw:control draw:z-index="3" draw:style-name="gr4" draw:text-style-name="P5" svg:width="5.384cm" svg:height="1.657cm" svg:x="25.814cm" svg:y="32.44cm" draw:control="control33"/>
          <draw:control draw:z-index="4" draw:style-name="gr3" draw:text-style-name="P3" svg:width="4.247cm" svg:height="1.5cm" svg:x="0.328cm" svg:y="32.561cm" draw:control="control34"/>
          <draw:control draw:z-index="5" draw:style-name="gr3" draw:text-style-name="P3" svg:width="11.496cm" svg:height="1.5cm" svg:x="5.175cm" svg:y="32.621cm" draw:control="control35"/>
        </table:shapes>
        <table:table-column table:style-name="co18" table:number-columns-repeated="13" table:default-cell-style-name="ce212"/>
        <table:table-column table:style-name="co14" table:number-columns-repeated="5" table:default-cell-style-name="ce212"/>
        <table:table-column table:style-name="co15" table:number-columns-repeated="2" table:default-cell-style-name="ce212"/>
        <table:table-column table:style-name="co19" table:number-columns-repeated="15" table:default-cell-style-name="ce212"/>
        <table:table-column table:style-name="co1" table:number-columns-repeated="29" table:default-cell-style-name="ce212"/>
        <table:table-row table:style-name="ro6">
          <table:table-cell table:style-name="ce46" office:value-type="string" calcext:value-type="string" table:number-columns-spanned="16"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7" table:style-name="ce102"/>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8" table:style-name="ce102"/>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6">
          <table:table-cell table:number-columns-repeated="17"/>
          <table:table-cell table:style-name="ce273" table:number-columns-repeated="20"/>
          <table:table-cell table:number-columns-repeated="27"/>
        </table:table-row>
        <table:table-row table:style-name="ro6">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307" table:formula="of:=[$Données.W158]" office:value-type="string" office:string-value="-5 x² - 30 x + 800 = 0" calcext:value-type="string" table:number-columns-spanned="20" table:number-rows-spanned="1">
            <text:p>-5 x² - 30 x + 800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753"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753"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753"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6">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53"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753"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53"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6"/>
          <table:table-cell table:style-name="ce300" office:value-type="string" calcext:value-type="string">
            <text:p>x<text:span text:style-name="T30">1</text:span> =</text:p>
          </table:table-cell>
          <table:table-cell table:style-name="ce52"/>
          <table:table-cell table:style-name="ce56"/>
          <table:table-cell table:style-name="ce300" office:value-type="string" calcext:value-type="string">
            <text:p>x<text:span text:style-name="T30">2</text:span> =</text:p>
          </table:table-cell>
          <table:table-cell table:style-name="ce52"/>
          <table:table-cell table:style-name="ce56" table:number-columns-repeated="11"/>
          <table:table-cell table:style-name="ce278"/>
          <table:table-cell table:style-name="ce753" table:formula="of:=IF(OR([.$AX$1];[.$AX$2]);IF([$Données.AF166]=[$Données.AG166];1;0);&quot;&quot;)">
            <text:p/>
          </table:table-cell>
          <table:table-cell table:style-name="ce278"/>
          <table:table-cell table:style-name="ce87"/>
          <table:table-cell table:style-name="ce300" office:value-type="string" calcext:value-type="string">
            <text:p>x<text:span text:style-name="T30">1</text:span> =</text:p>
          </table:table-cell>
          <table:table-cell table:style-name="ce115" table:formula="of:=IF(AND([.$AX$1];[.$AX$2]);[$Données.C166];&quot;&quot;)">
            <text:p/>
          </table:table-cell>
          <table:table-cell table:style-name="ce278"/>
          <table:table-cell table:style-name="ce300" office:value-type="string" calcext:value-type="string">
            <text:p>x<text:span text:style-name="T30">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number-columns-repeated="17"/>
          <table:table-cell table:style-name="ce273" table:number-columns-repeated="20"/>
          <table:table-cell table:number-columns-repeated="27"/>
        </table:table-row>
        <table:table-row table:style-name="ro6" table:number-rows-repeated="1048552">
          <table:table-cell table:number-columns-repeated="64"/>
        </table:table-row>
        <table:table-row table:style-name="ro6">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9" table:protected="true" table:protection-key="uAy1vYjAlm64T/3ZxYFMZBwksv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6" form:id="control36"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7" form:id="control37"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8" form:id="control38" form:label="Effacer"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9" form:id="control39" form:label="Nouveaux test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6"/>
          <draw:control draw:z-index="1" draw:style-name="gr4" draw:text-style-name="P5" svg:width="5.384cm" svg:height="1.539cm" svg:x="21.954cm" svg:y="39.074cm" draw:control="control37"/>
          <draw:control draw:z-index="2" draw:style-name="gr3" draw:text-style-name="P3" svg:width="4.247cm" svg:height="1.5cm" svg:x="0.444cm" svg:y="39.128cm" draw:control="control38"/>
          <draw:control draw:z-index="3" draw:style-name="gr3" draw:text-style-name="P3" svg:width="11.496cm" svg:height="1.5cm" svg:x="5.195cm" svg:y="39.128cm" draw:control="control39"/>
        </table:shapes>
        <table:table-column table:style-name="co14" table:number-columns-repeated="14"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1"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2" table:style-name="ce102"/>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2" table:style-name="ce102"/>
          <table:covered-table-cell table:number-columns-repeated="4" table:style-name="Default"/>
          <table:table-cell table:style-name="ce333" table:number-columns-repeated="2"/>
          <table:table-cell table:style-name="ce287" table:number-columns-repeated="3"/>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table-cell table:number-columns-repeated="64"/>
        </table:table-row>
        <table:table-row table:style-name="ro6">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98"/>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7 x² +  x - 5" calcext:value-type="string" table:number-columns-spanned="13" table:number-rows-spanned="1">
            <text:p>7 x² + <text:s/>x - 5</text:p>
          </table:table-cell>
          <table:covered-table-cell table:number-columns-repeated="12"/>
          <table:table-cell table:number-columns-repeated="28"/>
        </table:table-row>
        <table:table-row table:style-name="ro6">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766"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6">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6">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6">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766"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6">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6">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766"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766"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style-name="ce198"/>
          <table:table-cell table:number-columns-repeated="33"/>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6">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766"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6" table:number-rows-repeated="2">
          <table:table-cell table:style-name="ce56" table:number-columns-repeated="14"/>
          <table:table-cell/>
          <table:table-cell table:style-name="ce56" table:number-columns-repeated="15"/>
          <table:table-cell table:number-columns-repeated="34"/>
        </table:table-row>
        <table:table-row table:style-name="ro6">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6">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10" table:protected="true" table:protection-key="uAy1vYjAlm64T/3ZxYFMZBwksvU=" table:protection-key-digest-algorithm="http://www.w3.org/2000/09/xmldsig#sha1" table:print="false">
        <loext:table-protection loext:select-unprotected-cells="true"/>
        <office:forms form:automatic-focus="false" form:apply-design-mode="false"/>
        <table:shapes>
          <draw:line draw:z-index="0" draw:style-name="gr14" draw:text-style-name="P2" svg:x1="1.691cm" svg:y1="4.604cm" svg:x2="8.348cm" svg:y2="4.604cm">
            <text:p/>
          </draw:line>
          <draw:line draw:z-index="1" draw:style-name="gr14" draw:text-style-name="P2" svg:x1="1.653cm" svg:y1="5.134cm" svg:x2="8.269cm" svg:y2="5.134cm">
            <text:p/>
          </draw:line>
          <draw:line draw:z-index="2" draw:style-name="gr14" draw:text-style-name="P2" svg:x1="12.691cm" svg:y1="4.053cm" svg:x2="17.584cm" svg:y2="4.053cm">
            <text:p/>
          </draw:line>
          <draw:line draw:z-index="3" draw:style-name="gr14" draw:text-style-name="P2" svg:x1="22.536cm" svg:y1="3.95cm" svg:x2="26.989cm" svg:y2="3.95cm">
            <text:p/>
          </draw:line>
          <draw:line draw:z-index="4" draw:style-name="gr14" draw:text-style-name="P2" svg:x1="2.372cm" svg:y1="8.193cm" svg:x2="8.184cm" svg:y2="8.193cm">
            <text:p/>
          </draw:line>
          <draw:line draw:z-index="5" draw:style-name="gr14" draw:text-style-name="P2" svg:x1="2.343cm" svg:y1="9.495cm" svg:x2="8.155cm" svg:y2="9.495cm">
            <text:p/>
          </draw:line>
          <draw:line draw:z-index="6" draw:style-name="gr14" draw:text-style-name="P2" svg:x1="12.685cm" svg:y1="5.665cm" svg:x2="19.301cm" svg:y2="5.665cm">
            <text:p/>
          </draw:line>
          <draw:line draw:z-index="7" draw:style-name="gr14" draw:text-style-name="P2" svg:x1="17.161cm" svg:y1="8.755cm" svg:x2="23.777cm" svg:y2="8.755cm">
            <text:p/>
          </draw:line>
        </table:shapes>
        <table:table-column table:style-name="co20" table:default-cell-style-name="ce781"/>
        <table:table-column table:style-name="co21" table:number-columns-repeated="3" table:default-cell-style-name="ce781"/>
        <table:table-column table:style-name="co1" table:default-cell-style-name="ce781"/>
        <table:table-column table:style-name="co21" table:default-cell-style-name="ce781"/>
        <table:table-column table:style-name="co22" table:default-cell-style-name="ce781"/>
        <table:table-column table:style-name="co23" table:default-cell-style-name="ce781"/>
        <table:table-column table:style-name="co21" table:number-columns-repeated="4" table:default-cell-style-name="ce781"/>
        <table:table-column table:style-name="co24" table:default-cell-style-name="ce781"/>
        <table:table-column table:style-name="co25" table:default-cell-style-name="ce781"/>
        <table:table-column table:style-name="co26" table:number-columns-repeated="2" table:default-cell-style-name="ce781"/>
        <table:table-column table:style-name="co27" table:default-cell-style-name="ce781"/>
        <table:table-column table:style-name="co26" table:default-cell-style-name="ce781"/>
        <table:table-column table:style-name="co28" table:default-cell-style-name="ce781"/>
        <table:table-column table:style-name="co29" table:default-cell-style-name="ce781"/>
        <table:table-column table:style-name="co26" table:number-columns-repeated="2" table:default-cell-style-name="ce781"/>
        <table:table-column table:style-name="co30" table:number-columns-repeated="2" table:default-cell-style-name="ce781"/>
        <table:table-column table:style-name="co31" table:default-cell-style-name="ce781"/>
        <table:table-column table:style-name="co32" table:default-cell-style-name="ce781"/>
        <table:table-column table:style-name="co30" table:number-columns-repeated="5" table:default-cell-style-name="ce781"/>
        <table:table-column table:style-name="co26" table:default-cell-style-name="ce781"/>
        <table:table-column table:style-name="co33" table:default-cell-style-name="ce781"/>
        <table:table-column table:style-name="co34" table:default-cell-style-name="ce781"/>
        <table:table-column table:style-name="co26" table:number-columns-repeated="2" table:default-cell-style-name="ce781"/>
        <table:table-column table:style-name="co35" table:default-cell-style-name="ce781"/>
        <table:table-column table:style-name="co1" table:number-columns-repeated="2" table:default-cell-style-name="ce781"/>
        <table:table-column table:style-name="co26" table:default-cell-style-name="ce781"/>
        <table:table-column table:style-name="co36" table:default-cell-style-name="ce781"/>
        <table:table-column table:style-name="co37" table:default-cell-style-name="ce781"/>
        <table:table-column table:style-name="co38" table:number-columns-repeated="3" table:default-cell-style-name="ce781"/>
        <table:table-column table:style-name="co39" table:default-cell-style-name="ce781"/>
        <table:table-column table:style-name="co40" table:default-cell-style-name="ce781"/>
        <table:table-column table:style-name="co1" table:number-columns-repeated="2" table:default-cell-style-name="ce781"/>
        <table:table-column table:style-name="co41" table:default-cell-style-name="ce781"/>
        <table:table-column table:style-name="co42" table:default-cell-style-name="ce781"/>
        <table:table-column table:style-name="co1" table:number-columns-repeated="2" table:default-cell-style-name="ce781"/>
        <table:table-column table:style-name="co26" table:number-columns-repeated="2" table:default-cell-style-name="ce781"/>
        <table:table-column table:style-name="co43" table:default-cell-style-name="ce781"/>
        <table:table-column table:style-name="co44" table:default-cell-style-name="ce781"/>
        <table:table-column table:style-name="co26" table:number-columns-repeated="2" table:default-cell-style-name="ce781"/>
        <table:table-column table:style-name="co45" table:number-columns-repeated="3" table:default-cell-style-name="ce781"/>
        <table:table-column table:style-name="co46" table:default-cell-style-name="ce781"/>
        <table:table-column table:style-name="co47" table:default-cell-style-name="ce781"/>
        <table:table-row table:style-name="ro4">
          <table:table-cell table:style-name="ce771"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93"/>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27">(2 * </text:span>a<text:span text:style-name="T27">)</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27">/</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2" table:number-columns-repeated="4"/>
          <table:table-cell table:style-name="ce746" office:value-type="string" calcext:value-type="string">
            <text:p>Choix</text:p>
          </table:table-cell>
          <table:table-cell table:style-name="ce778" office:value-type="float" office:value="1" calcext:value-type="float">
            <text:p>1</text:p>
          </table:table-cell>
          <table:table-cell table:style-name="ce868" office:value-type="float" office:value="3" calcext:value-type="float">
            <text:p>3</text:p>
          </table:table-cell>
          <table:table-cell table:number-columns-repeated="2" table:style-name="ce950" office:value-type="float" office:value="2" calcext:value-type="float">
            <text:p>2</text:p>
          </table:table-cell>
          <table:table-cell table:style-name="ce999" office:value-type="float" office:value="2" calcext:value-type="float">
            <text:p>2</text:p>
          </table:table-cell>
          <table:table-cell table:style-name="ce999" office:value-type="float" office:value="1" calcext:value-type="float">
            <text:p>1</text:p>
          </table:table-cell>
          <table:table-cell table:style-name="ce1004" office:value-type="float" office:value="1" calcext:value-type="float">
            <text:p>1</text:p>
          </table:table-cell>
          <table:table-cell table:style-name="ce1004" office:value-type="float" office:value="2" calcext:value-type="float">
            <text:p>2</text:p>
          </table:table-cell>
          <table:table-cell table:style-name="ce1021" office:value-type="float" office:value="2" calcext:value-type="float">
            <text:p>2</text:p>
          </table:table-cell>
          <table:table-cell table:style-name="ce1021" office:value-type="float" office:value="1" calcext:value-type="float">
            <text:p>1</text:p>
          </table:table-cell>
          <table:table-cell table:number-columns-repeated="2" table:style-name="ce1039" office:value-type="float" office:value="1" calcext:value-type="float">
            <text:p>1</text:p>
          </table:table-cell>
          <table:table-cell table:number-columns-repeated="2" table:style-name="ce1051" office:value-type="float" office:value="2" calcext:value-type="float">
            <text:p>2</text:p>
          </table:table-cell>
          <table:table-cell table:style-name="ce1051" office:value-type="float" office:value="1" calcext:value-type="float">
            <text:p>1</text:p>
          </table:table-cell>
          <table:table-cell table:number-columns-repeated="2" table:style-name="ce1065" office:value-type="float" office:value="1" calcext:value-type="float">
            <text:p>1</text:p>
          </table:table-cell>
          <table:table-cell table:number-columns-repeated="2" table:style-name="ce1073" office:value-type="float" office:value="2" calcext:value-type="float">
            <text:p>2</text:p>
          </table:table-cell>
          <table:table-cell table:style-name="ce1082" office:value-type="float" office:value="1" calcext:value-type="float">
            <text:p>1</text:p>
          </table:table-cell>
          <table:table-cell table:style-name="ce1082" office:value-type="float" office:value="2" calcext:value-type="float">
            <text:p>2</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41"/>
          <table:table-cell table:style-name="ce746" office:value-type="string" calcext:value-type="string">
            <text:p>Inéquation</text:p>
          </table:table-cell>
          <table:table-cell table:style-name="ce788" table:formula="of:=IF([.F3]=1;&quot;&lt;&quot;;IF([.F3]=2;&quot;≤&quot;;IF([.F3]=3;&quot;&gt;&quot;;&quot;≥&quot;)))" office:value-type="string" office:string-value="&lt;" calcext:value-type="string">
            <text:p>&lt;</text:p>
          </table:table-cell>
          <table:table-cell table:style-name="ce869" table:formula="of:=IF([.G3]=1;&quot;&lt;&quot;;IF([.G3]=2;&quot;≤&quot;;IF([.G3]=3;&quot;&gt;&quot;;&quot;≥&quot;)))" office:value-type="string" office:string-value="&gt;" calcext:value-type="string">
            <text:p>&gt;</text:p>
          </table:table-cell>
          <table:table-cell table:style-name="ce951" table:formula="of:=IF([.H3]=1;&quot;&lt;&quot;;&quot;≤&quot;)" office:value-type="string" office:string-value="≤" calcext:value-type="string">
            <text:p>≤</text:p>
          </table:table-cell>
          <table:table-cell table:style-name="ce951" table:formula="of:=IF([.I3]=1;&quot;&lt;&quot;;&quot;≤&quot;)" office:value-type="string" office:string-value="≤" calcext:value-type="string">
            <text:p>≤</text:p>
          </table:table-cell>
          <table:table-cell table:style-name="ce1000" table:formula="of:=IF([.J3]=1;&quot;&lt;&quot;;&quot;≤&quot;)" office:value-type="string" office:string-value="≤" calcext:value-type="string">
            <text:p>≤</text:p>
          </table:table-cell>
          <table:table-cell table:style-name="ce1000" table:formula="of:=IF([.K3]=1;&quot;&lt;&quot;;&quot;≤&quot;)" office:value-type="string" office:string-value="&lt;" calcext:value-type="string">
            <text:p>&lt;</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G" calcext:value-type="string">
            <text:p>G</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G" calcext:value-type="string">
            <text:p>G</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I" calcext:value-type="string">
            <text:p>I</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41"/>
          <table:table-cell table:style-name="ce746" office:value-type="string" calcext:value-type="string">
            <text:p>Inéquation</text:p>
          </table:table-cell>
          <table:table-cell table:style-name="ce788" table:formula="of:=IF([.F3]=1;&quot;&lt;&quot;;IF([.F3]=2;&quot;&lt;=&quot;;IF([.F3]=3;&quot;&gt;&quot;;&quot;&gt;=&quot;)))" office:value-type="string" office:string-value="&lt;" calcext:value-type="string">
            <text:p>&lt;</text:p>
          </table:table-cell>
          <table:table-cell table:style-name="ce869" table:formula="of:=IF([.G3]=1;&quot;&lt;&quot;;IF([.G3]=2;&quot;&lt;=&quot;;IF([.G3]=3;&quot;&gt;&quot;;&quot;&gt;=&quot;)))" office:value-type="string" office:string-value="&gt;" calcext:value-type="string">
            <text:p>&gt;</text:p>
          </table:table-cell>
          <table:table-cell table:style-name="ce951" table:formula="of:=IF([.H3]=1;&quot;&lt;&quot;;IF([.H3]=2;&quot;&lt;=&quot;;IF([.H3]=3;&quot;&gt;&quot;;&quot;&gt;=&quot;)))" office:value-type="string" office:string-value="&lt;=" calcext:value-type="string">
            <text:p>&lt;=</text:p>
          </table:table-cell>
          <table:table-cell table:style-name="ce951" table:formula="of:=IF([.I3]=1;&quot;&lt;&quot;;IF([.I3]=2;&quot;&lt;=&quot;;IF([.I3]=3;&quot;&gt;&quot;;&quot;&gt;=&quot;)))" office:value-type="string" office:string-value="&lt;=" calcext:value-type="string">
            <text:p>&lt;=</text:p>
          </table:table-cell>
          <table:table-cell table:style-name="ce1000" table:formula="of:=IF([.J3]=1;&quot;&lt;&quot;;IF([.J3]=2;&quot;&lt;=&quot;;IF([.J3]=3;&quot;&gt;&quot;;&quot;&gt;=&quot;)))" office:value-type="string" office:string-value="&lt;=" calcext:value-type="string">
            <text:p>&lt;=</text:p>
          </table:table-cell>
          <table:table-cell table:style-name="ce1000" table:formula="of:=IF([.K3]=1;&quot;&lt;&quot;;IF([.K3]=2;&quot;&lt;=&quot;;IF([.K3]=3;&quot;&gt;&quot;;&quot;&gt;=&quot;)))" office:value-type="string" office:string-value="&lt;" calcext:value-type="string">
            <text:p>&lt;</text:p>
          </table:table-cell>
          <table:table-cell table:style-name="ce695" table:number-columns-repeated="3"/>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9">
          <table:table-cell table:style-name="ce673" office:value-type="string" calcext:value-type="string">
            <text:p>N°</text:p>
          </table:table-cell>
          <table:table-cell table:style-name="ce804"/>
          <table:table-cell table:style-name="ce672" table:number-columns-repeated="2"/>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804"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9">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lt;" calcext:value-type="string">
            <text:p>&lt;</text:p>
          </table:table-cell>
          <table:table-cell table:style-name="ce728" office:value-type="float" office:value="-11" calcext:value-type="float">
            <text:p>-11</text:p>
          </table:table-cell>
          <table:table-cell table:style-name="ce841"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string" office:string-value="-∞" calcext:value-type="string">
            <text:p>-∞</text:p>
          </table:table-cell>
          <table:table-cell table:style-name="ce1014" office:value-type="string" calcext:value-type="string">
            <text:p>;</text:p>
          </table:table-cell>
          <table:table-cell table:style-name="ce1014" table:formula="of:=IF([.F3]&lt;3;[.D7];&quot;+∞&quot;)" office:value-type="float" office:value="-11" calcext:value-type="float">
            <text:p>-11</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string" office:string-value="-infini" calcext:value-type="string">
            <text:p>-infini</text:p>
          </table:table-cell>
          <table:table-cell table:style-name="ce1014" office:value-type="string" calcext:value-type="string">
            <text:p>;</text:p>
          </table:table-cell>
          <table:table-cell table:style-name="ce1032" table:formula="of:=IF([.F3]&lt;3;[.D7];&quot;+infini&quot;)" office:value-type="float" office:value="-11" calcext:value-type="float">
            <text:p>-11</text:p>
          </table:table-cell>
          <table:table-cell table:style-name="ce1014" table:formula="of:=[.R7]" office:value-type="string" office:string-value="[" calcext:value-type="string">
            <text:p>[</text:p>
          </table:table-cell>
          <table:table-cell table:style-name="ce695"/>
          <table:table-cell table:style-name="ce804"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9">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gt;" calcext:value-type="string">
            <text:p>&gt;</text:p>
          </table:table-cell>
          <table:table-cell table:style-name="ce729" office:value-type="float" office:value="15" calcext:value-type="float">
            <text:p>15</text:p>
          </table:table-cell>
          <table:table-cell table:style-name="ce841" table:number-columns-repeated="3"/>
          <table:table-cell table:style-name="ce851"/>
          <table:table-cell table:style-name="ce939"/>
          <table:table-cell table:style-name="ce970"/>
          <table:table-cell table:style-name="ce695"/>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5" calcext:value-type="float">
            <text:p>15</text:p>
          </table:table-cell>
          <table:table-cell table:style-name="ce695" table:number-columns-repeated="2"/>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5" calcext:value-type="float">
            <text:p>15</text:p>
          </table:table-cell>
          <table:table-cell table:style-name="ce695" table:number-columns-repeated="2"/>
          <table:table-cell table:style-name="ce804"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3" calcext:value-type="float">
            <text:p>3</text:p>
          </table:table-cell>
          <table:table-cell table:style-name="ce699" table:formula="of:=IF([.O4]=&quot;G&quot;;&quot;&quot;;&quot;/////////&quot;)" table:number-columns-spanned="3" table:number-rows-spanned="1">
            <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office:value-type="string" office:string-value="//////////" calcext:value-type="string" table:number-columns-spanned="2" table:number-rows-spanned="1">
            <text:p>//////////</text:p>
          </table:table-cell>
          <table:covered-table-cell table:style-name="ce841"/>
          <table:table-cell table:style-name="ce794" office:value-type="float" office:value="4" calcext:value-type="float">
            <text:p>4</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string" office:string-value="-∞" calcext:value-type="string">
            <text:p>-∞</text:p>
          </table:table-cell>
          <table:table-cell table:style-name="ce1015" office:value-type="string" calcext:value-type="string">
            <text:p>;</text:p>
          </table:table-cell>
          <table:table-cell table:style-name="ce1023" table:formula="of:=IF([.O4]=&quot;D&quot;;&quot;+∞&quot;;[.H9])" office:value-type="float" office:value="4" calcext:value-type="float">
            <text:p>4</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string" office:string-value="-infini" calcext:value-type="string">
            <text:p>-infini</text:p>
          </table:table-cell>
          <table:table-cell table:style-name="ce1015" office:value-type="string" calcext:value-type="string">
            <text:p>;</text:p>
          </table:table-cell>
          <table:table-cell table:style-name="ce1023" table:formula="of:=IF([.O4]=&quot;D&quot;;&quot;+infini&quot;;[.H9])" office:value-type="float" office:value="4" calcext:value-type="float">
            <text:p>4</text:p>
          </table:table-cell>
          <table:table-cell table:style-name="ce1015" table:formula="of:=[.R9]" office:value-type="string" office:string-value="]" calcext:value-type="string">
            <text:p>]</text:p>
          </table:table-cell>
          <table:table-cell table:style-name="ce695"/>
          <table:table-cell table:style-name="ce804"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4" calcext:value-type="float">
            <text:p>4</text:p>
          </table:table-cell>
          <table:table-cell table:style-name="ce700" table:formula="of:=IF([.Q4]=&quot;G&quot;;&quot;&quot;;&quot;//////////&quot;)" table:number-columns-spanned="2" table:number-rows-spanned="1">
            <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office:value-type="string" office:string-value="//////////" calcext:value-type="string" table:number-columns-spanned="2" table:number-rows-spanned="1">
            <text:p>//////////</text:p>
          </table:table-cell>
          <table:covered-table-cell table:style-name="ce841"/>
          <table:table-cell table:style-name="ce730" office:value-type="float" office:value="13" calcext:value-type="float">
            <text:p>13</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lt;" calcext:value-type="string">
            <text:p>&lt;</text:p>
          </table:table-cell>
          <table:table-cell table:style-name="ce754" table:formula="of:=[.H10]" office:value-type="float" office:value="13" calcext:value-type="float">
            <text:p>13</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5" calcext:value-type="float">
            <text:p>5</text:p>
          </table:table-cell>
          <table:table-cell table:style-name="ce701" office:value-type="float" office:value="-2" calcext:value-type="float">
            <text:p>-2</text:p>
          </table:table-cell>
          <table:table-cell table:style-name="ce718" table:formula="of:=[.J4]" office:value-type="string" office:string-value="≤" calcext:value-type="string">
            <text:p>≤</text:p>
          </table:table-cell>
          <table:table-cell table:style-name="ce731" office:value-type="string" calcext:value-type="string">
            <text:p>x</text:p>
          </table:table-cell>
          <table:table-cell table:style-name="ce718" table:formula="of:=[.K4]" office:value-type="string" office:string-value="&lt;" calcext:value-type="string">
            <text:p>&lt;</text:p>
          </table:table-cell>
          <table:table-cell table:style-name="ce701" office:value-type="float" office:value="4" calcext:value-type="float">
            <text:p>4</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2" calcext:value-type="float">
            <text:p>-2</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4" calcext:value-type="float">
            <text:p>4</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804"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1]=[.P11];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11" calcext:value-type="float">
            <text:p>-11</text:p>
          </table:table-cell>
          <table:table-cell table:style-name="ce702" office:value-type="string" calcext:value-type="string">
            <text:p>;</text:p>
          </table:table-cell>
          <table:table-cell table:style-name="ce702" office:value-type="float" office:value="4" calcext:value-type="float">
            <text:p>4</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11" calcext:value-type="float">
            <text:p>-11</text:p>
          </table:table-cell>
          <table:table-cell table:style-name="ce952" table:formula="of:=IF([.L4]=&quot;[&quot;;&quot;≤&quot;;&quot;&lt;&quot;)" office:value-type="string" office:string-value="≤" calcext:value-type="string">
            <text:p>≤</text:p>
          </table:table-cell>
          <table:table-cell table:style-name="ce952" office:value-type="string" calcext:value-type="string">
            <text:p>x</text:p>
          </table:table-cell>
          <table:table-cell table:style-name="ce952" table:formula="of:=IF([.M4]=&quot;]&quot;;&quot;≤&quot;;&quot;&lt;&quot;)" office:value-type="string" office:string-value="≤" calcext:value-type="string">
            <text:p>≤</text:p>
          </table:table-cell>
          <table:table-cell table:style-name="ce952" table:formula="of:=[.G12]" office:value-type="float" office:value="4" calcext:value-type="float">
            <text:p>4</text:p>
          </table:table-cell>
          <table:table-cell table:style-name="ce952" table:number-columns-repeated="2"/>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7" calcext:value-type="float">
            <text:p>7</text:p>
          </table:table-cell>
          <table:table-cell table:style-name="ce703" office:value-type="float" office:value="1" calcext:value-type="float">
            <text:p>1</text:p>
          </table:table-cell>
          <table:table-cell table:style-name="ce719" table:formula="of:=[.H4]" office:value-type="string" office:string-value="≤" calcext:value-type="string">
            <text:p>≤</text:p>
          </table:table-cell>
          <table:table-cell table:style-name="ce735" office:value-type="string" calcext:value-type="string">
            <text:p>x</text:p>
          </table:table-cell>
          <table:table-cell table:style-name="ce719" table:formula="of:=[.I4]" office:value-type="string" office:string-value="≤" calcext:value-type="string">
            <text:p>≤</text:p>
          </table:table-cell>
          <table:table-cell table:style-name="ce703" office:value-type="float" office:value="16" calcext:value-type="float">
            <text:p>16</text:p>
          </table:table-cell>
          <table:table-cell table:style-name="ce841"/>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1" calcext:value-type="float">
            <text:p>1</text:p>
          </table:table-cell>
          <table:table-cell table:style-name="ce703" office:value-type="string" calcext:value-type="string">
            <text:p>;</text:p>
          </table:table-cell>
          <table:table-cell table:style-name="ce703" table:formula="of:=[.F13]" office:value-type="float" office:value="16" calcext:value-type="float">
            <text:p>16</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804"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8" calcext:value-type="float">
            <text:p>8</text:p>
          </table:table-cell>
          <table:table-cell table:style-name="ce704" office:value-type="float" office:value="-13" calcext:value-type="float">
            <text:p>-13</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0" calcext:value-type="float">
            <text:p>0</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13" calcext:value-type="float">
            <text:p>-13</text:p>
          </table:table-cell>
          <table:table-cell table:style-name="ce757" office:value-type="string" calcext:value-type="string">
            <text:p>;</text:p>
          </table:table-cell>
          <table:table-cell table:style-name="ce1033" table:formula="of:=[.H$14]" office:value-type="float" office:value="0" calcext:value-type="float">
            <text:p>0</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9" calcext:value-type="float">
            <text:p>9</text:p>
          </table:table-cell>
          <table:table-cell table:style-name="ce705" office:value-type="float" office:value="-14" calcext:value-type="float">
            <text:p>-14</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3" calcext:value-type="float">
            <text:p>-3</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14" calcext:value-type="float">
            <text:p>-14</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3" calcext:value-type="float">
            <text:p>-3</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14" calcext:value-type="float">
            <text:p>-14</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3" calcext:value-type="float">
            <text:p>-3</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1" calcext:value-type="float">
            <text:p>-1</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8" calcext:value-type="float">
            <text:p>8</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1" calcext:value-type="float">
            <text:p>-1</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8" calcext:value-type="float">
            <text:p>8</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4" office:value-type="float" office:value="11" calcext:value-type="float">
            <text:p>11</text:p>
          </table:table-cell>
          <table:table-cell table:style-name="ce707" office:value-type="float" office:value="5" calcext:value-type="float">
            <text:p>5</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13" calcext:value-type="float">
            <text:p>13</text:p>
          </table:table-cell>
          <table:table-cell table:style-name="ce939"/>
          <table:table-cell table:style-name="ce970"/>
          <table:table-cell table:style-name="ce695"/>
          <table:table-cell table:style-name="ce1010" table:formula="of:=[.B17]" office:value-type="float" office:value="5" calcext:value-type="float">
            <text:p>5</text:p>
          </table:table-cell>
          <table:table-cell table:style-name="ce1010" table:formula="of:=IF([.R4]=&quot;[&quot;;&quot;≤&quot;;&quot;&lt;&quot;)" office:value-type="string" office:string-value="&lt;" calcext:value-type="string">
            <text:p>&lt;</text:p>
          </table:table-cell>
          <table:table-cell table:style-name="ce1010" office:value-type="string" calcext:value-type="string">
            <text:p>x</text:p>
          </table:table-cell>
          <table:table-cell table:style-name="ce1010" table:formula="of:=IF([.S4]=&quot;]&quot;;&quot;≤&quot;;&quot;&lt;&quot;)" office:value-type="string" office:string-value="≤" calcext:value-type="string">
            <text:p>≤</text:p>
          </table:table-cell>
          <table:table-cell table:style-name="ce1010" table:formula="of:=[.H17]" office:value-type="float" office:value="13" calcext:value-type="float">
            <text:p>13</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804"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4">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771"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66"/>
          <table:covered-table-cell table:number-columns-repeated="2" table:style-name="ce985"/>
          <table:covered-table-cell table:number-columns-repeated="10"/>
          <table:table-cell/>
          <table:table-cell table:style-name="ce1092" office:value-type="float" office:value="2" calcext:value-type="float">
            <text:p>2</text:p>
          </table:table-cell>
          <table:table-cell table:style-name="ce1070" office:value-type="float" office:value="0.622780366555583" calcext:value-type="float">
            <text:p>0,622780366555583</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11" calcext:value-type="float">
            <text:p>11</text:p>
          </table:table-cell>
          <table:table-cell/>
          <table:table-cell table:style-name="ce1092" office:value-type="float" office:value="2" calcext:value-type="float">
            <text:p>2</text:p>
          </table:table-cell>
          <table:table-cell table:style-name="ce1070" office:value-type="float" office:value="0.385736756947451" calcext:value-type="float">
            <text:p>0,385736756947451</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66" table:number-columns-repeated="3"/>
          <table:table-cell table:style-name="ce985" table:number-columns-repeated="2"/>
          <table:table-cell table:number-columns-repeated="11"/>
          <table:table-cell table:style-name="ce1093" office:value-type="float" office:value="3" calcext:value-type="float">
            <text:p>3</text:p>
          </table:table-cell>
          <table:table-cell table:style-name="ce884" office:value-type="float" office:value="0.968895588986831" calcext:value-type="float">
            <text:p>0,968895588986831</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2" calcext:value-type="float">
            <text:p>2</text:p>
          </table:table-cell>
          <table:table-cell/>
          <table:table-cell table:style-name="ce1093" office:value-type="float" office:value="3" calcext:value-type="float">
            <text:p>3</text:p>
          </table:table-cell>
          <table:table-cell table:style-name="ce884" office:value-type="float" office:value="0.995629280550004" calcext:value-type="float">
            <text:p>0,99562928055000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69" office:value-type="string" calcext:value-type="string">
            <text:p></text:p>
          </table:table-cell>
          <table:table-cell table:style-name="ce969"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  x² + 2 x - 8" calcext:value-type="string" table:number-columns-spanned="5" table:number-rows-spanned="1">
            <text:p>- <text:s/>x² + 2 x - 8</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623113177840487" calcext:value-type="float">
            <text:p>0,623113177840487</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10" calcext:value-type="float">
            <text:p>10</text:p>
          </table:table-cell>
          <table:table-cell/>
          <table:table-cell table:style-name="ce1092" office:value-type="float" office:value="4" calcext:value-type="float">
            <text:p>4</text:p>
          </table:table-cell>
          <table:table-cell table:style-name="ce1070" office:value-type="float" office:value="0.384534101861017" calcext:value-type="float">
            <text:p>0,384534101861017</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2" calcext:value-type="float">
            <text:p>2</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9"/>
          <table:table-cell table:style-name="ce884" office:value-type="float" office:value="-1" calcext:value-type="float">
            <text:p>-1</text:p>
          </table:table-cell>
          <table:table-cell table:style-name="ce884" table:formula="of:=-2*[.Q23]*[.T23]" office:value-type="float" office:value="2" calcext:value-type="float">
            <text:p>2</text:p>
          </table:table-cell>
          <table:table-cell table:style-name="ce884" office:value-type="float" office:value="-8" calcext:value-type="float">
            <text:p>-8</text:p>
          </table:table-cell>
          <table:table-cell table:style-name="ce884" office:value-type="float" office:value="1" calcext:value-type="float">
            <text:p>1</text:p>
          </table:table-cell>
          <table:table-cell table:style-name="ce884" table:formula="of:=[.Q23]*[.T23]^2+[.R23]*[.T23]+[.S23]" office:value-type="float" office:value="-7" calcext:value-type="float">
            <text:p>-7</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974721932540675" calcext:value-type="float">
            <text:p>0,97472193254067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1" calcext:value-type="float">
            <text:p>1</text:p>
          </table:table-cell>
          <table:table-cell/>
          <table:table-cell table:style-name="ce1093" office:value-type="float" office:value="5" calcext:value-type="float">
            <text:p>5</text:p>
          </table:table-cell>
          <table:table-cell table:style-name="ce884" office:value-type="float" office:value="0.428770622331798" calcext:value-type="float">
            <text:p>0,428770622331798</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2" calcext:value-type="float">
            <text:p>2</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109377246081895" calcext:value-type="float">
            <text:p>0,109377246081895</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23" calcext:value-type="float">
            <text:p>23</text:p>
          </table:table-cell>
          <table:table-cell/>
          <table:table-cell table:style-name="ce1092" office:value-type="float" office:value="6" calcext:value-type="float">
            <text:p>6</text:p>
          </table:table-cell>
          <table:table-cell table:style-name="ce1070" office:value-type="float" office:value="0.460423680793296" calcext:value-type="float">
            <text:p>0,46042368079329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office:value-type="string" calcext:value-type="string">
            <text:p>-</text:p>
          </table:table-cell>
          <table:table-cell table:formula="of:=[.F25]^2" office:value-type="float" office:value="1" calcext:value-type="float">
            <text:p>1</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349661852561883" calcext:value-type="float">
            <text:p>0,34966185256188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17" calcext:value-type="float">
            <text:p>17</text:p>
          </table:table-cell>
          <table:table-cell/>
          <table:table-cell table:style-name="ce1093" office:value-type="float" office:value="7" calcext:value-type="float">
            <text:p>7</text:p>
          </table:table-cell>
          <table:table-cell table:style-name="ce884" office:value-type="float" office:value="0.828568499336922" calcext:value-type="float">
            <text:p>0,828568499336922</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1" calcext:value-type="float">
            <text:p>1</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953430907404247" calcext:value-type="float">
            <text:p>0,95343090740424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3" calcext:value-type="float">
            <text:p>3</text:p>
          </table:table-cell>
          <table:table-cell/>
          <table:table-cell table:style-name="ce1092" office:value-type="float" office:value="8" calcext:value-type="float">
            <text:p>8</text:p>
          </table:table-cell>
          <table:table-cell table:style-name="ce1070" office:value-type="float" office:value="0.899617580691771" calcext:value-type="float">
            <text:p>0,89961758069177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7" calcext:value-type="float">
            <text:p>7</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642139977833253" calcext:value-type="float">
            <text:p>0,642139977833253</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9" calcext:value-type="float">
            <text:p>9</text:p>
          </table:table-cell>
          <table:table-cell/>
          <table:table-cell table:style-name="ce1093" office:value-type="float" office:value="9" calcext:value-type="float">
            <text:p>9</text:p>
          </table:table-cell>
          <table:table-cell table:style-name="ce884" office:value-type="float" office:value="0.483633873311221" calcext:value-type="float">
            <text:p>0,483633873311221</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4">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670486111931725" calcext:value-type="float">
            <text:p>0,670486111931725</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7" calcext:value-type="float">
            <text:p>7</text:p>
          </table:table-cell>
          <table:table-cell/>
          <table:table-cell table:style-name="ce1092" office:value-type="float" office:value="10" calcext:value-type="float">
            <text:p>10</text:p>
          </table:table-cell>
          <table:table-cell table:style-name="ce1070" office:value-type="float" office:value="0.98195287248879" calcext:value-type="float">
            <text:p>0,98195287248879</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12098570210709" calcext:value-type="float">
            <text:p>0,12098570210709</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22" calcext:value-type="float">
            <text:p>22</text:p>
          </table:table-cell>
          <table:table-cell/>
          <table:table-cell table:style-name="ce1093" office:value-type="float" office:value="11" calcext:value-type="float">
            <text:p>11</text:p>
          </table:table-cell>
          <table:table-cell table:style-name="ce884" office:value-type="float" office:value="0.51320868462111" calcext:value-type="float">
            <text:p>0,51320868462111</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266812307537873" calcext:value-type="float">
            <text:p>0,26681230753787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19" calcext:value-type="float">
            <text:p>19</text:p>
          </table:table-cell>
          <table:table-cell/>
          <table:table-cell table:style-name="ce1092" office:value-type="float" office:value="12" calcext:value-type="float">
            <text:p>12</text:p>
          </table:table-cell>
          <table:table-cell table:style-name="ce1070" office:value-type="float" office:value="0.576245448722408" calcext:value-type="float">
            <text:p>0,576245448722408</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31"/>
          <table:table-cell table:style-name="ce1093" office:value-type="float" office:value="13" calcext:value-type="float">
            <text:p>13</text:p>
          </table:table-cell>
          <table:table-cell table:style-name="ce884" office:value-type="float" office:value="0.396709658298995" calcext:value-type="float">
            <text:p>0,396709658298995</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14" calcext:value-type="float">
            <text:p>14</text:p>
          </table:table-cell>
          <table:table-cell/>
          <table:table-cell table:style-name="ce1093" office:value-type="float" office:value="13" calcext:value-type="float">
            <text:p>13</text:p>
          </table:table-cell>
          <table:table-cell table:style-name="ce884" office:value-type="float" office:value="0.488433813517907" calcext:value-type="float">
            <text:p>0,488433813517907</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771"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66"/>
          <table:covered-table-cell table:number-columns-repeated="2" table:style-name="ce985"/>
          <table:covered-table-cell table:number-columns-repeated="10"/>
          <table:table-cell/>
          <table:table-cell table:style-name="ce1092" office:value-type="float" office:value="14" calcext:value-type="float">
            <text:p>14</text:p>
          </table:table-cell>
          <table:table-cell table:style-name="ce1070" office:value-type="float" office:value="0.672234109650777" calcext:value-type="float">
            <text:p>0,672234109650777</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6" calcext:value-type="float">
            <text:p>6</text:p>
          </table:table-cell>
          <table:table-cell/>
          <table:table-cell table:style-name="ce1092" office:value-type="float" office:value="14" calcext:value-type="float">
            <text:p>14</text:p>
          </table:table-cell>
          <table:table-cell table:style-name="ce1070" office:value-type="float" office:value="0.861435319188021" calcext:value-type="float">
            <text:p>0,861435319188021</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66" table:number-columns-repeated="3"/>
          <table:table-cell table:style-name="ce985" table:number-columns-repeated="2"/>
          <table:table-cell table:number-columns-repeated="11"/>
          <table:table-cell table:style-name="ce1093" office:value-type="float" office:value="15" calcext:value-type="float">
            <text:p>15</text:p>
          </table:table-cell>
          <table:table-cell table:style-name="ce884" office:value-type="float" office:value="0.85365297949278" calcext:value-type="float">
            <text:p>0,85365297949278</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5" calcext:value-type="float">
            <text:p>5</text:p>
          </table:table-cell>
          <table:table-cell/>
          <table:table-cell table:style-name="ce1093" office:value-type="float" office:value="15" calcext:value-type="float">
            <text:p>15</text:p>
          </table:table-cell>
          <table:table-cell table:style-name="ce884" office:value-type="float" office:value="0.331404509506196" calcext:value-type="float">
            <text:p>0,331404509506196</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7 x² +  x - 5" calcext:value-type="string" table:number-columns-spanned="5" table:number-rows-spanned="1">
            <text:p>7 x² + <text:s/>x - 5</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666584263557862" calcext:value-type="float">
            <text:p>0,666584263557862</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8" calcext:value-type="float">
            <text:p>8</text:p>
          </table:table-cell>
          <table:table-cell/>
          <table:table-cell table:style-name="ce1092" office:value-type="float" office:value="16" calcext:value-type="float">
            <text:p>16</text:p>
          </table:table-cell>
          <table:table-cell table:style-name="ce1070" office:value-type="float" office:value="0.861568906970755" calcext:value-type="float">
            <text:p>0,861568906970755</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7" calcext:value-type="float">
            <text:p>7</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5" calcext:value-type="float">
            <text:p>5</text:p>
          </table:table-cell>
          <table:table-cell table:number-columns-repeated="9"/>
          <table:table-cell table:style-name="ce884" table:formula="of:=INDEX([.AI20:.AI43];[.AM20])" office:value-type="float" office:value="7" calcext:value-type="float">
            <text:p>7</text:p>
          </table:table-cell>
          <table:table-cell table:style-name="ce884" table:formula="of:=INDEX([.AJ20:.AJ43];[.AM19])" office:value-type="float" office:value="1" calcext:value-type="float">
            <text:p>1</text:p>
          </table:table-cell>
          <table:table-cell table:style-name="ce884" office:value-type="float" office:value="-5" calcext:value-type="float">
            <text:p>-5</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518486433834907" calcext:value-type="float">
            <text:p>0,518486433834907</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13" calcext:value-type="float">
            <text:p>13</text:p>
          </table:table-cell>
          <table:table-cell/>
          <table:table-cell table:style-name="ce1093" office:value-type="float" office:value="17" calcext:value-type="float">
            <text:p>17</text:p>
          </table:table-cell>
          <table:table-cell table:style-name="ce884" office:value-type="float" office:value="0.895822859994709" calcext:value-type="float">
            <text:p>0,895822859994709</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2"/>
          <table:table-cell table:style-name="ce969" office:value-type="string" calcext:value-type="string" table:number-columns-spanned="2" table:number-rows-spanned="1">
            <text:p></text:p>
          </table:table-cell>
          <table:covered-table-cell table:style-name="ce677"/>
          <table:table-cell table:style-name="ce969" office:value-type="string" calcext:value-type="string" table:number-columns-spanned="2" table:number-rows-spanned="1">
            <text:p></text:p>
          </table:table-cell>
          <table:covered-table-cell/>
          <table:table-cell/>
          <table:table-cell table:style-name="ce1013"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937217661792034" calcext:value-type="float">
            <text:p>0,937217661792034</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4" calcext:value-type="float">
            <text:p>4</text:p>
          </table:table-cell>
          <table:table-cell/>
          <table:table-cell table:style-name="ce1092" office:value-type="float" office:value="18" calcext:value-type="float">
            <text:p>18</text:p>
          </table:table-cell>
          <table:table-cell table:style-name="ce1070" office:value-type="float" office:value="0.872726749542251" calcext:value-type="float">
            <text:p>0,872726749542251</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0714285714285714" calcext:value-type="float" table:number-columns-spanned="2" table:number-rows-spanned="1">
            <text:p>-1/14 <text:s text:c="2"/></text:p>
          </table:table-cell>
          <table:covered-table-cell table:style-name="ce677"/>
          <table:table-cell table:style-name="ce1049" table:formula="of:=[.Q35]*[.Q37]^2+[.R35]*[.Q37]+[.S35]" office:value-type="float" office:value="-5.03571428571429" calcext:value-type="float" table:number-columns-spanned="2" table:number-rows-spanned="1">
            <text:p>-141/28 <text:s text:c="2"/></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37292032935899" calcext:value-type="float">
            <text:p>0,37292032935899</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16" calcext:value-type="float">
            <text:p>16</text:p>
          </table:table-cell>
          <table:table-cell/>
          <table:table-cell table:style-name="ce1093" office:value-type="float" office:value="19" calcext:value-type="float">
            <text:p>19</text:p>
          </table:table-cell>
          <table:table-cell table:style-name="ce884" office:value-type="float" office:value="0.486675841820268" calcext:value-type="float">
            <text:p>0,486675841820268</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7" calcext:value-type="float">
            <text:p>7</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5" calcext:value-type="float">
            <text:p>5</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346495198261104" calcext:value-type="float">
            <text:p>0,34649519826110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18" calcext:value-type="float">
            <text:p>18</text:p>
          </table:table-cell>
          <table:table-cell/>
          <table:table-cell table:style-name="ce1092" office:value-type="float" office:value="20" calcext:value-type="float">
            <text:p>20</text:p>
          </table:table-cell>
          <table:table-cell table:style-name="ce1070" office:value-type="float" office:value="0.448317200041272" calcext:value-type="float">
            <text:p>0,448317200041272</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Q35])" office:value-type="float" office:value="7" calcext:value-type="float">
            <text:p>7</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521555287162374" calcext:value-type="float">
            <text:p>0,521555287162374</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12" calcext:value-type="float">
            <text:p>12</text:p>
          </table:table-cell>
          <table:table-cell/>
          <table:table-cell table:style-name="ce1093" office:value-type="float" office:value="21" calcext:value-type="float">
            <text:p>21</text:p>
          </table:table-cell>
          <table:table-cell table:style-name="ce884" office:value-type="float" office:value="0.0741345555089476" calcext:value-type="float">
            <text:p>0,074134555508948</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00132592432618312" calcext:value-type="float">
            <text:p>0,001325924326183</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24" calcext:value-type="float">
            <text:p>24</text:p>
          </table:table-cell>
          <table:table-cell/>
          <table:table-cell table:style-name="ce1092" office:value-type="float" office:value="22" calcext:value-type="float">
            <text:p>22</text:p>
          </table:table-cell>
          <table:table-cell table:style-name="ce1070" office:value-type="float" office:value="0.392394309810237" calcext:value-type="float">
            <text:p>0,392394309810237</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7" calcext:value-type="float">
            <text:p>7</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5" calcext:value-type="float">
            <text:p>5</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391735442827411" calcext:value-type="float">
            <text:p>0,391735442827411</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15" calcext:value-type="float">
            <text:p>15</text:p>
          </table:table-cell>
          <table:table-cell/>
          <table:table-cell table:style-name="ce1093" office:value-type="float" office:value="23" calcext:value-type="float">
            <text:p>23</text:p>
          </table:table-cell>
          <table:table-cell table:style-name="ce884" office:value-type="float" office:value="0.0188520787866343" calcext:value-type="float">
            <text:p>0,018852078786634</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2*ABS([.Q35])" office:value-type="float" office:value="14" calcext:value-type="float">
            <text:p>14</text:p>
          </table:table-cell>
          <table:table-cell table:style-name="ce677" table:number-columns-repeated="2"/>
          <table:table-cell table:style-name="ce739" table:formula="of:=ABS(4*[.Q35]^2)" office:value-type="float" office:value="196" calcext:value-type="float">
            <text:p>196</text:p>
          </table:table-cell>
          <table:table-cell table:style-name="ce677" table:number-columns-repeated="6"/>
          <table:table-cell table:number-columns-repeated="6"/>
          <table:table-cell table:style-name="ce1013"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157031872434458" calcext:value-type="float">
            <text:p>0,157031872434458</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21" calcext:value-type="float">
            <text:p>21</text:p>
          </table:table-cell>
          <table:table-cell/>
          <table:table-cell table:style-name="ce1092" office:value-type="float" office:value="24" calcext:value-type="float">
            <text:p>24</text:p>
          </table:table-cell>
          <table:table-cell table:style-name="ce1070" office:value-type="float" office:value="0.802700631565245" calcext:value-type="float">
            <text:p>0,80270063156524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215144848143978" calcext:value-type="float">
            <text:p>0,215144848143978</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20" calcext:value-type="float">
            <text:p>20</text:p>
          </table:table-cell>
          <table:table-cell/>
          <table:table-cell table:style-name="ce1093" office:value-type="float" office:value="25" calcext:value-type="float">
            <text:p>25</text:p>
          </table:table-cell>
          <table:table-cell table:style-name="ce884" office:value-type="float" office:value="0.821611588297623" calcext:value-type="float">
            <text:p>0,821611588297623</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7" calcext:value-type="float">
            <text:p>7</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5" calcext:value-type="float">
            <text:p>5</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14" calcext:value-type="float">
            <text:p>14</text:p>
          </table:table-cell>
          <table:table-cell table:style-name="ce677" table:number-columns-repeated="2"/>
          <table:table-cell table:style-name="ce739" table:formula="of:=ABS(4*[.Q35]^2/[.Q35])" office:value-type="float" office:value="28" calcext:value-type="float">
            <text:p>28</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141" calcext:value-type="float">
            <text:p>141</text:p>
          </table:table-cell>
          <table:table-cell table:style-name="ce677" table:number-columns-repeated="13"/>
          <table:table-cell table:style-name="ce1013"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7" calcext:value-type="float">
            <text:p>7</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0.5" calcext:value-type="float">
            <text:p>-0,5</text:p>
          </table:table-cell>
          <table:table-cell table:style-name="ce884"/>
          <table:table-cell table:style-name="ce884" table:formula="of:=IF([$'2nd ° Seconde N2'.H24]=[.G53];1;-0.5)" office:value-type="float" office:value="-0.5" calcext:value-type="float">
            <text:p>-0,5</text:p>
          </table:table-cell>
          <table:table-cell table:style-name="ce884" table:number-columns-repeated="4"/>
          <table:table-cell table:style-name="ce884" table:formula="of:=SUM([.W49:.AC49])"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14" calcext:value-type="float">
            <text:p>14</text:p>
          </table:table-cell>
          <table:table-cell table:style-name="ce677" table:number-columns-repeated="2"/>
          <table:table-cell table:style-name="ce739" table:formula="of:=ABS(4*[.Q35]^2/[.Q35])" office:value-type="float" office:value="28" calcext:value-type="float">
            <text:p>28</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1" calcext:value-type="float">
            <text:p>-1</text:p>
          </table:table-cell>
          <table:table-cell table:style-name="ce884" table:formula="of:=SUM([.AE36:.AE50])" office:value-type="float" office:value="37" calcext:value-type="float">
            <text:p>37</text:p>
          </table:table-cell>
          <table:table-cell table:number-columns-repeated="33"/>
        </table:table-row>
        <table:table-row table:style-name="ro4">
          <table:table-cell table:style-name="ce680"/>
          <table:table-cell table:style-name="ce709"/>
          <table:table-cell table:style-name="ce804"/>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141" calcext:value-type="float">
            <text:p>141</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 calcext:value-type="float">
            <text:p>0</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804"/>
          <table:table-cell table:style-name="ce740" table:formula="of:=[.E50]" office:value-type="float" office:value="14" calcext:value-type="float">
            <text:p>14</text:p>
          </table:table-cell>
          <table:table-cell table:style-name="ce709"/>
          <table:table-cell table:style-name="ce680"/>
          <table:table-cell table:style-name="ce709"/>
          <table:table-cell table:style-name="ce740" table:formula="of:=[.H50]" office:value-type="float" office:value="28" calcext:value-type="float">
            <text:p>28</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table-cell table:style-name="ce771"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59]=-1;&quot;-&quot;;IF([.Y59]=1;&quot;&quot;;[.Y59]))" office:value-type="float" office:value="-6" calcext:value-type="float">
            <text:p>-6</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4" calcext:value-type="float">
            <text:p>4</text:p>
          </table:table-cell>
          <table:table-cell/>
          <table:table-cell table:style-name="ce677" table:number-columns-repeated="16"/>
          <table:table-cell/>
          <table:table-cell table:formula="of:=COM.MICROSOFT.CONCAT(IF([.Y59]=-1;&quot;-&quot;;IF([.Y59]=1;&quot;&quot;;[.Y59]));&quot; x&quot;;IF([.Z59]&lt;0;&quot; - &quot;;&quot; + &quot;);ABS([.Z59]))" office:value-type="string" office:string-value="-6 x - 4" calcext:value-type="string">
            <text:p>-6 x - 4</text:p>
          </table:table-cell>
          <table:table-cell/>
          <table:table-cell table:style-name="ce884" office:value-type="float" office:value="-6" calcext:value-type="float">
            <text:p>-6</text:p>
          </table:table-cell>
          <table:table-cell table:style-name="ce884" office:value-type="float" office:value="-4" calcext:value-type="float">
            <text:p>-4</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6" calcext:value-type="string">
            <text:p><text:s/>x + 6</text:p>
          </table:table-cell>
          <table:table-cell/>
          <table:table-cell table:style-name="ce884" office:value-type="float" office:value="1" calcext:value-type="float">
            <text:p>1</text:p>
          </table:table-cell>
          <table:table-cell table:style-name="ce884" office:value-type="float" office:value="6" calcext:value-type="float">
            <text:p>6</text:p>
          </table:table-cell>
          <table:table-cell table:number-columns-repeated="38"/>
        </table:table-row>
        <table:table-row table:style-name="ro4">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style-name="ce678" table:formula="of:=IF([.Y63]=-1;&quot;-&quot;;IF([.Y63]=1;&quot;&quot;;[.Y63]))" office:value-type="float" office:value="-6" calcext:value-type="float">
            <text:p>-6</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36" calcext:value-type="float">
            <text:p>36</text:p>
          </table:table-cell>
          <table:table-cell table:formula="of:=IF([.Z59]&lt;0;&quot;-&quot;;&quot;+&quot;)" office:value-type="string" office:string-value="-" calcext:value-type="string">
            <text:p>-</text:p>
          </table:table-cell>
          <table:table-cell table:formula="of:=ABS([.Z59])" office:value-type="float" office:value="4" calcext:value-type="float">
            <text:p>4</text:p>
          </table:table-cell>
          <table:table-cell table:number-columns-repeated="3"/>
          <table:table-cell table:style-name="ce677" table:number-columns-repeated="2"/>
          <table:table-cell table:number-columns-repeated="8"/>
          <table:table-cell table:style-name="ce884" table:formula="of:=[.Y59]/[.Y61]" office:value-type="float" office:value="-6" calcext:value-type="float">
            <text:p>-6</text:p>
          </table:table-cell>
          <table:table-cell table:style-name="ce884" table:formula="of:=([.Z59]*[.Y61]-[.Y59]*[.Z61])/[.Y61]" office:value-type="float" office:value="32" calcext:value-type="float">
            <text:p>32</text:p>
          </table:table-cell>
          <table:table-cell table:number-columns-repeated="38"/>
        </table:table-row>
        <table:table-row table:style-name="ro4">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number-columns-repeated="21"/>
          <table:table-cell table:style-name="ce1013"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4">
          <table:table-cell/>
          <table:table-cell table:style-name="ce678" table:formula="of:=IF([.Y63]=-1;&quot;-&quot;;IF([.Y63]=1;&quot;&quot;;[.Y63]))" office:value-type="float" office:value="-6" calcext:value-type="float">
            <text:p>-6</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32" calcext:value-type="float">
            <text:p>32</text:p>
          </table:table-cell>
          <table:table-cell table:number-columns-repeated="12"/>
          <table:covered-table-cell table:style-name="ce1013"/>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21"/>
          <table:table-cell table:style-name="ce1013"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table-cell table:style-name="ce678" table:formula="of:=IF([.Y63]=-1;&quot;-&quot;;IF([.Y63]=1;&quot;&quot;;[.Y63]))" office:value-type="float" office:value="-6" calcext:value-type="float">
            <text:p>-6</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office:value-type="string" calcext:value-type="string">
            <text:p>)</text:p>
          </table:table-cell>
          <table:table-cell table:number-columns-repeated="2"/>
          <table:table-cell table:formula="of:=ABS([.Z63])" office:value-type="float" office:value="32" calcext:value-type="float" table:number-columns-spanned="7" table:number-rows-spanned="1">
            <text:p>32</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formula="of:=ABS([.Z63])" office:value-type="float" office:value="32" calcext:value-type="float" table:number-columns-spanned="5" table:number-rows-spanned="1">
            <text:p>32</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formula="of:=[.Y63]" office:value-type="float" office:value="-6" calcext:value-type="float">
            <text:p>-6</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4">
          <table:table-cell table:number-columns-repeated="64"/>
        </table:table-row>
        <table:table-row table:style-name="ro4">
          <table:table-cell table:style-name="ce771"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82]=-1;&quot;-&quot;;IF([.Y82]=1;&quot;&quot;;[.Y82]))" office:value-type="float" office:value="4" calcext:value-type="float">
            <text:p>4</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5" calcext:value-type="float">
            <text:p>5</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4 x + 5" calcext:value-type="string">
            <text:p>4 x + 5</text:p>
          </table:table-cell>
          <table:table-cell/>
          <table:table-cell table:style-name="ce884" table:formula="of:=INDEX([.AQ20:.AQ43];[.BA20])" office:value-type="float" office:value="4" calcext:value-type="float">
            <text:p>4</text:p>
          </table:table-cell>
          <table:table-cell table:style-name="ce884" table:formula="of:=INDEX([.AR20:.AR43];[.BA20])" office:value-type="float" office:value="5" calcext:value-type="float">
            <text:p>5</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3 x - 5" calcext:value-type="string">
            <text:p>3 x - 5</text:p>
          </table:table-cell>
          <table:table-cell/>
          <table:table-cell table:style-name="ce884" table:formula="of:=INDEX([.AS20:.AS43];[.BA20])" office:value-type="float" office:value="3" calcext:value-type="float">
            <text:p>3</text:p>
          </table:table-cell>
          <table:table-cell table:style-name="ce884" table:formula="of:=INDEX([.AT20:.AT43];[.BA20])" office:value-type="float" office:value="-5" calcext:value-type="float">
            <text:p>-5</text:p>
          </table:table-cell>
          <table:table-cell table:number-columns-repeated="38"/>
        </table:table-row>
        <table:table-row table:style-name="ro4">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formula="of:=[.Y82]" office:value-type="float" office:value="4" calcext:value-type="float">
            <text:p>4</text:p>
          </table:table-cell>
          <table:table-cell table:number-columns-repeated="3"/>
          <table:table-cell table:style-name="ce677" table:number-columns-repeated="4"/>
          <table:table-cell table:style-name="ce739" table:formula="of:=ABS([.Y82]*[.Z84])" office:value-type="float" office:value="20" calcext:value-type="float">
            <text:p>20</text:p>
          </table:table-cell>
          <table:table-cell table:style-name="ce677" table:number-columns-repeated="7"/>
          <table:table-cell table:number-columns-repeated="7"/>
          <table:table-cell table:style-name="ce1085" table:formula="of:=[.Y82]/[.Y84]" office:value-type="float" office:value="1.33333333333333" calcext:value-type="float">
            <text:p>4/3 <text:s text:c="3"/></text:p>
          </table:table-cell>
          <table:table-cell table:style-name="ce1085" table:formula="of:=([.Z82]*[.Y84]-[.Y82]*[.Z84])/[.Y84]" office:value-type="float" office:value="11.6666666666667" calcext:value-type="float">
            <text:p>35/3 <text:s text:c="3"/></text:p>
          </table:table-cell>
          <table:table-cell table:number-columns-repeated="38"/>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5" calcext:value-type="float">
            <text:p>5</text:p>
          </table:table-cell>
          <table:table-cell table:number-columns-repeated="3"/>
          <table:table-cell table:style-name="ce677" table:number-columns-repeated="2"/>
          <table:table-cell table:number-columns-repeated="47"/>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1013"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table-cell table:style-name="ce677"/>
          <table:table-cell table:number-columns-repeated="10"/>
          <table:covered-table-cell table:style-name="ce1013"/>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4">
          <table:table-cell table:number-columns-repeated="3"/>
          <table:table-cell table:style-name="ce678"/>
          <table:table-cell table:number-columns-repeated="6"/>
          <table:table-cell table:style-name="ce677"/>
          <table:table-cell table:number-columns-repeated="10"/>
          <table:covered-table-cell table:style-name="ce804"/>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table-cell table:formula="of:=[.Y82]" office:value-type="float" office:value="4" calcext:value-type="float">
            <text:p>4</text:p>
          </table:table-cell>
          <table:table-cell table:number-columns-repeated="3"/>
          <table:table-cell table:style-name="ce677" table:number-columns-repeated="4"/>
          <table:table-cell table:style-name="ce739" table:formula="of:=ABS(-[.Y82]*[.Z84]+[.Z82]*[.Y84])" office:value-type="float" office:value="35" calcext:value-type="float">
            <text:p>35</text:p>
          </table:table-cell>
          <table:table-cell table:style-name="ce677" table:number-columns-repeated="2"/>
          <table:table-cell table:number-columns-repeated="9"/>
          <table:covered-table-cell table:style-name="ce804"/>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804"/>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table-cell table:style-name="ce677"/>
          <table:table-cell table:number-columns-repeated="10"/>
          <table:covered-table-cell table:style-name="ce804"/>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number-columns-repeated="2"/>
          <table:table-cell table:style-name="ce804" table:number-columns-repeated="2"/>
          <table:table-cell table:style-name="ce677"/>
          <table:table-cell table:number-columns-repeated="16"/>
          <table:table-cell table:style-name="ce1013"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4" calcext:value-type="float">
            <text:p>4</text:p>
          </table:table-cell>
          <table:table-cell table:style-name="ce804" table:number-columns-repeated="2"/>
          <table:table-cell table:number-columns-repeated="2"/>
          <table:table-cell table:formula="of:=ABS(-[.Y82]*[.Z84]+[.Z82]*[.Y84])" office:value-type="float" office:value="35" calcext:value-type="float">
            <text:p>35</text:p>
          </table:table-cell>
          <table:table-cell table:number-columns-repeated="13"/>
          <table:covered-table-cell table:style-name="ce1071"/>
          <table:table-cell table:style-name="ce1078" table:formula="of:=IF([$'Homographique N2'.B21]=[.B99];1;-0.5)" office:value-type="float" office:value="1" calcext:value-type="float">
            <text:p>1</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1" calcext:value-type="float">
            <text:p>1</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style-name="ce678" table:formula="of:=IF([.Y82]&lt;0;&quot;-&quot;;&quot;&quot;)">
            <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style-name="ce678"/>
          <table:table-cell table:formula="of:=[.Y84]" office:value-type="float" office:value="3" calcext:value-type="float">
            <text:p>3</text:p>
          </table:table-cell>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1" calcext:value-type="float">
            <text:p>1</text:p>
          </table:table-cell>
          <table:table-cell table:style-name="ce1077" table:number-columns-repeated="2"/>
          <table:table-cell table:style-name="ce884"/>
          <table:table-cell table:style-name="ce1077" table:formula="of:=IF([$'Homographique N2'.G25]=[.F103];1;-0.5)" office:value-type="float" office:value="1" calcext:value-type="float">
            <text:p>1</text:p>
          </table:table-cell>
          <table:table-cell table:style-name="ce884" table:number-columns-repeated="2"/>
          <table:table-cell table:style-name="ce884" table:formula="of:=SUM([.W101:.AC101])" office:value-type="float" office:value="2" calcext:value-type="float">
            <text:p>2</text:p>
          </table:table-cell>
          <table:table-cell table:style-name="ce884"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4" calcext:value-type="float">
            <text:p>4</text:p>
          </table:table-cell>
          <table:table-cell/>
          <table:table-cell table:style-name="ce678"/>
          <table:table-cell/>
          <table:table-cell table:formula="of:=ABS(-[.Y82]*[.Z84]+[.Z82]*[.Y84])" office:value-type="float" office:value="35" calcext:value-type="float">
            <text:p>35</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82" office:value-type="string" calcext:value-type="string">
            <text:p>A =</text:p>
          </table:table-cell>
          <table:table-cell table:style-name="ce678" table:formula="of:=IF([.Y82]&lt;0;&quot;-&quot;;&quot;&quot;)">
            <text:p/>
          </table:table-cell>
          <table:table-cell office:value-type="string" calcext:value-type="string">
            <text:p>----</text:p>
          </table:table-cell>
          <table:table-cell table:style-name="ce804"/>
          <table:table-cell table:style-name="ce761" office:value-type="string" calcext:value-type="string">
            <text:p><text:span text:style-name="T28">B</text:span><text:span text:style-name="T29"> =</text:span></text:p>
          </table:table-cell>
          <table:table-cell table:style-name="ce678" table:formula="of:=IF(-[.Y82]*[.Z84]+[.Z82]*[.Y84]&lt;0;&quot;-&quot;;&quot;&quot;)">
            <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1.53846153846154" calcext:value-type="float">
            <text:p>1,53846153846154</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number-columns-repeated="3"/>
          <table:table-cell table:style-name="ce678" table:formula="of:=[.Y84]" office:value-type="float" office:value="3" calcext:value-type="float">
            <text:p>3</text:p>
          </table:table-cell>
          <table:table-cell table:number-columns-repeated="57"/>
        </table:table-row>
        <table:table-row table:style-name="ro4" table:number-rows-repeated="2">
          <table:table-cell table:number-columns-repeated="64"/>
        </table:table-row>
        <table:table-row table:style-name="ro4">
          <table:table-cell table:style-name="ce771" office:value-type="string" calcext:value-type="string" table:number-columns-spanned="31" table:number-rows-spanned="1">
            <text:p>Valeur absolue</text:p>
          </table:table-cell>
          <table:covered-table-cell table:number-columns-repeated="30"/>
          <table:table-cell table:number-columns-repeated="33"/>
        </table:table-row>
        <table:table-row table:style-name="ro4">
          <table:table-cell table:number-columns-repeated="64"/>
        </table:table-row>
        <table:table-row table:style-name="ro4">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86" office:value-type="string" calcext:value-type="string">
            <text:p>Rang</text:p>
          </table:table-cell>
          <table:table-cell table:style-name="ce786" table:number-columns-spanned="6" table:number-rows-spanned="1"/>
          <table:covered-table-cell table:number-columns-repeated="5" table:style-name="ce786"/>
          <table:table-cell table:style-name="ce796" office:value-type="string" calcext:value-type="string">
            <text:p>O</text:p>
          </table:table-cell>
          <table:table-cell table:style-name="ce786" office:value-type="string" calcext:value-type="string" table:number-columns-spanned="4" table:number-rows-spanned="1">
            <text:p>Concaténation</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804"/>
          <table:table-cell table:number-columns-repeated="45"/>
        </table:table-row>
        <table:table-row table:style-name="ro4">
          <table:table-cell table:style-name="ce685" office:value-type="float" office:value="0.560254916624116" calcext:value-type="float">
            <text:p>0,560254916624116</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5" calcext:value-type="float">
            <text:p>15</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15" calcext:value-type="string" table:number-columns-spanned="4" table:number-rows-spanned="1">
            <text:p>|x| = 15</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15" calcext:value-type="float">
            <text:p>-15</text:p>
          </table:table-cell>
          <table:table-cell table:style-name="ce1017" office:value-type="string" calcext:value-type="string">
            <text:p>;</text:p>
          </table:table-cell>
          <table:table-cell table:style-name="ce1017" table:formula="of:=[.D112]" office:value-type="float" office:value="15" calcext:value-type="float">
            <text:p>15</text:p>
          </table:table-cell>
          <table:table-cell table:style-name="ce1017" office:value-type="string" calcext:value-type="string">
            <text:p>}</text:p>
          </table:table-cell>
          <table:table-cell table:style-name="ce685" table:formula="of:=RANK([.A112];[.$A$112:.$A$117];0)" office:value-type="float" office:value="3" calcext:value-type="float">
            <text:p>3</text:p>
          </table:table-cell>
          <table:table-cell table:style-name="ce1059" office:value-type="float" office:value="1" calcext:value-type="float">
            <text:p>1</text:p>
          </table:table-cell>
          <table:table-cell table:number-columns-repeated="45"/>
        </table:table-row>
        <table:table-row table:style-name="ro4">
          <table:table-cell table:style-name="ce685" office:value-type="float" office:value="0.866038823231516" calcext:value-type="float">
            <text:p>0,866038823231516</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9" calcext:value-type="float">
            <text:p>9</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formula="of:=[.D113]" office:value-type="float" office:value="9" calcext:value-type="float">
            <text:p>9</text:p>
          </table:table-cell>
          <table:table-cell table:style-name="ce685" table:formula="of:=COM.MICROSOFT.CONCAT([.B113:.G113])" office:value-type="string" office:string-value="|x - 9| = 5" calcext:value-type="string" table:number-columns-spanned="4" table:number-rows-spanned="1">
            <text:p>|x - 9| = 5</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4" calcext:value-type="float">
            <text:p>4</text:p>
          </table:table-cell>
          <table:table-cell table:style-name="ce1017" office:value-type="string" calcext:value-type="string">
            <text:p>;</text:p>
          </table:table-cell>
          <table:table-cell table:style-name="ce1017" table:formula="of:=[.D113]+[.G113]" office:value-type="float" office:value="14" calcext:value-type="float">
            <text:p>14</text:p>
          </table:table-cell>
          <table:table-cell table:style-name="ce1017" office:value-type="string" calcext:value-type="string">
            <text:p>}</text:p>
          </table:table-cell>
          <table:table-cell table:style-name="ce685" table:formula="of:=RANK([.A113];[.$A$112:.$A$117];0)" office:value-type="float" office:value="2" calcext:value-type="float">
            <text:p>2</text:p>
          </table:table-cell>
          <table:table-cell table:style-name="ce1059" office:value-type="float" office:value="2" calcext:value-type="float">
            <text:p>2</text:p>
          </table:table-cell>
          <table:table-cell table:number-columns-repeated="45"/>
        </table:table-row>
        <table:table-row table:style-name="ro4">
          <table:table-cell table:style-name="ce685" office:value-type="float" office:value="0.148739705380415" calcext:value-type="float">
            <text:p>0,148739705380415</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2" calcext:value-type="float">
            <text:p>2</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4" calcext:value-type="float">
            <text:p>14</text:p>
          </table:table-cell>
          <table:table-cell table:style-name="ce685" table:formula="of:=-[.D114]" office:value-type="float" office:value="-2" calcext:value-type="float">
            <text:p>-2</text:p>
          </table:table-cell>
          <table:table-cell table:style-name="ce685" table:formula="of:=COM.MICROSOFT.CONCAT([.B114:.G114])" office:value-type="string" office:string-value="|x + 2| = 14" calcext:value-type="string" table:number-columns-spanned="4" table:number-rows-spanned="1">
            <text:p>|x + 2| = 14</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16" calcext:value-type="float">
            <text:p>-16</text:p>
          </table:table-cell>
          <table:table-cell table:style-name="ce1017" office:value-type="string" calcext:value-type="string">
            <text:p>;</text:p>
          </table:table-cell>
          <table:table-cell table:style-name="ce1017" table:formula="of:=-[.D114]+[.G114]" office:value-type="float" office:value="12" calcext:value-type="float">
            <text:p>12</text:p>
          </table:table-cell>
          <table:table-cell table:style-name="ce1017" office:value-type="string" calcext:value-type="string">
            <text:p>}</text:p>
          </table:table-cell>
          <table:table-cell table:style-name="ce685" table:formula="of:=RANK([.A114];[.$A$112:.$A$117];0)" office:value-type="float" office:value="5" calcext:value-type="float">
            <text:p>5</text:p>
          </table:table-cell>
          <table:table-cell table:style-name="ce1059" office:value-type="float" office:value="3" calcext:value-type="float">
            <text:p>3</text:p>
          </table:table-cell>
          <table:table-cell table:number-columns-repeated="45"/>
        </table:table-row>
        <table:table-row table:style-name="ro4">
          <table:table-cell table:style-name="ce685" office:value-type="float" office:value="0.330324148826255" calcext:value-type="float">
            <text:p>0,330324148826255</text:p>
          </table:table-cell>
          <table:table-cell table:style-name="ce685" office:value-type="string" calcext:value-type="string">
            <text:p>|</text:p>
          </table:table-cell>
          <table:table-cell table:style-name="ce685" office:value-type="float" office:value="14" calcext:value-type="float">
            <text:p>14</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4" calcext:value-type="float">
            <text:p>14</text:p>
          </table:table-cell>
          <table:table-cell table:style-name="ce685" table:formula="of:=[.C115]" office:value-type="float" office:value="14" calcext:value-type="float">
            <text:p>14</text:p>
          </table:table-cell>
          <table:table-cell table:style-name="ce685" table:formula="of:=COM.MICROSOFT.CONCAT([.B115:.G115])" office:value-type="string" office:string-value="|14 - x| = 14" calcext:value-type="string" table:number-columns-spanned="4" table:number-rows-spanned="1">
            <text:p>|14 - x| = 14</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0" calcext:value-type="float">
            <text:p>0</text:p>
          </table:table-cell>
          <table:table-cell table:style-name="ce1017" office:value-type="string" calcext:value-type="string">
            <text:p>;</text:p>
          </table:table-cell>
          <table:table-cell table:style-name="ce1017" table:formula="of:=[.C115]+[.G115]" office:value-type="float" office:value="28" calcext:value-type="float">
            <text:p>28</text:p>
          </table:table-cell>
          <table:table-cell table:style-name="ce1017" office:value-type="string" calcext:value-type="string">
            <text:p>}</text:p>
          </table:table-cell>
          <table:table-cell table:style-name="ce685" table:formula="of:=RANK([.A115];[.$A$112:.$A$117];0)" office:value-type="float" office:value="4" calcext:value-type="float">
            <text:p>4</text:p>
          </table:table-cell>
          <table:table-cell table:style-name="ce1059" office:value-type="float" office:value="4" calcext:value-type="float">
            <text:p>4</text:p>
          </table:table-cell>
          <table:table-cell table:number-columns-repeated="45"/>
        </table:table-row>
        <table:table-row table:style-name="ro4">
          <table:table-cell table:style-name="ce685" office:value-type="float" office:value="0.11367436270423" calcext:value-type="float">
            <text:p>0,11367436270423</text:p>
          </table:table-cell>
          <table:table-cell table:style-name="ce685" office:value-type="string" calcext:value-type="string">
            <text:p>|</text:p>
          </table:table-cell>
          <table:table-cell table:style-name="ce685" office:value-type="float" office:value="7" calcext:value-type="float">
            <text:p>7</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4" calcext:value-type="float">
            <text:p>4</text:p>
          </table:table-cell>
          <table:table-cell table:style-name="ce685" table:formula="of:=-[.C116]" office:value-type="float" office:value="-7" calcext:value-type="float">
            <text:p>-7</text:p>
          </table:table-cell>
          <table:table-cell table:style-name="ce685" table:formula="of:=COM.MICROSOFT.CONCAT([.B116:.G116])" office:value-type="string" office:string-value="|7 + x| = 4" calcext:value-type="string" table:number-columns-spanned="4" table:number-rows-spanned="1">
            <text:p>|7 + x| = 4</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11" calcext:value-type="float">
            <text:p>-11</text:p>
          </table:table-cell>
          <table:table-cell table:style-name="ce1017" office:value-type="string" calcext:value-type="string">
            <text:p>;</text:p>
          </table:table-cell>
          <table:table-cell table:style-name="ce1017" table:formula="of:=-[.C116]+[.G116]" office:value-type="float" office:value="-3" calcext:value-type="float">
            <text:p>-3</text:p>
          </table:table-cell>
          <table:table-cell table:style-name="ce1017" office:value-type="string" calcext:value-type="string">
            <text:p>}</text:p>
          </table:table-cell>
          <table:table-cell table:style-name="ce685" table:formula="of:=RANK([.A116];[.$A$112:.$A$117];0)" office:value-type="float" office:value="6" calcext:value-type="float">
            <text:p>6</text:p>
          </table:table-cell>
          <table:table-cell table:style-name="ce1059" office:value-type="float" office:value="5" calcext:value-type="float">
            <text:p>5</text:p>
          </table:table-cell>
          <table:table-cell table:number-columns-repeated="45"/>
        </table:table-row>
        <table:table-row table:style-name="ro4">
          <table:table-cell table:style-name="ce685" office:value-type="float" office:value="0.968094445629611" calcext:value-type="float">
            <text:p>0,968094445629611</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 calcext:value-type="float">
            <text:p>-1</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1" calcext:value-type="string" table:number-columns-spanned="4" table:number-rows-spanned="1">
            <text:p>|x| = -1</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1" calcext:value-type="float">
            <text:p>1</text:p>
          </table:table-cell>
          <table:table-cell table:style-name="ce1059" office:value-type="float" office:value="6" calcext:value-type="float">
            <text:p>6</text:p>
          </table:table-cell>
          <table:table-cell table:number-columns-repeated="45"/>
        </table:table-row>
        <table:table-row table:style-name="ro4">
          <table:table-cell table:number-columns-repeated="64"/>
        </table:table-row>
        <table:table-row table:style-name="ro4">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86" office:value-type="string" calcext:value-type="string">
            <text:p>Rang</text:p>
          </table:table-cell>
          <table:table-cell table:style-name="ce786" table:number-columns-repeated="3"/>
          <table:table-cell table:style-name="ce786"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27">₂</text:span></text:p>
          </table:table-cell>
          <table:table-cell table:style-name="ce786" office:value-type="string" calcext:value-type="string" table:number-columns-spanned="4" table:number-rows-spanned="1">
            <text:p>Concaténation</text:p>
          </table:table-cell>
          <table:covered-table-cell table:number-columns-repeated="3" table:style-name="ce786"/>
          <table:table-cell table:style-name="ce786"/>
          <table:table-cell table:style-name="ce786" office:value-type="string" calcext:value-type="string">
            <text:p>Hachure</text:p>
          </table:table-cell>
          <table:table-cell table:style-name="ce786"/>
          <table:table-cell table:style-name="ce786" office:value-type="string" calcext:value-type="string" table:number-columns-spanned="4" table:number-rows-spanned="1">
            <text:p>Calcul</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804"/>
          <table:table-cell/>
          <table:table-cell table:style-name="ce804"/>
          <table:table-cell table:number-columns-repeated="37"/>
        </table:table-row>
        <table:table-row table:style-name="ro4">
          <table:table-cell table:style-name="ce686" office:value-type="float" office:value="0.0900473055092569" calcext:value-type="float">
            <text:p>0,090047305509257</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15" calcext:value-type="float">
            <text:p>15</text:p>
          </table:table-cell>
          <table:table-cell table:style-name="ce686" table:formula="of:=-[.G122]" office:value-type="float" office:value="-15" calcext:value-type="float">
            <text:p>-15</text:p>
          </table:table-cell>
          <table:table-cell table:style-name="ce797" office:value-type="float" office:value="0" calcext:value-type="float">
            <text:p>0</text:p>
          </table:table-cell>
          <table:table-cell table:style-name="ce686" table:formula="of:=[.D122]" office:value-type="float" office:value="15" calcext:value-type="float">
            <text:p>15</text:p>
          </table:table-cell>
          <table:table-cell table:style-name="ce686" table:formula="of:=COM.MICROSOFT.CONCAT([.B122];[.C122];[.D122])" office:value-type="string" office:string-value="|x| &lt; 15" calcext:value-type="string" table:number-columns-spanned="4" table:number-rows-spanned="1">
            <text:p>|x| &lt; 15</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15" calcext:value-type="float">
            <text:p>-15</text:p>
          </table:table-cell>
          <table:table-cell table:style-name="ce797" office:value-type="string" calcext:value-type="string">
            <text:p>;</text:p>
          </table:table-cell>
          <table:table-cell table:style-name="ce797" table:formula="of:=[.D122]" office:value-type="float" office:value="15" calcext:value-type="float">
            <text:p>15</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6" calcext:value-type="float">
            <text:p>6</text:p>
          </table:table-cell>
          <table:table-cell table:style-name="ce1059" office:value-type="float" office:value="1" calcext:value-type="float">
            <text:p>1</text:p>
          </table:table-cell>
          <table:table-cell/>
          <table:table-cell table:style-name="ce804"/>
          <table:table-cell table:number-columns-repeated="37"/>
        </table:table-row>
        <table:table-row table:style-name="ro4">
          <table:table-cell table:style-name="ce686" office:value-type="float" office:value="0.0958570016526256" calcext:value-type="float">
            <text:p>0,095857001652626</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11" calcext:value-type="float">
            <text:p>11</text:p>
          </table:table-cell>
          <table:table-cell table:style-name="ce686" table:formula="of:=-[.G123]" office:value-type="float" office:value="-11" calcext:value-type="float">
            <text:p>-11</text:p>
          </table:table-cell>
          <table:table-cell table:style-name="ce797" office:value-type="float" office:value="0" calcext:value-type="float">
            <text:p>0</text:p>
          </table:table-cell>
          <table:table-cell table:style-name="ce686" table:formula="of:=[.D123]" office:value-type="float" office:value="11" calcext:value-type="float">
            <text:p>11</text:p>
          </table:table-cell>
          <table:table-cell table:style-name="ce686" table:formula="of:=COM.MICROSOFT.CONCAT([.B123];[.C123];[.D123])" office:value-type="string" office:string-value="|x| &gt; 11" calcext:value-type="string" table:number-columns-spanned="4" table:number-rows-spanned="1">
            <text:p>|x| &gt; 11</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11" calcext:value-type="float">
            <text:p>-11</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11" calcext:value-type="float">
            <text:p>11</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5" calcext:value-type="float">
            <text:p>5</text:p>
          </table:table-cell>
          <table:table-cell table:style-name="ce1059" office:value-type="float" office:value="2" calcext:value-type="float">
            <text:p>2</text:p>
          </table:table-cell>
          <table:table-cell/>
          <table:table-cell table:style-name="ce804"/>
          <table:table-cell table:number-columns-repeated="37"/>
        </table:table-row>
        <table:table-row table:style-name="ro4">
          <table:table-cell table:style-name="ce686" office:value-type="float" office:value="0.633512566446719" calcext:value-type="float">
            <text:p>0,633512566446719</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4" calcext:value-type="float">
            <text:p>4</text:p>
          </table:table-cell>
          <table:table-cell table:style-name="ce686" table:formula="of:=-[.G124]" office:value-type="float" office:value="-4" calcext:value-type="float">
            <text:p>-4</text:p>
          </table:table-cell>
          <table:table-cell table:style-name="ce797" office:value-type="float" office:value="0" calcext:value-type="float">
            <text:p>0</text:p>
          </table:table-cell>
          <table:table-cell table:style-name="ce686" table:formula="of:=[.D124]" office:value-type="float" office:value="4" calcext:value-type="float">
            <text:p>4</text:p>
          </table:table-cell>
          <table:table-cell table:style-name="ce686" table:formula="of:=COM.MICROSOFT.CONCAT([.B124];[.C124];[.D124])" office:value-type="string" office:string-value="|x| ≤ 4" calcext:value-type="string" table:number-columns-spanned="4" table:number-rows-spanned="1">
            <text:p>|x| ≤ 4</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4" calcext:value-type="float">
            <text:p>-4</text:p>
          </table:table-cell>
          <table:table-cell table:style-name="ce797" office:value-type="string" calcext:value-type="string">
            <text:p>;</text:p>
          </table:table-cell>
          <table:table-cell table:style-name="ce797" table:formula="of:=[.D124]" office:value-type="float" office:value="4" calcext:value-type="float">
            <text:p>4</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3" calcext:value-type="float">
            <text:p>3</text:p>
          </table:table-cell>
          <table:table-cell table:style-name="ce1059" office:value-type="float" office:value="3" calcext:value-type="float">
            <text:p>3</text:p>
          </table:table-cell>
          <table:table-cell/>
          <table:table-cell table:style-name="ce804"/>
          <table:table-cell table:number-columns-repeated="37"/>
        </table:table-row>
        <table:table-row table:style-name="ro4">
          <table:table-cell table:style-name="ce686" office:value-type="float" office:value="0.965297843144457" calcext:value-type="float">
            <text:p>0,965297843144457</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8" calcext:value-type="float">
            <text:p>8</text:p>
          </table:table-cell>
          <table:table-cell table:style-name="ce686" table:formula="of:=-[.G125]" office:value-type="float" office:value="-8" calcext:value-type="float">
            <text:p>-8</text:p>
          </table:table-cell>
          <table:table-cell table:style-name="ce797" office:value-type="float" office:value="0" calcext:value-type="float">
            <text:p>0</text:p>
          </table:table-cell>
          <table:table-cell table:style-name="ce686" table:formula="of:=[.D125]" office:value-type="float" office:value="8" calcext:value-type="float">
            <text:p>8</text:p>
          </table:table-cell>
          <table:table-cell table:style-name="ce686" table:formula="of:=COM.MICROSOFT.CONCAT([.B125];[.C125];[.D125])" office:value-type="string" office:string-value="|x| ≥ 8" calcext:value-type="string" table:number-columns-spanned="4" table:number-rows-spanned="1">
            <text:p>|x| ≥ 8</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8" calcext:value-type="float">
            <text:p>-8</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8" calcext:value-type="float">
            <text:p>8</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1" calcext:value-type="float">
            <text:p>1</text:p>
          </table:table-cell>
          <table:table-cell table:style-name="ce1059" office:value-type="float" office:value="4" calcext:value-type="float">
            <text:p>4</text:p>
          </table:table-cell>
          <table:table-cell/>
          <table:table-cell table:style-name="ce804"/>
          <table:table-cell table:number-columns-repeated="37"/>
        </table:table-row>
        <table:table-row table:style-name="ro4">
          <table:table-cell table:style-name="ce686" office:value-type="float" office:value="0.214536129112557" calcext:value-type="float">
            <text:p>0,214536129112557</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3" calcext:value-type="float">
            <text:p>-3</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3" calcext:value-type="string" table:number-columns-spanned="4" table:number-rows-spanned="1">
            <text:p>|x| &lt; -3</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4" calcext:value-type="float">
            <text:p>4</text:p>
          </table:table-cell>
          <table:table-cell table:style-name="ce1059" office:value-type="float" office:value="5" calcext:value-type="float">
            <text:p>5</text:p>
          </table:table-cell>
          <table:table-cell/>
          <table:table-cell table:style-name="ce804"/>
          <table:table-cell table:number-columns-repeated="37"/>
        </table:table-row>
        <table:table-row table:style-name="ro4">
          <table:table-cell table:style-name="ce686" office:value-type="float" office:value="0.891281983721256" calcext:value-type="float">
            <text:p>0,891281983721256</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5" calcext:value-type="float">
            <text:p>-5</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5" calcext:value-type="string" table:number-columns-spanned="4" table:number-rows-spanned="1">
            <text:p>|x| &gt; -5</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2" calcext:value-type="float">
            <text:p>2</text:p>
          </table:table-cell>
          <table:table-cell table:style-name="ce1059" office:value-type="float" office:value="6" calcext:value-type="float">
            <text:p>6</text:p>
          </table:table-cell>
          <table:table-cell/>
          <table:table-cell table:style-name="ce804"/>
          <table:table-cell table:number-columns-repeated="37"/>
        </table:table-row>
        <table:table-row table:style-name="ro4">
          <table:table-cell table:style-name="ce786" office:value-type="string" calcext:value-type="string">
            <text:p>Rang</text:p>
          </table:table-cell>
          <table:table-cell table:style-name="ce786" table:number-columns-repeated="6"/>
          <table:table-cell table:style-name="ce786" office:value-type="string" calcext:value-type="string" table:number-columns-spanned="4" table:number-rows-spanned="1">
            <text:p>Concaténation</text:p>
          </table:table-cell>
          <table:covered-table-cell table:number-columns-repeated="3" table:style-name="ce786"/>
          <table:table-cell table:style-name="ce786"/>
          <table:table-cell table:style-name="ce786" office:value-type="string" calcext:value-type="string">
            <text:p>Hachure</text:p>
          </table:table-cell>
          <table:table-cell table:style-name="ce786"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27">₂</text:span></text:p>
          </table:table-cell>
          <table:table-cell table:style-name="ce786"/>
          <table:table-cell table:style-name="ce786" office:value-type="string" calcext:value-type="string" table:number-columns-spanned="4" table:number-rows-spanned="1">
            <text:p>Calcul</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1059"/>
          <table:table-cell table:number-columns-repeated="36"/>
        </table:table-row>
        <table:table-row table:style-name="ro4">
          <table:table-cell table:style-name="ce687" office:value-type="float" office:value="0.101452962072248" calcext:value-type="float">
            <text:p>0,10145296207224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7" calcext:value-type="float">
            <text:p>7</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5" calcext:value-type="float">
            <text:p>5</text:p>
          </table:table-cell>
          <table:table-cell table:style-name="ce687" table:formula="of:=COM.MICROSOFT.CONCAT([.B129:.G129])" office:value-type="string" office:string-value="|x - 7| &lt; 5" calcext:value-type="string" table:number-columns-spanned="4" table:number-rows-spanned="1">
            <text:p>|x - 7| &lt; 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2" calcext:value-type="float">
            <text:p>2</text:p>
          </table:table-cell>
          <table:table-cell table:style-name="ce1011" table:formula="of:=[.D129]" office:value-type="float" office:value="7" calcext:value-type="float">
            <text:p>7</text:p>
          </table:table-cell>
          <table:table-cell table:style-name="ce1011" table:formula="of:=[.O129]+[.G129]" office:value-type="float" office:value="12" calcext:value-type="float">
            <text:p>12</text:p>
          </table:table-cell>
          <table:table-cell table:style-name="ce1011" table:formula="of:=[.D129]-[.G129]" office:value-type="float" office:value="2" calcext:value-type="float">
            <text:p>2</text:p>
          </table:table-cell>
          <table:table-cell table:style-name="ce1011" office:value-type="string" calcext:value-type="string">
            <text:p>;</text:p>
          </table:table-cell>
          <table:table-cell table:style-name="ce1011" table:formula="of:=[.D129]+[.G129]" office:value-type="float" office:value="12" calcext:value-type="float">
            <text:p>12</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11" calcext:value-type="float">
            <text:p>11</text:p>
          </table:table-cell>
          <table:table-cell table:style-name="ce1059" office:value-type="float" office:value="1" calcext:value-type="float">
            <text:p>1</text:p>
          </table:table-cell>
          <table:table-cell table:number-columns-repeated="36"/>
        </table:table-row>
        <table:table-row table:style-name="ro4">
          <table:table-cell table:style-name="ce687" office:value-type="float" office:value="0.910062830763365" calcext:value-type="float">
            <text:p>0,91006283076336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table:formula="of:=COM.MICROSOFT.CONCAT([.B130:.G130])" office:value-type="string" office:string-value="|x - 8| ≤ 1" calcext:value-type="string" table:number-columns-spanned="4" table:number-rows-spanned="1">
            <text:p>|x - 8| ≤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7" calcext:value-type="float">
            <text:p>7</text:p>
          </table:table-cell>
          <table:table-cell table:style-name="ce1011" table:formula="of:=[.D130]" office:value-type="float" office:value="8" calcext:value-type="float">
            <text:p>8</text:p>
          </table:table-cell>
          <table:table-cell table:style-name="ce1011" table:formula="of:=[.O130]+[.G130]" office:value-type="float" office:value="9" calcext:value-type="float">
            <text:p>9</text:p>
          </table:table-cell>
          <table:table-cell table:style-name="ce1011" table:formula="of:=[.D130]-[.G130]" office:value-type="float" office:value="7" calcext:value-type="float">
            <text:p>7</text:p>
          </table:table-cell>
          <table:table-cell table:style-name="ce1011" office:value-type="string" calcext:value-type="string">
            <text:p>;</text:p>
          </table:table-cell>
          <table:table-cell table:style-name="ce1011" table:formula="of:=[.D130]+[.G130]" office:value-type="float" office:value="9" calcext:value-type="float">
            <text:p>9</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2" calcext:value-type="float">
            <text:p>2</text:p>
          </table:table-cell>
          <table:table-cell table:style-name="ce1059" office:value-type="float" office:value="2" calcext:value-type="float">
            <text:p>2</text:p>
          </table:table-cell>
          <table:table-cell table:number-columns-repeated="36"/>
        </table:table-row>
        <table:table-row table:style-name="ro4">
          <table:table-cell table:style-name="ce687" office:value-type="float" office:value="0.644736150238599" calcext:value-type="float">
            <text:p>0,644736150238599</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7" calcext:value-type="float">
            <text:p>7</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3" calcext:value-type="float">
            <text:p>13</text:p>
          </table:table-cell>
          <table:table-cell table:style-name="ce687" table:formula="of:=COM.MICROSOFT.CONCAT([.B131:.G131])" office:value-type="string" office:string-value="|x + 7| &lt; 13" calcext:value-type="string" table:number-columns-spanned="4" table:number-rows-spanned="1">
            <text:p>|x + 7| &lt; 1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20" calcext:value-type="float">
            <text:p>-20</text:p>
          </table:table-cell>
          <table:table-cell table:style-name="ce1011" table:formula="of:=-[.D131]" office:value-type="float" office:value="-7" calcext:value-type="float">
            <text:p>-7</text:p>
          </table:table-cell>
          <table:table-cell table:style-name="ce1011" table:formula="of:=[.O131]+[.G131]" office:value-type="float" office:value="6" calcext:value-type="float">
            <text:p>6</text:p>
          </table:table-cell>
          <table:table-cell table:style-name="ce1011" table:formula="of:=-[.D131]-[.G131]" office:value-type="float" office:value="-20" calcext:value-type="float">
            <text:p>-20</text:p>
          </table:table-cell>
          <table:table-cell table:style-name="ce1011" office:value-type="string" calcext:value-type="string">
            <text:p>;</text:p>
          </table:table-cell>
          <table:table-cell table:style-name="ce1011" table:formula="of:=[.G131]-[.D131]" office:value-type="float" office:value="6" calcext:value-type="float">
            <text:p>6</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5" calcext:value-type="float">
            <text:p>5</text:p>
          </table:table-cell>
          <table:table-cell table:style-name="ce1059" office:value-type="float" office:value="3" calcext:value-type="float">
            <text:p>3</text:p>
          </table:table-cell>
          <table:table-cell table:number-columns-repeated="36"/>
        </table:table-row>
        <table:table-row table:style-name="ro4">
          <table:table-cell table:style-name="ce687" office:value-type="float" office:value="0.589181713207768" calcext:value-type="float">
            <text:p>0,58918171320776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table:formula="of:=COM.MICROSOFT.CONCAT([.B132:.G132])" office:value-type="string" office:string-value="|x + 15| ≤ 15" calcext:value-type="string" table:number-columns-spanned="4" table:number-rows-spanned="1">
            <text:p>|x + 15| ≤ 1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30" calcext:value-type="float">
            <text:p>-30</text:p>
          </table:table-cell>
          <table:table-cell table:style-name="ce1011" table:formula="of:=-[.D132]" office:value-type="float" office:value="-15" calcext:value-type="float">
            <text:p>-15</text:p>
          </table:table-cell>
          <table:table-cell table:style-name="ce1011" table:formula="of:=[.O132]+[.G132]" office:value-type="float" office:value="0" calcext:value-type="float">
            <text:p>0</text:p>
          </table:table-cell>
          <table:table-cell table:style-name="ce1011" table:formula="of:=-[.D132]-[.G132]" office:value-type="float" office:value="-30" calcext:value-type="float">
            <text:p>-30</text:p>
          </table:table-cell>
          <table:table-cell table:style-name="ce1011" office:value-type="string" calcext:value-type="string">
            <text:p>;</text:p>
          </table:table-cell>
          <table:table-cell table:style-name="ce1011" table:formula="of:=[.G132]-[.D132]" office:value-type="float" office:value="0" calcext:value-type="float">
            <text:p>0</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6" calcext:value-type="float">
            <text:p>6</text:p>
          </table:table-cell>
          <table:table-cell table:style-name="ce1059" office:value-type="float" office:value="4" calcext:value-type="float">
            <text:p>4</text:p>
          </table:table-cell>
          <table:table-cell table:number-columns-repeated="36"/>
        </table:table-row>
        <table:table-row table:style-name="ro4">
          <table:table-cell table:style-name="ce687" office:value-type="float" office:value="0.0955954382730577" calcext:value-type="float">
            <text:p>0,095595438273058</text:p>
          </table:table-cell>
          <table:table-cell table:style-name="ce687" office:value-type="string" calcext:value-type="string">
            <text:p>|</text:p>
          </table:table-cell>
          <table:table-cell table:style-name="ce687" office:value-type="float" office:value="12" calcext:value-type="float">
            <text:p>12</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 calcext:value-type="float">
            <text:p>1</text:p>
          </table:table-cell>
          <table:table-cell table:style-name="ce687" table:formula="of:=COM.MICROSOFT.CONCAT([.B133:.G133])" office:value-type="string" office:string-value="|12 - x| &gt; 1" calcext:value-type="string" table:number-columns-spanned="4" table:number-rows-spanned="1">
            <text:p>|12 - x| &gt;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11" calcext:value-type="float">
            <text:p>11</text:p>
          </table:table-cell>
          <table:table-cell table:style-name="ce1011" table:formula="of:=[.C133]" office:value-type="float" office:value="12" calcext:value-type="float">
            <text:p>12</text:p>
          </table:table-cell>
          <table:table-cell table:style-name="ce1011" table:formula="of:=[.O133]+[.G133]" office:value-type="float" office:value="13" calcext:value-type="float">
            <text:p>13</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11" calcext:value-type="float">
            <text:p>11</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13" calcext:value-type="float">
            <text:p>13</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12" calcext:value-type="float">
            <text:p>12</text:p>
          </table:table-cell>
          <table:table-cell table:style-name="ce1059" office:value-type="float" office:value="5" calcext:value-type="float">
            <text:p>5</text:p>
          </table:table-cell>
          <table:table-cell table:number-columns-repeated="36"/>
        </table:table-row>
        <table:table-row table:style-name="ro4">
          <table:table-cell table:style-name="ce687" office:value-type="float" office:value="0.425540569603121" calcext:value-type="float">
            <text:p>0,425540569603121</text:p>
          </table:table-cell>
          <table:table-cell table:style-name="ce687" office:value-type="string" calcext:value-type="string">
            <text:p>|</text:p>
          </table:table-cell>
          <table:table-cell table:style-name="ce687" office:value-type="float" office:value="1" calcext:value-type="float">
            <text:p>1</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table:formula="of:=COM.MICROSOFT.CONCAT([.B134:.G134])" office:value-type="string" office:string-value="|1 - x| ≥ 9" calcext:value-type="string" table:number-columns-spanned="4" table:number-rows-spanned="1">
            <text:p>|1 - x| ≥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8" calcext:value-type="float">
            <text:p>-8</text:p>
          </table:table-cell>
          <table:table-cell table:style-name="ce1011" table:formula="of:=[.C134]" office:value-type="float" office:value="1" calcext:value-type="float">
            <text:p>1</text:p>
          </table:table-cell>
          <table:table-cell table:style-name="ce1011" table:formula="of:=[.O134]+[.G134]" office:value-type="float" office:value="10" calcext:value-type="float">
            <text:p>10</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8" calcext:value-type="float">
            <text:p>-8</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10" calcext:value-type="float">
            <text:p>10</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8" calcext:value-type="float">
            <text:p>8</text:p>
          </table:table-cell>
          <table:table-cell table:style-name="ce1059" office:value-type="float" office:value="6" calcext:value-type="float">
            <text:p>6</text:p>
          </table:table-cell>
          <table:table-cell table:number-columns-repeated="36"/>
        </table:table-row>
        <table:table-row table:style-name="ro4">
          <table:table-cell table:style-name="ce687" office:value-type="float" office:value="0.929818093563728" calcext:value-type="float">
            <text:p>0,929818093563728</text:p>
          </table:table-cell>
          <table:table-cell table:style-name="ce687" office:value-type="string" calcext:value-type="string">
            <text:p>|</text:p>
          </table:table-cell>
          <table:table-cell table:style-name="ce687" office:value-type="float" office:value="11" calcext:value-type="float">
            <text:p>11</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3" calcext:value-type="float">
            <text:p>13</text:p>
          </table:table-cell>
          <table:table-cell table:style-name="ce687" table:formula="of:=COM.MICROSOFT.CONCAT([.B135:.G135])" office:value-type="string" office:string-value="|11 + x| &gt; 13" calcext:value-type="string" table:number-columns-spanned="4" table:number-rows-spanned="1">
            <text:p>|11 + x| &gt; 1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24" calcext:value-type="float">
            <text:p>-24</text:p>
          </table:table-cell>
          <table:table-cell table:style-name="ce1011" table:formula="of:=-[.C135]" office:value-type="float" office:value="-11" calcext:value-type="float">
            <text:p>-11</text:p>
          </table:table-cell>
          <table:table-cell table:style-name="ce1011" table:formula="of:=[.O135]+[.G135]" office:value-type="float" office:value="2" calcext:value-type="float">
            <text:p>2</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24" calcext:value-type="float">
            <text:p>-24</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2" calcext:value-type="float">
            <text:p>2</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1" calcext:value-type="float">
            <text:p>1</text:p>
          </table:table-cell>
          <table:table-cell table:style-name="ce1059" office:value-type="float" office:value="7" calcext:value-type="float">
            <text:p>7</text:p>
          </table:table-cell>
          <table:table-cell table:number-columns-repeated="36"/>
        </table:table-row>
        <table:table-row table:style-name="ro4">
          <table:table-cell table:style-name="ce687" office:value-type="float" office:value="0.354396381411585" calcext:value-type="float">
            <text:p>0,354396381411585</text:p>
          </table:table-cell>
          <table:table-cell table:style-name="ce687" office:value-type="string" calcext:value-type="string">
            <text:p>|</text:p>
          </table:table-cell>
          <table:table-cell table:style-name="ce687" office:value-type="float" office:value="6" calcext:value-type="float">
            <text:p>6</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table:formula="of:=COM.MICROSOFT.CONCAT([.B136:.G136])" office:value-type="string" office:string-value="|6 + x| ≥ 13" calcext:value-type="string" table:number-columns-spanned="4" table:number-rows-spanned="1">
            <text:p>|6 + x| ≥ 1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19" calcext:value-type="float">
            <text:p>-19</text:p>
          </table:table-cell>
          <table:table-cell table:style-name="ce1011" table:formula="of:=-[.C136]" office:value-type="float" office:value="-6" calcext:value-type="float">
            <text:p>-6</text:p>
          </table:table-cell>
          <table:table-cell table:style-name="ce1011" table:formula="of:=[.O136]+[.G136]" office:value-type="float" office:value="7" calcext:value-type="float">
            <text:p>7</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19" calcext:value-type="float">
            <text:p>-19</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7" calcext:value-type="float">
            <text:p>7</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9" calcext:value-type="float">
            <text:p>9</text:p>
          </table:table-cell>
          <table:table-cell table:style-name="ce1059" office:value-type="float" office:value="8" calcext:value-type="float">
            <text:p>8</text:p>
          </table:table-cell>
          <table:table-cell table:number-columns-repeated="36"/>
        </table:table-row>
        <table:table-row table:style-name="ro4">
          <table:table-cell table:style-name="ce687" office:value-type="float" office:value="0.675274095468416" calcext:value-type="float">
            <text:p>0,675274095468416</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2" calcext:value-type="float">
            <text:p>12</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3" calcext:value-type="float">
            <text:p>-13</text:p>
          </table:table-cell>
          <table:table-cell table:style-name="ce687" table:formula="of:=COM.MICROSOFT.CONCAT([.B137:.G137])" office:value-type="string" office:string-value="|x - 12| &lt; -13" calcext:value-type="string" table:number-columns-spanned="4" table:number-rows-spanned="1">
            <text:p>|x - 12| &lt; -13</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12" calcext:value-type="float">
            <text:p>12</text:p>
          </table:table-cell>
          <table:table-cell table:style-name="ce1011" table:number-columns-repeated="11"/>
          <table:table-cell table:style-name="ce687" table:formula="of:=RANK([.A137];[.$A$129:.$A$140];0)" office:value-type="float" office:value="4" calcext:value-type="float">
            <text:p>4</text:p>
          </table:table-cell>
          <table:table-cell table:style-name="ce1059" office:value-type="float" office:value="9" calcext:value-type="float">
            <text:p>9</text:p>
          </table:table-cell>
          <table:table-cell table:number-columns-repeated="36"/>
        </table:table-row>
        <table:table-row table:style-name="ro4">
          <table:table-cell table:style-name="ce687" office:value-type="float" office:value="0.34209108701857" calcext:value-type="float">
            <text:p>0,34209108701857</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table:formula="of:=COM.MICROSOFT.CONCAT([.B138:.G138])" office:value-type="string" office:string-value="|x - 6| ≤ -4" calcext:value-type="string" table:number-columns-spanned="4" table:number-rows-spanned="1">
            <text:p>|x - 6| ≤ -4</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6" calcext:value-type="float">
            <text:p>6</text:p>
          </table:table-cell>
          <table:table-cell table:style-name="ce1011" table:number-columns-repeated="11"/>
          <table:table-cell table:style-name="ce687" table:formula="of:=RANK([.A138];[.$A$129:.$A$140];0)" office:value-type="float" office:value="10" calcext:value-type="float">
            <text:p>10</text:p>
          </table:table-cell>
          <table:table-cell table:style-name="ce1059" office:value-type="float" office:value="10" calcext:value-type="float">
            <text:p>10</text:p>
          </table:table-cell>
          <table:table-cell table:number-columns-repeated="36"/>
        </table:table-row>
        <table:table-row table:style-name="ro4">
          <table:table-cell table:style-name="ce687" office:value-type="float" office:value="0.470155420888712" calcext:value-type="float">
            <text:p>0,47015542088871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10" calcext:value-type="float">
            <text:p>-10</text:p>
          </table:table-cell>
          <table:table-cell table:style-name="ce687" table:formula="of:=COM.MICROSOFT.CONCAT([.B139:.G139])" office:value-type="string" office:string-value="|x + 8| &gt; -10" calcext:value-type="string" table:number-columns-spanned="4" table:number-rows-spanned="1">
            <text:p>|x + 8| &gt; -10</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8" calcext:value-type="float">
            <text:p>-8</text:p>
          </table:table-cell>
          <table:table-cell table:style-name="ce1011" table:number-columns-repeated="11"/>
          <table:table-cell table:style-name="ce687" table:formula="of:=RANK([.A139];[.$A$129:.$A$140];0)" office:value-type="float" office:value="7" calcext:value-type="float">
            <text:p>7</text:p>
          </table:table-cell>
          <table:table-cell table:style-name="ce1059" office:value-type="float" office:value="11" calcext:value-type="float">
            <text:p>11</text:p>
          </table:table-cell>
          <table:table-cell table:number-columns-repeated="36"/>
        </table:table-row>
        <table:table-row table:style-name="ro4">
          <table:table-cell table:style-name="ce687" office:value-type="float" office:value="0.677141880614477" calcext:value-type="float">
            <text:p>0,677141880614477</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table:formula="of:=COM.MICROSOFT.CONCAT([.B140:.G140])" office:value-type="string" office:string-value="|x + 15| ≥ -1" calcext:value-type="string" table:number-columns-spanned="4" table:number-rows-spanned="1">
            <text:p>|x + 15| ≥ -1</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15" calcext:value-type="float">
            <text:p>-15</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3" calcext:value-type="float">
            <text:p>3</text:p>
          </table:table-cell>
          <table:table-cell table:style-name="ce1059" office:value-type="float" office:value="12" calcext:value-type="float">
            <text:p>12</text:p>
          </table:table-cell>
          <table:table-cell table:number-columns-repeated="36"/>
        </table:table-row>
        <table:table-row table:style-name="ro11">
          <table:table-cell table:number-columns-repeated="64"/>
        </table:table-row>
        <table:table-row table:style-name="ro11">
          <table:table-cell table:style-name="ce792"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2| = 14" calcext:value-type="string" table:number-columns-spanned="3" table:number-rows-spanned="1">
            <text:p>|x + 2| = 14</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A" calcext:value-type="string">
            <text:p>A</text:p>
          </table:table-cell>
          <table:table-cell table:style-name="ce996" office:value-type="string" calcext:value-type="string">
            <text:p>M₂</text:p>
          </table:table-cell>
          <table:table-cell table:style-name="ce996" office:value-type="string" calcext:value-type="string">
            <text:p>Dist</text:p>
          </table:table-cell>
          <table:table-cell table:style-name="ce933"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804" table:number-columns-repeated="2"/>
          <table:table-cell table:number-columns-repeated="46"/>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2" table:formula="of:=IF(INDEX([$Données.M$112:$Données.M$117];[$Données.$R$112])=&quot;&quot;;&quot;&quot;;INDEX([$Données.M$112:$Données.M$117];[$Données.$R$112]))" office:value-type="string" office:string-value="{" calcext:value-type="string">
            <text:p>{</text:p>
          </table:table-cell>
          <table:table-cell table:style-name="ce768" table:formula="of:=IF(INDEX([$Données.N$112:$Données.N$117];[$Données.$R$112])=&quot;&quot;;&quot;&quot;;INDEX([$Données.N$112:$Données.N$117];[$Données.$R$112]))" office:value-type="float" office:value="-16" calcext:value-type="float">
            <text:p>-16</text:p>
          </table:table-cell>
          <table:table-cell table:style-name="ce812" table:formula="of:=IF(INDEX([$Données.O$112:$Données.O$117];[$Données.$R$112])=&quot;&quot;;&quot;&quot;;INDEX([$Données.O$112:$Données.O$117];[$Données.$R$112]))" office:value-type="string" office:string-value=";" calcext:value-type="string">
            <text:p>;</text:p>
          </table:table-cell>
          <table:table-cell table:style-name="ce768" table:formula="of:=IF(INDEX([$Données.P$112:$Données.P$117];[$Données.$R$112])=&quot;&quot;;&quot;&quot;;INDEX([$Données.P$112:$Données.P$117];[$Données.$R$112]))" office:value-type="float" office:value="12" calcext:value-type="float">
            <text:p>12</text:p>
          </table:table-cell>
          <table:table-cell table:style-name="ce961" table:formula="of:=IF(INDEX([$Données.Q$112:$Données.Q$117];[$Données.$R$112])=&quot;&quot;;&quot;&quot;;INDEX([$Données.Q$112:$Données.Q$117];[$Données.$R$112]))" office:value-type="string" office:string-value="}" calcext:value-type="string">
            <text:p>}</text:p>
          </table:table-cell>
          <table:table-cell table:style-name="ce997" table:formula="of:=IF(INDEX([$Données.N$112:$Données.N$117];[$Données.$R$112])=&quot;&quot;;&quot;&quot;;INDEX([$Données.N$112:$Données.N$117];[$Données.$R$112]))" office:value-type="float" office:value="-16" calcext:value-type="float">
            <text:p>-16</text:p>
          </table:table-cell>
          <table:table-cell table:style-name="ce997" table:formula="of:=IF(INDEX([$Données.H$112:$Données.H$117];[$Données.$R$112])=&quot;&quot;;&quot;&quot;;INDEX([$Données.H$112:$Données.H$117];[$Données.$R$112]))" office:value-type="float" office:value="-2" calcext:value-type="float">
            <text:p>-2</text:p>
          </table:table-cell>
          <table:table-cell table:style-name="ce997" table:formula="of:=IF(INDEX([$Données.P$112:$Données.P$117];[$Données.$R$112])=&quot;&quot;;&quot;&quot;;INDEX([$Données.P$112:$Données.P$117];[$Données.$R$112]))" office:value-type="float" office:value="12" calcext:value-type="float">
            <text:p>12</text:p>
          </table:table-cell>
          <table:table-cell table:style-name="ce997" table:formula="of:=IF([.K143]=&quot;&quot;;&quot;&quot;;[.K143]-[.J143])" office:value-type="float" office:value="14" calcext:value-type="float">
            <text:p>14</text:p>
          </table:table-cell>
          <table:table-cell table:style-name="ce933" table:formula="of:=5-COUNTBLANK([.D143:.H143])+4-COUNTBLANK([.I143:.K143])" office:value-type="float" office:value="9" calcext:value-type="float">
            <text:p>9</text:p>
          </table:table-cell>
          <table:table-cell table:style-name="ce1026" table:formula="of:=SUM([.M143];[.W146];[.W149])" office:value-type="float" office:value="15" calcext:value-type="float" table:number-columns-spanned="3" table:number-rows-spanned="1">
            <text:p>15</text:p>
          </table:table-cell>
          <table:covered-table-cell table:style-name="ce1035"/>
          <table:covered-table-cell table:style-name="ce1042"/>
          <table:table-cell table:style-name="ce804" table:number-columns-repeated="2"/>
          <table:table-cell table:number-columns-repeated="46"/>
        </table:table-row>
        <table:table-row table:style-name="ro11">
          <table:table-cell table:style-name="ce680" table:number-columns-repeated="8"/>
          <table:table-cell table:style-name="ce825" table:number-columns-repeated="6"/>
          <table:table-cell table:number-columns-repeated="50"/>
        </table:table-row>
        <table:table-row table:style-name="ro11">
          <table:table-cell table:style-name="ce792"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95" table:formula="of:=INDEX([$Données.$H$122:$Données.$H$127];[$Données.X122])" office:value-type="string" office:string-value="|x| &gt; -5" calcext:value-type="string" table:number-columns-spanned="4" table:number-rows-spanned="1">
            <text:p>|x| &gt; -5</text:p>
          </table:table-cell>
          <table:covered-table-cell table:number-columns-repeated="2" table:style-name="ce745"/>
          <table:covered-table-cell table:style-name="ce741"/>
          <table:table-cell table:style-name="ce1003"/>
          <table:table-cell table:style-name="ce895"/>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933" office:value-type="string" calcext:value-type="string">
            <text:p>pt</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2:$Données.L$127];[$Données.$X$122])=&quot;&quot;;&quot;&quot;;INDEX([$Données.L$122:$Données.L$127];[$Données.$X$122]))" office:value-type="string" office:string-value="IR" calcext:value-type="string">
            <text:p>IR</text:p>
          </table:table-cell>
          <table:table-cell table:style-name="ce769" table:formula="of:=IF(INDEX([$Données.N$122:$Données.N$127];[$Données.$X$122])=&quot;&quot;;&quot;&quot;;INDEX([$Données.N$122:$Données.N$127];[$Données.$X$122]))">
            <text:p/>
          </table:table-cell>
          <table:table-cell table:style-name="ce776" table:formula="of:=IF(INDEX([$Données.O$122:$Données.O$127];[$Données.$X$122])=&quot;&quot;;&quot;&quot;;INDEX([$Données.O$122:$Données.O$127];[$Données.$X$122]))">
            <text:p/>
          </table:table-cell>
          <table:table-cell table:style-name="ce769" table:formula="of:=IF(INDEX([$Données.P$122:$Données.P$127];[$Données.$X$122])=&quot;&quot;;&quot;&quot;;INDEX([$Données.P$122:$Données.P$127];[$Données.$X$122]))">
            <text:p/>
          </table:table-cell>
          <table:table-cell table:style-name="ce776" table:formula="of:=IF(INDEX([$Données.Q$122:$Données.Q$127];[$Données.$X$122])=&quot;&quot;;&quot;&quot;;INDEX([$Données.Q$122:$Données.Q$127];[$Données.$X$122]))">
            <text:p/>
          </table:table-cell>
          <table:table-cell table:style-name="ce998" table:formula="of:=IF(INDEX([$Données.R$122:$Données.R$127];[$Données.$X$122])=&quot;&quot;;&quot;&quot;;INDEX([$Données.R$122:$Données.R$127];[$Données.$X$122]))">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INDEX([$Données.V$122:$Données.V$127];[$Données.$X$122])=&quot;&quot;;&quot;&quot;;INDEX([$Données.V$122:$Données.V$127];[$Données.$X$122]))">
            <text:p/>
          </table:table-cell>
          <table:table-cell table:style-name="ce1028" table:formula="of:=IF(INDEX([$Données.W$122:$Données.W$127];[$Données.$X$122])=&quot;&quot;;&quot;&quot;;INDEX([$Données.W$122:$Données.W$127];[$Données.$X$122]))">
            <text:p/>
          </table:table-cell>
          <table:table-cell table:style-name="ce996" table:formula="of:=IF(OR(INDEX([$Données.M$122:$Données.M$127];[$Données.$X$122])=&quot;I&quot;;INDEX([$Données.M$122:$Données.M$127];[$Données.$X$122])=&quot;R&quot;);&quot;&quot;;&quot;///////////&quot;)">
            <text:p/>
          </table:table-cell>
          <table:table-cell table:style-name="ce997" table:formula="of:=IF(INDEX([$Données.E$122:$Données.E$127];[$Données.$X$122])=&quot;&quot;;&quot;&quot;;INDEX([$Données.E$122:$Données.E$127];[$Données.$X$122]))">
            <text:p/>
          </table:table-cell>
          <table:table-cell table:style-name="ce996" table:formula="of:=IF(OR(INDEX([$Données.M$122:$Données.M$127];[$Données.$X$122])=&quot;I&quot;;INDEX([$Données.M$122:$Données.M$127];[$Données.$X$122])=&quot;T&quot;);&quot;///////////&quot;;&quot;&quot;)">
            <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text:p/>
          </table:table-cell>
          <table:table-cell table:style-name="ce997" table:formula="of:=IF(INDEX([$Données.G$122:$Données.G$127];[$Données.$X$122])=&quot;&quot;;&quot;&quot;;INDEX([$Données.G$122:$Données.G$127];[$Données.$X$122]))">
            <text:p/>
          </table:table-cell>
          <table:table-cell table:style-name="ce996" table:formula="of:=IF(OR(INDEX([$Données.M$122:$Données.M$127];[$Données.$X$122])=&quot;I&quot;;INDEX([$Données.M$122:$Données.M$127];[$Données.$X$122])=&quot;R&quot;);&quot;&quot;;&quot;///////////&quot;)">
            <text:p/>
          </table:table-cell>
          <table:table-cell table:style-name="ce997" table:formula="of:=IF(OR(INDEX([$Données.M$122:$Données.M$127];[$Données.$X$122])=&quot;R&quot;;INDEX([$Données.M$122:$Données.M$127];[$Données.$X$122])=&quot;T&quot;);&quot;&quot;;[.T146]-[.R146])">
            <text:p/>
          </table:table-cell>
          <table:table-cell table:style-name="ce933" table:formula="of:=11-COUNTBLANK([.D146:.N146])+7-COUNTBLANK([.O146:.U146])+1-COUNTBLANK([.R145])" office:value-type="float" office:value="3" calcext:value-type="float">
            <text:p>3</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2:$Données.L$127];[$Données.$X$122])=&quot;&quot;;&quot;&quot;;INDEX([$Données.L$122:$Données.L$127];[$Données.$X$122]))" office:value-type="string" office:string-value="IR" calcext:value-type="string">
            <text:p>IR</text:p>
          </table:table-cell>
          <table:table-cell table:style-name="ce769" table:formula="of:=IF([.E146]=&quot;-∞&quot;;&quot;-infini&quot;;[.E146])">
            <text:p/>
          </table:table-cell>
          <table:table-cell table:style-name="ce776" table:formula="of:=IF(INDEX([$Données.O$122:$Données.O$127];[$Données.$X$122])=&quot;&quot;;&quot;&quot;;INDEX([$Données.O$122:$Données.O$127];[$Données.$X$122]))">
            <text:p/>
          </table:table-cell>
          <table:table-cell table:style-name="ce769" table:formula="of:=IF(INDEX([$Données.P$122:$Données.P$127];[$Données.$X$122])=&quot;&quot;;&quot;&quot;;INDEX([$Données.P$122:$Données.P$127];[$Données.$X$122]))">
            <text:p/>
          </table:table-cell>
          <table:table-cell table:style-name="ce776" table:formula="of:=IF(INDEX([$Données.Q$122:$Données.Q$127];[$Données.$X$122])=&quot;&quot;;&quot;&quot;;INDEX([$Données.Q$122:$Données.Q$127];[$Données.$X$122]))">
            <text:p/>
          </table:table-cell>
          <table:table-cell table:style-name="ce776" table:formula="of:=IF([.I146]=&quot;&quot;;&quot;ou&quot;;[.I146])">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M146]=&quot;+∞&quot;;&quot;+infini&quot;;[.M146])">
            <text:p/>
          </table:table-cell>
          <table:table-cell table:style-name="ce1028" table:formula="of:=IF(INDEX([$Données.W$122:$Données.W$127];[$Données.$X$122])=&quot;&quot;;&quot;&quot;;INDEX([$Données.W$122:$Données.W$127];[$Données.$X$122]))">
            <text:p/>
          </table:table-cell>
          <table:table-cell table:style-name="ce996" table:formula="of:=IF(MID([.O146];1;1)=&quot;/&quot;;&quot;/&quot;;&quot;&quot;)">
            <text:p/>
          </table:table-cell>
          <table:table-cell/>
          <table:table-cell table:style-name="ce996" table:formula="of:=IF(MID([.Q146];1;1)=&quot;/&quot;;&quot;/&quot;;&quot;&quot;)">
            <text:p/>
          </table:table-cell>
          <table:table-cell/>
          <table:table-cell table:style-name="ce996" table:formula="of:=IF(MID([.S146];1;1)=&quot;/&quot;;&quot;/&quot;;&quot;&quot;)">
            <text:p/>
          </table:table-cell>
          <table:table-cell/>
          <table:table-cell table:style-name="ce996" table:formula="of:=IF(MID([.U146];1;1)=&quot;/&quot;;&quot;/&quot;;&quot;&quot;)">
            <text:p/>
          </table:table-cell>
          <table:table-cell table:number-columns-repeated="43"/>
        </table:table-row>
        <table:table-row table:style-name="ro11">
          <table:table-cell table:style-name="ce792"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95" table:formula="of:=INDEX([$Données.$H$129:$Données.$H$140];[$Données.AA129])" office:value-type="string" office:string-value="|x + 8| &gt; -10" calcext:value-type="string" table:number-columns-spanned="4" table:number-rows-spanned="1">
            <text:p>|x + 8| &gt; -10</text:p>
          </table:table-cell>
          <table:covered-table-cell table:number-columns-repeated="2" table:style-name="ce745"/>
          <table:covered-table-cell table:style-name="ce741"/>
          <table:table-cell table:style-name="ce1003"/>
          <table:table-cell table:style-name="ce895"/>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933"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9:$Données.L$140];[$Données.$AA$129])=&quot;&quot;;&quot;&quot;;INDEX([$Données.L$129:$Données.L$140];[$Données.$AA$129]))" office:value-type="string" office:string-value="IR" calcext:value-type="string">
            <text:p>IR</text:p>
          </table:table-cell>
          <table:table-cell table:style-name="ce776" table:formula="of:=IF(INDEX([$Données.Q$129:$Données.Q$140];[$Données.$AA$129])=&quot;&quot;;&quot;&quot;;INDEX([$Données.Q$129:$Données.Q$140];[$Données.$AA$129]))">
            <text:p/>
          </table:table-cell>
          <table:table-cell table:style-name="ce776" table:formula="of:=IF(INDEX([$Données.R$129:$Données.R$140];[$Données.$AA$129])=&quot;&quot;;&quot;&quot;;INDEX([$Données.R$129:$Données.R$140];[$Données.$AA$129]))">
            <text:p/>
          </table:table-cell>
          <table:table-cell table:style-name="ce776" table:formula="of:=IF(INDEX([$Données.S$129:$Données.S$140];[$Données.$AA$129])=&quot;&quot;;&quot;&quot;;INDEX([$Données.S$129:$Données.S$140];[$Données.$AA$129]))">
            <text:p/>
          </table:table-cell>
          <table:table-cell table:style-name="ce776" table:formula="of:=IF(INDEX([$Données.T$129:$Données.T$140];[$Données.$AA$129])=&quot;&quot;;&quot;&quot;;INDEX([$Données.T$129:$Données.T$140];[$Données.$AA$129]))">
            <text:p/>
          </table:table-cell>
          <table:table-cell table:style-name="ce998" table:formula="of:=IF(INDEX([$Données.U$129:$Données.U$140];[$Données.$AA$129])=&quot;&quot;;&quot;&quot;;INDEX([$Données.U$129:$Données.U$140];[$Données.$AA$129]))">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NDEX([$Données.Y$129:$Données.Y$140];[$Données.$AA$129]))">
            <text:p/>
          </table:table-cell>
          <table:table-cell table:style-name="ce1028" table:formula="of:=IF(INDEX([$Données.Z$129:$Données.Z$140];[$Données.$AA$129])=&quot;&quot;;&quot;&quot;;INDEX([$Données.Z$129:$Données.Z$140];[$Données.$AA$129]))">
            <text:p/>
          </table:table-cell>
          <table:table-cell table:style-name="ce1036" table:formula="of:=IF(OR(INDEX([$Données.M$129:$Données.M$140];[$Données.$AA$129])=&quot;I&quot;;INDEX([$Données.M$129:$Données.M$140];[$Données.$AA$129])=&quot;R&quot;);&quot;&quot;;&quot;///////////&quot;)">
            <text:p/>
          </table:table-cell>
          <table:table-cell table:style-name="ce1043" table:formula="of:=IF(INDEX([$Données.N$129:$Données.N$140];[$Données.$AA$129])=&quot;&quot;;&quot;&quot;;INDEX([$Données.N$129:$Données.N$140];[$Données.$AA$129]))">
            <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O$129:$Données.O$140];[$Données.$AA$129])=&quot;&quot;;&quot;&quot;;INDEX([$Données.O$129:$Données.O$140];[$Données.$AA$129]))" office:value-type="float" office:value="-8" calcext:value-type="float">
            <text:p>-8</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P$129:$Données.P$140];[$Données.$AA$129])=&quot;&quot;;&quot;&quot;;INDEX([$Données.P$129:$Données.P$140];[$Données.$AA$129]))">
            <text:p/>
          </table:table-cell>
          <table:table-cell table:style-name="ce1036" table:formula="of:=IF(OR(INDEX([$Données.M$129:$Données.M$140];[$Données.$AA$129])=&quot;I&quot;;INDEX([$Données.M$129:$Données.M$140];[$Données.$AA$129])=&quot;R&quot;);&quot;&quot;;&quot;///////////&quot;)">
            <text:p/>
          </table:table-cell>
          <table:table-cell table:style-name="ce1043" table:formula="of:=IF(OR(INDEX([$Données.M$129:$Données.M$140];[$Données.$AA$129])=&quot;R&quot;;INDEX([$Données.M$129:$Données.M$140];[$Données.$AA$129])=&quot;T&quot;);&quot;&quot;;[.T149]-[.R149])">
            <text:p/>
          </table:table-cell>
          <table:table-cell table:style-name="ce933" table:formula="of:=11-COUNTBLANK([.D149:.N149])+1-COUNTBLANK([.R148])+7-COUNTBLANK([.O149:.U149])" office:value-type="float" office:value="3" calcext:value-type="float">
            <text:p>3</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9:$Données.L$140];[$Données.$AA$129])=&quot;&quot;;&quot;&quot;;INDEX([$Données.L$129:$Données.L$140];[$Données.$AA$129]))" office:value-type="string" office:string-value="IR" calcext:value-type="string">
            <text:p>IR</text:p>
          </table:table-cell>
          <table:table-cell table:style-name="ce769" table:formula="of:=IF(INDEX([$Données.Q$129:$Données.Q$140];[$Données.$AA$129])=&quot;&quot;;&quot;&quot;;IF(INDEX([$Données.Q$129:$Données.Q$140];[$Données.$AA$129])=&quot;-∞&quot;;&quot;-infini&quot;;INDEX([$Données.Q$129:$Données.Q$140];[$Données.$AA$129])))">
            <text:p/>
          </table:table-cell>
          <table:table-cell table:style-name="ce776" table:formula="of:=IF(INDEX([$Données.R$129:$Données.R$140];[$Données.$AA$129])=&quot;&quot;;&quot;&quot;;INDEX([$Données.R$129:$Données.R$140];[$Données.$AA$129]))">
            <text:p/>
          </table:table-cell>
          <table:table-cell table:style-name="ce776" table:formula="of:=IF(INDEX([$Données.S$129:$Données.S$140];[$Données.$AA$129])=&quot;&quot;;&quot;&quot;;INDEX([$Données.S$129:$Données.S$140];[$Données.$AA$129]))">
            <text:p/>
          </table:table-cell>
          <table:table-cell table:style-name="ce776" table:formula="of:=IF(INDEX([$Données.T$129:$Données.T$140];[$Données.$AA$129])=&quot;&quot;;&quot;&quot;;INDEX([$Données.T$129:$Données.T$140];[$Données.$AA$129]))">
            <text:p/>
          </table:table-cell>
          <table:table-cell table:style-name="ce776" table:formula="of:=IF(INDEX([$Données.U$129:$Données.U$140];[$Données.$AA$129])=&quot;&quot;;&quot;&quot;;&quot;ou&quot;)">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F(INDEX([$Données.Y$129:$Données.Y$140];[$Données.$AA$129])=&quot;+∞&quot;;&quot;+infini&quot;;INDEX([$Données.Y$129:$Données.Y$140];[$Données.$AA$129])))">
            <text:p/>
          </table:table-cell>
          <table:table-cell table:style-name="ce1028" table:formula="of:=IF(INDEX([$Données.Z$129:$Données.Z$140];[$Données.$AA$129])=&quot;&quot;;&quot;&quot;;INDEX([$Données.Z$129:$Données.Z$140];[$Données.$AA$129]))">
            <text:p/>
          </table:table-cell>
          <table:table-cell table:style-name="ce1037" table:formula="of:=IF(MID([.O149];1;1)=&quot;/&quot;;&quot;/&quot;;&quot;&quot;)">
            <text:p/>
          </table:table-cell>
          <table:table-cell table:style-name="ce695"/>
          <table:table-cell table:style-name="ce1037" table:formula="of:=IF(MID([.Q149];1;1)=&quot;/&quot;;&quot;/&quot;;&quot;&quot;)">
            <text:p/>
          </table:table-cell>
          <table:table-cell table:style-name="ce672"/>
          <table:table-cell table:style-name="ce1037" table:formula="of:=IF(MID([.S149];1;1)=&quot;/&quot;;&quot;/&quot;;&quot;&quot;)">
            <text:p/>
          </table:table-cell>
          <table:table-cell table:style-name="ce695"/>
          <table:table-cell table:style-name="ce1037" table:formula="of:=IF(MID([.U149];1;1)=&quot;/&quot;;&quot;/&quot;;&quot;&quot;)">
            <text:p/>
          </table:table-cell>
          <table:table-cell table:number-columns-repeated="43"/>
        </table:table-row>
        <table:table-row table:style-name="ro4">
          <table:table-cell table:style-name="ce765" office:value-type="string" calcext:value-type="string" table:number-columns-spanned="20" table:number-rows-spanned="1">
            <text:p>Tableau points Equation et inéquations</text:p>
          </table:table-cell>
          <table:covered-table-cell table:style-name="ce825"/>
          <table:covered-table-cell table:style-name="ce816"/>
          <table:covered-table-cell table:number-columns-repeated="4"/>
          <table:covered-table-cell table:number-columns-repeated="5" table:style-name="ce677"/>
          <table:covered-table-cell table:number-columns-repeated="2" table:style-name="ce789"/>
          <table:covered-table-cell/>
          <table:covered-table-cell table:number-columns-repeated="3" table:style-name="ce789"/>
          <table:covered-table-cell table:number-columns-repeated="2"/>
          <table:table-cell table:style-name="ce1068" office:value-type="string" calcext:value-type="string">
            <text:p>Note</text:p>
          </table:table-cell>
          <table:table-cell table:style-name="ce1013" office:value-type="string" calcext:value-type="string" table:number-columns-spanned="2" table:number-rows-spanned="1">
            <text:p>Note</text:p>
          </table:table-cell>
          <table:covered-table-cell/>
          <table:table-cell table:number-columns-repeated="41"/>
        </table:table-row>
        <table:table-row table:style-name="ro4">
          <table:table-cell table:style-name="ce691" table:formula="of:=[.F142]" office:value-type="string" office:string-value="|x + 2| = 14" calcext:value-type="string">
            <text:p>|x + 2| = 14</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66" table:formula="of:=IF(ISBLANK([$'|x|'.P4]);0;IF([.J142]=[$'|x|'.P4];1;-0.5))" office:value-type="float" office:value="0" calcext:value-type="float">
            <text:p>0</text:p>
          </table:table-cell>
          <table:table-cell table:style-name="ce866" table:formula="of:=IF(ISBLANK([$'|x|'.N6]);0;IF([.I143]=[$'|x|'.N6];1;-0.5))" office:value-type="float" office:value="0" calcext:value-type="float">
            <text:p>0</text:p>
          </table:table-cell>
          <table:table-cell table:style-name="ce866" table:formula="of:=IF(ISBLANK([$'|x|'.P6]);0;IF([.J143]=[$'|x|'.P6];1;-0.5))" office:value-type="float" office:value="0" calcext:value-type="float">
            <text:p>0</text:p>
          </table:table-cell>
          <table:table-cell table:style-name="ce866"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992"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4">
          <table:table-cell table:style-name="ce692" table:formula="of:=[.G145]" office:value-type="string" office:string-value="|x| &gt; -5" calcext:value-type="string">
            <text:p>|x| &gt; -5</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908" table:formula="of:=IF(ISBLANK([$'|x|'.H15]);0;IF([.R145]=[$'|x|'.H15];1;-0.5))" office:value-type="float" office:value="0" calcext:value-type="float">
            <text:p>0</text:p>
          </table:table-cell>
          <table:table-cell table:style-name="ce908" table:formula="of:=IF(ISBLANK([$'|x|'.E16]);0;IF([.O147]=MID([$'|x|'.E16];1;1);1;-0.5))" office:value-type="float" office:value="0" calcext:value-type="float">
            <text:p>0</text:p>
          </table:table-cell>
          <table:table-cell table:style-name="ce908" table:formula="of:=IF(ISBLANK([$'|x|'.F17]);0;IF([.P146]=[$'|x|'.F17];1;-0.5))" office:value-type="float" office:value="0" calcext:value-type="float">
            <text:p>0</text:p>
          </table:table-cell>
          <table:table-cell table:style-name="ce908" table:formula="of:=IF(ISBLANK([$'|x|'.G16]);0;IF([.Q147]=MID([$'|x|'.G16];1;1);1;-0.5))" office:value-type="float" office:value="0" calcext:value-type="float">
            <text:p>0</text:p>
          </table:table-cell>
          <table:table-cell table:style-name="ce908" table:formula="of:=IF(ISBLANK([$'|x|'.H17]);0;IF([.R146]=[$'|x|'.H17];1;-0.5))" office:value-type="float" office:value="0" calcext:value-type="float">
            <text:p>0</text:p>
          </table:table-cell>
          <table:table-cell table:style-name="ce908" table:formula="of:=IF(ISBLANK([$'|x|'.J17]);0;IF([.T146]=[$'|x|'.J17];1;-0.5))" office:value-type="float" office:value="0" calcext:value-type="float">
            <text:p>0</text:p>
          </table:table-cell>
          <table:table-cell table:style-name="ce908" table:formula="of:=[.P153]" office:value-type="float" office:value="0" calcext:value-type="float">
            <text:p>0</text:p>
          </table:table-cell>
          <table:table-cell table:style-name="ce908" table:formula="of:=IF(ISBLANK([$'|x|'.K16]);0;IF([.U147]=MID([$'|x|'.K16];1;1);1;-0.5))" office:value-type="float" office:value="0" calcext:value-type="float">
            <text:p>0</text:p>
          </table:table-cell>
          <table:table-cell table:style-name="ce992" table:formula="of:=SUM([.B153:.T153])" office:value-type="float" office:value="0" calcext:value-type="float">
            <text:p>0</text:p>
          </table:table-cell>
          <table:table-cell table:style-name="ce804"/>
          <table:table-cell table:number-columns-repeated="42"/>
        </table:table-row>
        <table:table-row table:style-name="ro4">
          <table:table-cell table:style-name="ce693" table:formula="of:=[.G148]" office:value-type="string" office:string-value="|x + 8| &gt; -10" calcext:value-type="string">
            <text:p>|x + 8| &gt; -10</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908" table:formula="of:=IF(ISBLANK([$'|x|'.H26]);0;IF([.R148]=[$'|x|'.H26];1;-0.5))" office:value-type="float" office:value="0" calcext:value-type="float">
            <text:p>0</text:p>
          </table:table-cell>
          <table:table-cell table:style-name="ce908" table:formula="of:=IF(ISBLANK([$'|x|'.E27]);0;IF([.O150]=MID([$'|x|'.E27];1;1);1;-0.5))" office:value-type="float" office:value="0" calcext:value-type="float">
            <text:p>0</text:p>
          </table:table-cell>
          <table:table-cell table:style-name="ce908" table:formula="of:=IF(ISBLANK([$'|x|'.F28]);0;IF([.P149]=[$'|x|'.F28];1;-0.5))" office:value-type="float" office:value="0" calcext:value-type="float">
            <text:p>0</text:p>
          </table:table-cell>
          <table:table-cell table:style-name="ce908" table:formula="of:=IF(ISBLANK([$'|x|'.G27]);0;IF([.Q150]=MID([$'|x|'.G27];1;1);1;-0.5))" office:value-type="float" office:value="0" calcext:value-type="float">
            <text:p>0</text:p>
          </table:table-cell>
          <table:table-cell table:style-name="ce908" table:formula="of:=IF(ISBLANK([$'|x|'.H28]);0;IF([.R149]=[$'|x|'.H28];1;-0.5))" office:value-type="float" office:value="0" calcext:value-type="float">
            <text:p>0</text:p>
          </table:table-cell>
          <table:table-cell table:style-name="ce908" table:formula="of:=IF(ISBLANK([$'|x|'.G27]);0;IF([.S150]=MID([$'|x|'.I27];1;1);1;-0.5))" office:value-type="float" office:value="0" calcext:value-type="float">
            <text:p>0</text:p>
          </table:table-cell>
          <table:table-cell table:style-name="ce908" table:formula="of:=IF(ISBLANK([$'|x|'.J28]);0;IF([.T149]=[$'|x|'.J28];1;-0.5))" office:value-type="float" office:value="0" calcext:value-type="float">
            <text:p>0</text:p>
          </table:table-cell>
          <table:table-cell table:style-name="ce908" table:formula="of:=IF(ISBLANK([$'|x|'.K27]);0;IF([.U150]=MID([$'|x|'.K27];1;1);1;-0.5))" office:value-type="float" office:value="0" calcext:value-type="float">
            <text:p>0</text:p>
          </table:table-cell>
          <table:table-cell table:style-name="ce992" table:formula="of:=SUM([.B154:.T154])" office:value-type="float" office:value="0" calcext:value-type="float">
            <text:p>0</text:p>
          </table:table-cell>
          <table:table-cell table:number-columns-repeated="43"/>
        </table:table-row>
        <table:table-row table:style-name="ro4">
          <table:table-cell table:number-columns-repeated="64"/>
        </table:table-row>
        <table:table-row table:style-name="ro4">
          <table:table-cell table:style-name="ce771"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66"/>
          <table:covered-table-cell table:number-columns-repeated="2" table:style-name="ce985"/>
          <table:covered-table-cell table:number-columns-repeated="12"/>
          <table:table-cell table:number-columns-repeated="31"/>
        </table:table-row>
        <table:table-row table:style-name="ro4">
          <table:table-cell table:style-name="ce677"/>
          <table:table-cell table:number-columns-repeated="3"/>
          <table:table-cell office:value-type="string" calcext:value-type="string">
            <text:p><text:span text:style-name="T31">SI(</text:span><text:span text:style-name="T32">$R$142</text:span><text:span text:style-name="T31">*-</text:span><text:span text:style-name="T33">$Q$142</text:span><text:span text:style-name="T31">&lt;0;"+";"-")</text:span></text:p>
          </table:table-cell>
          <table:table-cell table:number-columns-repeated="11"/>
          <table:table-cell table:style-name="ce966" table:number-columns-repeated="3"/>
          <table:table-cell table:style-name="ce985"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5 x² - 30 x + 800 = 0" calcext:value-type="string" table:number-columns-spanned="5" table:number-rows-spanned="1">
            <text:p>-5 x² - 30 x + 800 = 0</text:p>
          </table:table-cell>
          <table:covered-table-cell table:number-columns-repeated="4"/>
          <table:table-cell table:number-columns-repeated="37"/>
        </table:table-row>
        <table:table-row table:style-name="ro4">
          <table:table-cell table:style-name="ce678" table:formula="of:=IF([.Q159]=1;&quot;&quot;;IF([.Q159]=-1;&quot;-&quot;;[.Q159]))" office:value-type="float" office:value="-5" calcext:value-type="float">
            <text:p>-5</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30" calcext:value-type="float">
            <text:p>30</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800" calcext:value-type="float">
            <text:p>800</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5" calcext:value-type="float">
            <text:p>-5</text:p>
          </table:table-cell>
          <table:table-cell table:style-name="ce884" table:formula="of:=-[.Q159]*[.T159]" office:value-type="float" office:value="-30" calcext:value-type="float">
            <text:p>-30</text:p>
          </table:table-cell>
          <table:table-cell table:style-name="ce884" table:formula="of:=[.Q159]*[.U159]" office:value-type="float" office:value="800" calcext:value-type="float">
            <text:p>800</text:p>
          </table:table-cell>
          <table:table-cell table:style-name="ce884" table:formula="of:=[.R161]+[.S161]" office:value-type="float" office:value="-6" calcext:value-type="float">
            <text:p>-6</text:p>
          </table:table-cell>
          <table:table-cell table:style-name="ce884" table:formula="of:=[.R161]*[.S161]" office:value-type="float" office:value="-160" calcext:value-type="float">
            <text:p>-160</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2">
          <table:table-cell table:style-name="ce678" table:formula="of:=[.A159]" office:value-type="float" office:value="-5" calcext:value-type="float">
            <text:p>-5</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6" calcext:value-type="float">
            <text:p>6</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160" calcext:value-type="float">
            <text:p>160</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3"/>
          <table:table-cell table:number-columns-repeated="3"/>
          <table:table-cell table:style-name="ce1056" office:value-type="string" calcext:value-type="string">
            <text:p>x<text:span text:style-name="T30">1</text:span></text:p>
          </table:table-cell>
          <table:table-cell table:style-name="ce1056" office:value-type="string" calcext:value-type="string">
            <text:p>x<text:span text:style-name="T30">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0]" office:value-type="float" office:value="-5" calcext:value-type="float">
            <text:p>-5</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3" calcext:value-type="float">
            <text:p>3</text:p>
          </table:table-cell>
          <table:table-cell office:value-type="string" calcext:value-type="string">
            <text:p>)²</text:p>
          </table:table-cell>
          <table:table-cell office:value-type="string" calcext:value-type="string">
            <text:p>-</text:p>
          </table:table-cell>
          <table:table-cell table:formula="of:=[.F161]^2" office:value-type="float" office:value="9" calcext:value-type="float">
            <text:p>9</text:p>
          </table:table-cell>
          <table:table-cell table:style-name="ce678" table:formula="of:=[.G160]" office:value-type="string" office:string-value="-" calcext:value-type="string">
            <text:p>-</text:p>
          </table:table-cell>
          <table:table-cell table:formula="of:=[.H160]" office:value-type="float" office:value="160" calcext:value-type="float">
            <text:p>160</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3"/>
          <table:table-cell table:style-name="ce1057" table:formula="of:=MIN([.R163:.S163])" office:value-type="float" office:value="-16" calcext:value-type="float">
            <text:p>-16</text:p>
          </table:table-cell>
          <table:table-cell table:style-name="ce1057" table:formula="of:=MAX([.R163:.S163])" office:value-type="float" office:value="10" calcext:value-type="float">
            <text:p>10</text:p>
          </table:table-cell>
          <table:table-cell table:style-name="ce884" table:formula="of:=[.R159]^2-4*[.Q159]*[.S159]" office:value-type="float" office:value="16900" calcext:value-type="float">
            <text:p>16900</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2">
          <table:table-cell table:style-name="ce678" table:formula="of:=[.A161]" office:value-type="float" office:value="-5" calcext:value-type="float">
            <text:p>-5</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3" calcext:value-type="float">
            <text:p>3</text:p>
          </table:table-cell>
          <table:table-cell office:value-type="string" calcext:value-type="string">
            <text:p>)²</text:p>
          </table:table-cell>
          <table:table-cell office:value-type="string" calcext:value-type="string">
            <text:p>-</text:p>
          </table:table-cell>
          <table:table-cell table:formula="of:=ABS([.T161]/(4*[.Q159]^2))" office:value-type="float" office:value="169" calcext:value-type="float">
            <text:p>169</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4"/>
          <table:table-cell table:style-name="ce1056" office:value-type="string" calcext:value-type="string">
            <text:p>x<text:span text:style-name="T30">1</text:span></text:p>
          </table:table-cell>
          <table:table-cell table:style-name="ce1056" office:value-type="string" calcext:value-type="string">
            <text:p>x<text:span text:style-name="T30">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1]" office:value-type="float" office:value="-5" calcext:value-type="float">
            <text:p>-5</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3" calcext:value-type="float">
            <text:p>3</text:p>
          </table:table-cell>
          <table:table-cell office:value-type="string" calcext:value-type="string">
            <text:p>)²</text:p>
          </table:table-cell>
          <table:table-cell office:value-type="string" calcext:value-type="string">
            <text:p>-</text:p>
          </table:table-cell>
          <table:table-cell table:formula="of:=ABS(SQRT([.T161])/(2*[.Q159]))" office:value-type="float" office:value="13" calcext:value-type="float">
            <text:p>13</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10" calcext:value-type="float">
            <text:p>10</text:p>
          </table:table-cell>
          <table:table-cell table:style-name="ce884" office:value-type="float" office:value="-16" calcext:value-type="float">
            <text:p>-16</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3" calcext:value-type="float">
            <text:p>3</text:p>
          </table:table-cell>
          <table:table-cell table:formula="of:=&quot;-&quot;" office:value-type="string" office:string-value="-" calcext:value-type="string">
            <text:p>-</text:p>
          </table:table-cell>
          <table:table-cell table:formula="of:=[.I163]" office:value-type="float" office:value="13" calcext:value-type="float">
            <text:p>13</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3" calcext:value-type="float">
            <text:p>3</text:p>
          </table:table-cell>
          <table:table-cell table:formula="of:=&quot;+&quot;" office:value-type="string" office:string-value="+" calcext:value-type="string">
            <text:p>+</text:p>
          </table:table-cell>
          <table:table-cell table:formula="of:=[.I163]" office:value-type="float" office:value="13" calcext:value-type="float">
            <text:p>13</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4">
          <table:table-cell table:style-name="ce678" table:formula="of:=[.A164]"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0" calcext:value-type="float">
            <text:p>10</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6" calcext:value-type="float">
            <text:p>1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804"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2">
          <table:table-cell office:value-type="string" calcext:value-type="string">
            <text:p>x<text:span text:style-name="T30">1</text:span></text:p>
          </table:table-cell>
          <table:table-cell table:formula="of:=&quot;=&quot;" office:value-type="string" office:string-value="=" calcext:value-type="string">
            <text:p>=</text:p>
          </table:table-cell>
          <table:table-cell table:formula="of:=[.R161]" office:value-type="float" office:value="-16" calcext:value-type="float">
            <text:p>-16</text:p>
          </table:table-cell>
          <table:table-cell/>
          <table:table-cell office:value-type="string" calcext:value-type="string">
            <text:p>x<text:span text:style-name="T30">2</text:span></text:p>
          </table:table-cell>
          <table:table-cell table:formula="of:=&quot;=&quot;" office:value-type="string" office:string-value="=" calcext:value-type="string">
            <text:p>=</text:p>
          </table:table-cell>
          <table:table-cell table:formula="of:=[.S161]" office:value-type="float" office:value="10" calcext:value-type="float">
            <text:p>10</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4">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4">
          <table:table-cell table:style-name="ce677"/>
          <table:table-cell table:number-columns-repeated="63"/>
        </table:table-row>
        <table:table-row table:style-name="ro4">
          <table:table-cell table:style-name="ce771"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66"/>
          <table:covered-table-cell table:number-columns-repeated="2" table:style-name="ce985"/>
          <table:covered-table-cell table:number-columns-repeated="10"/>
          <table:table-cell table:number-columns-repeated="33"/>
        </table:table-row>
        <table:table-row table:style-name="ro4">
          <table:table-cell table:style-name="ce677"/>
          <table:table-cell table:number-columns-repeated="15"/>
          <table:table-cell table:style-name="ce966" table:number-columns-repeated="3"/>
          <table:table-cell table:style-name="ce985"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7 x² + 3 x + 8 = 0" calcext:value-type="string" table:number-columns-spanned="5" table:number-rows-spanned="1">
            <text:p>7 x² + 3 x + 8 = 0</text:p>
          </table:table-cell>
          <table:covered-table-cell table:number-columns-repeated="4"/>
          <table:table-cell table:number-columns-repeated="37"/>
        </table:table-row>
        <table:table-row table:style-name="ro4">
          <table:table-cell table:style-name="ce678" table:formula="of:=IF([.Q172]=1;&quot;&quot;;IF([.Q172]=-1;&quot;-&quot;;[.Q172]))" office:value-type="float" office:value="7" calcext:value-type="float">
            <text:p>7</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office:value-type="float" office:value="3" calcext:value-type="float">
            <text:p>3</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8" calcext:value-type="float">
            <text:p>8</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7" calcext:value-type="float">
            <text:p>7</text:p>
          </table:table-cell>
          <table:table-cell table:style-name="ce884" table:formula="of:=INDEX([.AJ20:.AJ43];[.AM20])" office:value-type="float" office:value="3" calcext:value-type="float">
            <text:p>3</text:p>
          </table:table-cell>
          <table:table-cell table:style-name="ce884" office:value-type="float" office:value="8" calcext:value-type="float">
            <text:p>8</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style-name="ce677" table:number-columns-repeated="14"/>
          <table:table-cell table:number-columns-repeated="2"/>
          <table:table-cell table:style-name="ce969" office:value-type="string" calcext:value-type="string" table:number-columns-spanned="2" table:number-rows-spanned="1">
            <text:p></text:p>
          </table:table-cell>
          <table:covered-table-cell table:style-name="ce677"/>
          <table:table-cell table:style-name="ce969" office:value-type="string" calcext:value-type="string" table:number-columns-spanned="2" table:number-rows-spanned="1">
            <text:p></text:p>
          </table:table-cell>
          <table:covered-table-cell/>
          <table:table-cell/>
          <table:table-cell table:style-name="ce1013"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R172])" office:value-type="float" office:value="3" calcext:value-type="float">
            <text:p>3</text:p>
          </table:table-cell>
          <table:table-cell table:style-name="ce677" table:number-columns-repeated="7"/>
          <table:table-cell table:number-columns-repeated="4"/>
          <table:table-cell table:style-name="ce1049" table:formula="of:=-[.R172]/(2*[.Q172])" office:value-type="float" office:value="-0.214285714285714" calcext:value-type="float" table:number-columns-spanned="2" table:number-rows-spanned="1">
            <text:p>-3/14 <text:s text:c="2"/></text:p>
          </table:table-cell>
          <table:covered-table-cell table:style-name="ce677"/>
          <table:table-cell table:style-name="ce1049" table:formula="of:=[.Q172]*[.Q174]^2+[.R172]*[.Q174]+[.S172]" office:value-type="float" office:value="7.67857142857143" calcext:value-type="float" table:number-columns-spanned="2" table:number-rows-spanned="1">
            <text:p>215/28 <text:s text:c="2"/></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table:style-name="ce678" table:formula="of:=IF([.Q172]=1;&quot;&quot;;IF([.Q172]=-1;&quot;-&quot;;[.Q172]))" office:value-type="float" office:value="7" calcext:value-type="float">
            <text:p>7</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8" calcext:value-type="float">
            <text:p>8</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Q172])" office:value-type="float" office:value="7" calcext:value-type="float">
            <text:p>7</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ABS([.R172])" office:value-type="float" office:value="3" calcext:value-type="float">
            <text:p>3</text:p>
          </table:table-cell>
          <table:table-cell table:style-name="ce677" table:number-columns-repeated="2"/>
          <table:table-cell table:style-name="ce739" table:formula="of:=ABS([.R172])^2" office:value-type="float" office:value="9" calcext:value-type="float">
            <text:p>9</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8" table:formula="of:=IF([.Q172]=1;&quot;&quot;;IF([.Q172]=-1;&quot;-&quot;;[.Q172]))" office:value-type="float" office:value="7" calcext:value-type="float">
            <text:p>7</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2*ABS([.Q172])" office:value-type="float" office:value="14" calcext:value-type="float">
            <text:p>14</text:p>
          </table:table-cell>
          <table:table-cell table:style-name="ce677" table:number-columns-repeated="2"/>
          <table:table-cell table:style-name="ce739" table:formula="of:=ABS(4*[.Q172]^2)" office:value-type="float" office:value="196" calcext:value-type="float">
            <text:p>196</text:p>
          </table:table-cell>
          <table:table-cell table:style-name="ce677" table:number-columns-repeated="6"/>
          <table:table-cell table:number-columns-repeated="6"/>
          <table:table-cell table:style-name="ce1013"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7" table:number-columns-repeated="4"/>
          <table:table-cell table:style-name="ce739" table:formula="of:=ABS([.R172])" office:value-type="float" office:value="3" calcext:value-type="float">
            <text:p>3</text:p>
          </table:table-cell>
          <table:table-cell table:style-name="ce677" table:number-columns-repeated="2"/>
          <table:table-cell table:style-name="ce739" table:formula="of:=ABS([.R172])^2" office:value-type="float" office:value="9" calcext:value-type="float">
            <text:p>9</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7" calcext:value-type="float">
            <text:p>7</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14" calcext:value-type="float">
            <text:p>14</text:p>
          </table:table-cell>
          <table:table-cell table:style-name="ce677" table:number-columns-repeated="2"/>
          <table:table-cell table:style-name="ce739" table:formula="of:=ABS(4*[.Q172]^2/[.Q172])" office:value-type="float" office:value="28" calcext:value-type="float">
            <text:p>28</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172])" office:value-type="float" office:value="3" calcext:value-type="float">
            <text:p>3</text:p>
          </table:table-cell>
          <table:table-cell table:style-name="ce677" table:number-columns-repeated="2"/>
          <table:table-cell table:style-name="ce739" table:formula="of:=ABS([.S174])*ABS(4*[.Q172]^2/[.Q172])" office:value-type="float" office:value="215" calcext:value-type="float">
            <text:p>215</text:p>
          </table:table-cell>
          <table:table-cell table:style-name="ce677" table:number-columns-repeated="13"/>
          <table:table-cell table:style-name="ce1013"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7" calcext:value-type="float">
            <text:p>7</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0.5" calcext:value-type="float">
            <text:p>-0,5</text:p>
          </table:table-cell>
          <table:table-cell table:style-name="ce884"/>
          <table:table-cell table:style-name="ce884" table:formula="of:=IF([$'2nd ° Seconde N2'.G161]=[.G190];1;-0.5)" office:value-type="float" office:value="1" calcext:value-type="float">
            <text:p>1</text:p>
          </table:table-cell>
          <table:table-cell table:style-name="ce884" table:number-columns-repeated="4"/>
          <table:table-cell table:style-name="ce884" table:formula="of:=SUM([.W186:.AC186])"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14" calcext:value-type="float">
            <text:p>14</text:p>
          </table:table-cell>
          <table:table-cell table:style-name="ce677" table:number-columns-repeated="2"/>
          <table:table-cell table:style-name="ce739" table:formula="of:=ABS(4*[.Q172]^2/[.Q172])" office:value-type="float" office:value="28" calcext:value-type="float">
            <text:p>28</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0.5" calcext:value-type="float">
            <text:p>0,5</text:p>
          </table:table-cell>
          <table:table-cell table:style-name="ce884" table:formula="of:=SUM([.AE173:.AE187])" office:value-type="float" office:value="37" calcext:value-type="float">
            <text:p>37</text:p>
          </table:table-cell>
          <table:table-cell table:number-columns-repeated="33"/>
        </table:table-row>
        <table:table-row table:style-name="ro4">
          <table:table-cell table:style-name="ce680"/>
          <table:table-cell table:style-name="ce709"/>
          <table:table-cell table:style-name="ce804"/>
          <table:table-cell table:style-name="ce740" table:formula="of:=[.E185]" office:value-type="float" office:value="3" calcext:value-type="float">
            <text:p>3</text:p>
          </table:table-cell>
          <table:table-cell table:style-name="ce709"/>
          <table:table-cell table:style-name="ce680"/>
          <table:table-cell table:style-name="ce709"/>
          <table:table-cell table:style-name="ce740" table:formula="of:=[.H185]" office:value-type="float" office:value="215" calcext:value-type="float">
            <text:p>215</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0.27027027027027" calcext:value-type="float">
            <text:p>0,27027027027027</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804"/>
          <table:table-cell table:style-name="ce740" table:formula="of:=[.E187]" office:value-type="float" office:value="14" calcext:value-type="float">
            <text:p>14</text:p>
          </table:table-cell>
          <table:table-cell table:style-name="ce709"/>
          <table:table-cell table:style-name="ce680"/>
          <table:table-cell table:style-name="ce709"/>
          <table:table-cell table:style-name="ce740" table:formula="of:=[.H187]" office:value-type="float" office:value="28" calcext:value-type="float">
            <text:p>28</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number-rows-repeated="1048383">
          <table:table-cell table:number-columns-repeated="64"/>
        </table:table-row>
        <table:table-row table:style-name="ro4">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uAy1vYjAlm64T/3ZxYFMZBwksvU=" table:protection-key-digest-algorithm="http://www.w3.org/2000/09/xmldsig#sha1" table:print="false">
        <loext:table-protection loext:select-unprotected-cells="true"/>
        <office:forms form:automatic-focus="false" form:apply-design-mode="false"/>
        <table:table-column table:style-name="co48" table:default-cell-style-name="ce1155"/>
        <table:table-column table:style-name="co49" table:default-cell-style-name="ce1155"/>
        <table:table-column table:style-name="co50" table:default-cell-style-name="ce1155"/>
        <table:table-column table:style-name="co51" table:default-cell-style-name="ce1155"/>
        <table:table-column table:style-name="co52" table:number-columns-repeated="2" table:default-cell-style-name="ce1155"/>
        <table:table-column table:style-name="co53" table:default-cell-style-name="ce1155"/>
        <table:table-column table:style-name="co1" table:default-cell-style-name="ce1155"/>
        <table:table-column table:style-name="co54" table:default-cell-style-name="ce1155"/>
        <table:table-column table:style-name="co1" table:number-columns-repeated="56" table:default-cell-style-name="ce1155"/>
        <table:table-column table:style-name="co1" table:number-columns-repeated="959" table:default-cell-style-name="ce198"/>
        <table:table-row table:style-name="ro13">
          <table:table-cell table:style-name="ce1111" table:formula="of:=IF([.$H$1];&quot;Niveau&quot;;&quot;&quot;)" office:value-type="string" office:string-value="Niveau" calcext:value-type="string" table:number-columns-spanned="2" table:number-rows-spanned="1">
            <text:p>Niveau</text:p>
          </table:table-cell>
          <table:covered-table-cell/>
          <table:table-cell table:style-name="ce1159" table:formula="of:=IF([.$H$1];&quot;Notes&quot;;&quot;&quot;)" office:value-type="string" office:string-value="Notes" calcext:value-type="string">
            <text:p>Notes</text:p>
          </table:table-cell>
          <table:table-cell table:style-name="ce1111" table:formula="of:=IF([.$H$1];&quot;Faît&quot;;&quot;&quot;)" office:value-type="string" office:string-value="Faît" calcext:value-type="string" table:number-columns-spanned="2" table:number-rows-spanned="1">
            <text:p>Faît</text:p>
          </table:table-cell>
          <table:covered-table-cell table:style-name="ce1159"/>
          <table:table-cell table:style-name="ce1159" office:value-type="string" calcext:value-type="string">
            <text:p>A faire</text:p>
          </table:table-cell>
          <table:table-cell table:style-name="ce1159" table:formula="of:=IF([.$H$1];&quot;Coefficient&quot;;&quot;&quot;)" office:value-type="string" office:string-value="Coefficient" calcext:value-type="string">
            <text:p>Coefficient</text:p>
          </table:table-cell>
          <table:table-cell table:style-name="ce1133" table:formula="of:=IF([.A11]=[.B100];1;0)" office:value-type="float" office:value="1" calcext:value-type="float">
            <text:p>1</text:p>
          </table:table-cell>
          <table:table-cell table:style-name="ce1175"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13">
          <table:table-cell table:style-name="ce1112" table:formula="of:=IF([.$H$1];&quot;1&quot;;&quot;&quot;)" office:value-type="string" office:string-value="1" calcext:value-type="string">
            <text:p>1</text:p>
          </table:table-cell>
          <table:table-cell table:style-name="ce1112" table:formula="of:=IF([.$H$1];&quot;Inéquation-intervalle&quot;;&quot;&quot;)" office:value-type="string" office:string-value="Inéquation-intervalle" calcext:value-type="string">
            <text:p>Inéquation-intervalle</text:p>
          </table:table-cell>
          <table:table-cell table:style-name="ce1121" table:formula="of:=IF([.$H$1];IF([$Données.BB6]&lt;0;0;[$Données.BB6]);&quot;&quot;)" office:value-type="float" office:value="0" calcext:value-type="float">
            <text:p>0,00</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quot;Oui&quot;;&quot;Non&quot;);&quot;&quot;)" office:value-type="string" office:string-value="Non" calcext:value-type="string">
            <text:p>Non</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1;0);&quot;&quot;)" office:value-type="float" office:value="0" calcext:value-type="float">
            <text:p>0</text:p>
          </table:table-cell>
          <table:table-cell table:style-name="ce1112" office:value-type="float" office:value="1" calcext:value-type="float">
            <text:p>1</text:p>
          </table:table-cell>
          <table:table-cell table:style-name="ce1112" table:formula="of:=IF([.$H$1];[.F2];&quot;&quot;)" office:value-type="float" office:value="1" calcext:value-type="float">
            <text:p>1</text:p>
          </table:table-cell>
          <table:table-cell/>
          <table:covered-table-cell table:style-name="ce1159"/>
          <table:covered-table-cell table:style-name="ce1174"/>
          <table:table-cell table:number-columns-repeated="1014"/>
        </table:table-row>
        <table:table-row table:style-name="ro13">
          <table:table-cell table:style-name="ce1113" table:formula="of:=IF([.$H$1];&quot;2&quot;;&quot;&quot;)" office:value-type="string" office:string-value="2" calcext:value-type="string">
            <text:p>2</text:p>
          </table:table-cell>
          <table:table-cell table:style-name="ce1113" table:formula="of:=IF([.$H$1];&quot;|x|&quot;;&quot;&quot;)" office:value-type="string" office:string-value="|x|" calcext:value-type="string">
            <text:p>|x|</text:p>
          </table:table-cell>
          <table:table-cell table:style-name="ce1122" table:formula="of:=IF([.$H$1];IF([$Données.V152]&lt;0;0;[$Données.V152]);&quot;&quot;)" office:value-type="float" office:value="0" calcext:value-type="float">
            <text:p>0,00</text:p>
          </table:table-cell>
          <table:table-cell table:style-name="ce1128" table:formula="of:=IF([.$H$1];IF(OR(COUNTA([$'|x|'.E5:$'|x|'.I5])&lt;&gt;0;COUNTA([$'|x|'.P4];[$'|x|'.N6];[$'|x|'.P6];[$'|x|'.R6])&lt;&gt;0;COUNTA([$'|x|'.E12:$'|x|'.O12])&lt;&gt;0;COUNTA([$'|x|'.H15];[$'|x|'.E16];[$'|x|'.G16];[$'|x|'.K16];[$'|x|'.F17];[$'|x|'.H17];[$'|x|'.J17])&lt;&gt;0;COUNTA([$'|x|'.E23:$'|x|'.O23])&lt;&gt;0;COUNTA([$'|x|'.H26];[$'|x|'.E27];[$'|x|'.G27];[$'|x|'.K27];[$'|x|'.F28];[$'|x|'.H28];[$'|x|'.J28])&lt;&gt;0);&quot;Oui&quot;;&quot;Non&quot;);&quot;&quot;)" office:value-type="string" office:string-value="Non" calcext:value-type="string">
            <text:p>Non</text:p>
          </table:table-cell>
          <table:table-cell table:style-name="ce1128" table:formula="of:=IF([.$H$1];IF(OR(COUNTA([$'|x|'.E5:$'|x|'.I5])&lt;&gt;0;COUNTA([$'|x|'.P4];[$'|x|'.N6];[$'|x|'.P6];[$'|x|'.R6])&lt;&gt;0;COUNTA([$'|x|'.E12:$'|x|'.O12])&lt;&gt;0;COUNTA([$'|x|'.H15];[$'|x|'.E16];[$'|x|'.G16];[$'|x|'.K16];[$'|x|'.F17];[$'|x|'.H17];[$'|x|'.J17])&lt;&gt;0;COUNTA([$'|x|'.E23:$'|x|'.O23])&lt;&gt;0;COUNTA([$'|x|'.H26];[$'|x|'.E27];[$'|x|'.G27];[$'|x|'.K27];[$'|x|'.F28];[$'|x|'.H28];[$'|x|'.J28])&lt;&gt;0);1;0);&quot;&quot;)" office:value-type="float" office:value="0" calcext:value-type="float">
            <text:p>0</text:p>
          </table:table-cell>
          <table:table-cell table:style-name="ce1113" office:value-type="float" office:value="1" calcext:value-type="float">
            <text:p>1</text:p>
          </table:table-cell>
          <table:table-cell table:style-name="ce1113" table:formula="of:=IF([.$H$1];[.F3];&quot;&quot;)" office:value-type="float" office:value="1" calcext:value-type="float">
            <text:p>1</text:p>
          </table:table-cell>
          <table:table-cell/>
          <table:table-cell table:style-name="ce1172" table:formula="of:=IF([.$H$1];IF(SUM([.E2:.E9])=0;0;ROUND(2*SUMPRODUCT([.C2:.C9];[.G2:.G9])/SUM([.G2:.G9]);0)/2);&quot;&quot;)" office:value-type="float" office:value="0" calcext:value-type="float" table:number-columns-spanned="1" table:number-rows-spanned="2">
            <text:p>0</text:p>
          </table:table-cell>
          <table:table-cell table:style-name="ce1175" table:formula="of:=IF([.$H$1];&quot;/20&quot;;&quot;&quot;)" office:value-type="string" office:string-value="/20" calcext:value-type="string" table:number-columns-spanned="1" table:number-rows-spanned="2">
            <text:p>/20</text:p>
          </table:table-cell>
          <table:table-cell table:number-columns-repeated="1014"/>
        </table:table-row>
        <table:table-row table:style-name="ro13">
          <table:table-cell table:style-name="ce1112" table:formula="of:=IF([.$H$1];&quot;3&quot;;&quot;&quot;)" office:value-type="string" office:string-value="3" calcext:value-type="string">
            <text:p>3</text:p>
          </table:table-cell>
          <table:table-cell table:style-name="ce1112" table:formula="of:=IF([.$H$1];&quot;2nd ° Seconde N1&quot;;&quot;&quot;)" office:value-type="string" office:string-value="2nd ° Seconde N1" calcext:value-type="string">
            <text:p>2nd ° Seconde N1</text:p>
          </table:table-cell>
          <table:table-cell table:style-name="ce1121" table:formula="of:=IF([.$H$1];IF([$Données.AE30]&lt;0;0;[$Données.AE30]);&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4];&quot;&quot;)" office:value-type="float" office:value="0" calcext:value-type="float">
            <text:p>0</text:p>
          </table:table-cell>
          <table:table-cell/>
          <table:covered-table-cell table:style-name="ce198"/>
          <table:covered-table-cell table:style-name="ce212"/>
          <table:table-cell table:number-columns-repeated="1014"/>
        </table:table-row>
        <table:table-row table:style-name="ro13">
          <table:table-cell table:style-name="ce1113" table:formula="of:=IF([.$H$1];&quot;4&quot;;&quot;&quot;)" office:value-type="string" office:string-value="4" calcext:value-type="string">
            <text:p>4</text:p>
          </table:table-cell>
          <table:table-cell table:style-name="ce1113" table:formula="of:=IF([.$H$1];&quot;2nd ° Seconde N2&quot;;&quot;&quot;)" office:value-type="string" office:string-value="2nd ° Seconde N2" calcext:value-type="string">
            <text:p>2nd ° Seconde N2</text:p>
          </table:table-cell>
          <table:table-cell table:style-name="ce1122" table:formula="of:=IF([.$H$1];IF([$Données.AE52]&lt;0;0;[$Données.AE52]);&quot;&quot;)" office:value-type="float" office:value="0" calcext:value-type="float">
            <text:p>0,00</text:p>
          </table:table-cell>
          <table:table-cell table:style-name="ce1128" table:number-columns-repeated="2"/>
          <table:table-cell table:style-name="ce1113" office:value-type="float" office:value="0" calcext:value-type="float">
            <text:p>0</text:p>
          </table:table-cell>
          <table:table-cell table:style-name="ce1113" table:formula="of:=IF([.$H$1];[.F5];&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2" table:formula="of:=IF([.$H$1];&quot;5&quot;;&quot;&quot;)" office:value-type="string" office:string-value="5" calcext:value-type="string">
            <text:p>5</text:p>
          </table:table-cell>
          <table:table-cell table:style-name="ce1112" table:formula="of:=IF([.$H$1];&quot;Homographique N1&quot;;&quot;&quot;)" office:value-type="string" office:string-value="Homographique N1" calcext:value-type="string">
            <text:p>Homographique N1</text:p>
          </table:table-cell>
          <table:table-cell table:style-name="ce1121" table:formula="of:=IF([.$H$1];IF([$Données.AE77]&lt;0;0;[$Données.AE7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6];&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3" table:formula="of:=IF([.$H$1];&quot;6&quot;;&quot;&quot;)" office:value-type="string" office:string-value="6" calcext:value-type="string">
            <text:p>6</text:p>
          </table:table-cell>
          <table:table-cell table:style-name="ce1113" table:formula="of:=IF([.$H$1];&quot;Homographique N2&quot;;&quot;&quot;)" office:value-type="string" office:string-value="Homographique N2" calcext:value-type="string">
            <text:p>Homographique N2</text:p>
          </table:table-cell>
          <table:table-cell table:style-name="ce1122" table:formula="of:=IF([.$H$1];IF([$Données.AE103]&lt;0;0;[$Données.AE103]);&quot;&quot;)" office:value-type="float" office:value="1.53846153846154" calcext:value-type="float">
            <text:p>1,54</text:p>
          </table:table-cell>
          <table:table-cell table:style-name="ce1128" table:number-columns-repeated="2"/>
          <table:table-cell table:style-name="ce1113" office:value-type="float" office:value="0" calcext:value-type="float">
            <text:p>0</text:p>
          </table:table-cell>
          <table:table-cell table:style-name="ce1113" table:formula="of:=IF([.$H$1];[.F7];&quot;&quot;)" office:value-type="float" office:value="0" calcext:value-type="float">
            <text:p>0</text:p>
          </table:table-cell>
          <table:table-cell table:number-columns-repeated="1017"/>
        </table:table-row>
        <table:table-row table:style-name="ro13">
          <table:table-cell table:style-name="ce1112" table:formula="of:=IF([.$H$1];&quot;7&quot;;&quot;&quot;)" office:value-type="string" office:string-value="7" calcext:value-type="string">
            <text:p>7</text:p>
          </table:table-cell>
          <table:table-cell table:style-name="ce1112" table:formula="of:=IF([.$H$1];&quot;2nd ° Première G N1&quot;;&quot;&quot;)" office:value-type="string" office:string-value="2nd ° Première G N1" calcext:value-type="string">
            <text:p>2nd ° Première G N1</text:p>
          </table:table-cell>
          <table:table-cell table:style-name="ce1121" table:formula="of:=IF([.$H$1];IF([$Données.AG167]&lt;0;0;[$Données.AG16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8];&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3" table:formula="of:=IF([.$H$1];&quot;8&quot;;&quot;&quot;)" office:value-type="string" office:string-value="8" calcext:value-type="string">
            <text:p>8</text:p>
          </table:table-cell>
          <table:table-cell table:style-name="ce1113" table:formula="of:=IF([.$H$1];&quot;2nd ° Première G N2&quot;;&quot;&quot;)" office:value-type="string" office:string-value="2nd ° Première G N2" calcext:value-type="string">
            <text:p>2nd ° Première G N2</text:p>
          </table:table-cell>
          <table:table-cell table:style-name="ce1122"/>
          <table:table-cell table:style-name="ce1128" table:number-columns-repeated="2"/>
          <table:table-cell table:style-name="ce1113" office:value-type="float" office:value="0" calcext:value-type="float">
            <text:p>0</text:p>
          </table:table-cell>
          <table:table-cell table:style-name="ce1113" table:formula="of:=IF([.$H$1];[.F9];&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4" table:number-columns-repeated="2"/>
          <table:table-cell table:style-name="ce1123"/>
          <table:table-cell table:style-name="ce1129" table:number-columns-repeated="2"/>
          <table:table-cell table:style-name="ce1114"/>
          <table:table-cell table:style-name="ce1131"/>
          <table:table-cell table:style-name="ce1132" table:number-columns-repeated="58"/>
          <table:table-cell table:number-columns-repeated="959"/>
        </table:table-row>
        <table:table-row table:style-name="ro14">
          <table:table-cell table:style-name="ce1115" office:value-type="string" calcext:value-type="string" table:number-columns-spanned="6" table:number-rows-spanned="2">
            <text:p>KELLER Stéphane</text:p>
          </table:table-cell>
          <table:covered-table-cell table:number-columns-repeated="5"/>
          <table:table-cell table:style-name="ce1132" table:number-columns-repeated="59"/>
          <table:table-cell table:number-columns-repeated="959"/>
        </table:table-row>
        <table:table-row table:style-name="ro14">
          <table:covered-table-cell table:number-columns-repeated="6"/>
          <table:table-cell table:style-name="ce1132" table:number-columns-repeated="59"/>
          <table:table-cell table:number-columns-repeated="959"/>
        </table:table-row>
        <table:table-row table:style-name="ro14">
          <table:table-cell table:number-columns-repeated="1024"/>
        </table:table-row>
        <table:table-row table:style-name="ro13">
          <table:table-cell table:style-name="ce1117" office:value-type="string" calcext:value-type="string" table:number-columns-spanned="2" table:number-rows-spanned="1">
            <text:p>Rang</text:p>
          </table:table-cell>
          <table:covered-table-cell table:style-name="ce1119"/>
          <table:table-cell table:style-name="ce1124"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Nom :</text:p>
          </table:table-cell>
          <table:covered-table-cell table:style-name="ce1119"/>
          <table:table-cell table:style-name="ce1125"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Prénom :</text:p>
          </table:table-cell>
          <table:covered-table-cell table:style-name="ce1119"/>
          <table:table-cell table:style-name="ce1124" table:number-columns-spanned="3" table:number-rows-spanned="1"/>
          <table:covered-table-cell table:number-columns-repeated="2" table:style-name="ce1130"/>
          <table:table-cell table:number-columns-repeated="1019"/>
        </table:table-row>
        <table:table-row table:style-name="ro14">
          <table:table-cell table:number-columns-repeated="2"/>
          <table:table-cell table:style-name="ce1126"/>
          <table:table-cell table:number-columns-repeated="1021"/>
        </table:table-row>
        <table:table-row table:style-name="ro14">
          <table:table-cell table:number-columns-repeated="1024"/>
        </table:table-row>
        <table:table-row table:style-name="ro14">
          <table:table-cell table:style-name="ce198" table:number-columns-repeated="2"/>
          <table:table-cell table:number-columns-repeated="1022"/>
        </table:table-row>
        <table:table-row table:style-name="ro14" table:number-rows-repeated="80">
          <table:table-cell table:number-columns-repeated="1024"/>
        </table:table-row>
        <table:table-row table:style-name="ro14">
          <table:table-cell table:style-name="ce1118" office:value-type="string" calcext:value-type="string">
            <text:p>MDP :</text:p>
          </table:table-cell>
          <table:table-cell table:style-name="ce1118" office:value-type="string" calcext:value-type="string">
            <text:p>KELLER Stéphane</text:p>
          </table:table-cell>
          <table:table-cell table:number-columns-repeated="1022"/>
        </table:table-row>
        <table:table-row table:style-name="ro14" table:number-rows-repeated="1048475">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Comic Sans MS" svg:font-family="'Comic Sans MS'"/>
    <style:font-face style:name="Symbol1" svg:font-family="Symbol"/>
    <style:font-face style:name="Times New Roman2"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Gra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number:max-denominator-value="99"/>
    </number:number-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number:min-decimal-places="0" number:min-integer-digits="0">
        <number:embedded-text number:position="1"> /</number:embedded-text>
      </number:number>
      <number:currency-symbol number:language="fr" number:country="FR">PI</number:currency-symbol>
    </number:currency-style>
    <number:currency-style style:name="N111">
      <number:number number:decimal-places="0" number:min-decimal-places="0" number:min-integer-digits="0"/>
      <number:text> </number:text>
      <number:currency-symbol>/20</number:currency-symbol>
    </number:currency-style>
    <number:number-style style:name="N112">
      <number:fraction number:min-numerator-digits="1" loext:max-numerator-digits="1" number:min-denominator-digits="1" number:max-denominator-value="9"/>
    </number:number-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fraction number:min-integer-digits="0" number:min-numerator-digits="2" loext:max-numerator-digits="2" number:min-denominator-digits="1" number:max-denominator-value="9"/>
    </number:number-style>
    <number:number-style style:name="N143">
      <number:number number:decimal-places="13" number:min-decimal-places="13" number:min-integer-digits="1"/>
    </number:number-style>
    <number:number-style style:name="N144">
      <number:number number:decimal-places="12" number:min-decimal-places="12" number:min-integer-digits="1"/>
    </number:number-style>
    <number:number-style style:name="N145">
      <number:number number:decimal-places="11" number:min-decimal-places="11" number:min-integer-digits="1"/>
    </number:number-style>
    <number:number-style style:name="N146">
      <number:number number:decimal-places="2" number:min-decimal-places="0" number:min-integer-digits="1" number:decimal-replacement=""/>
    </number:number-style>
    <number:number-style style:name="N147">
      <number:fraction number:min-integer-digits="0" number:min-numerator-digits="1" loext:max-numerator-digits="1" number:min-denominator-digits="1" number:max-denominator-value="9"/>
    </number:number-style>
    <number:number-style style:name="N148">
      <number:number number:decimal-places="0" number:min-decimal-places="0" number:min-integer-digits="0"/>
    </number:number-style>
    <number:number-style style:name="N149">
      <number:number number:decimal-places="1" number:min-decimal-places="1" number:min-integer-digits="0"/>
    </number:number-style>
    <number:number-style style:name="N150">
      <number:number number:decimal-places="3" number:min-decimal-places="0" number:min-integer-digits="1" number:decimal-replacement=""/>
    </number:number-style>
    <number:number-style style:name="N151">
      <number:number number:decimal-places="6" number:min-decimal-places="0" number:min-integer-digits="1" number:decimal-replacement=""/>
    </number:number-style>
    <number:number-style style:name="N152">
      <number:number number:decimal-places="14" number:min-decimal-places="14" number:min-integer-digits="1"/>
    </number:number-style>
    <number:number-style style:name="N153">
      <number:scientific-number number:decimal-places="2" number:min-decimal-places="0" number:min-integer-digits="1" number:min-exponent-digits="2" number:exponent-interval="1" number:forced-exponent-sign="true"/>
    </number:number-style>
    <number:number-style style:name="N154">
      <number:number number:decimal-places="9" number:min-decimal-places="0" number:min-integer-digits="1" number:decimal-replacement="" number:grouping="true"/>
    </number:number-style>
    <number:number-style style:name="N155">
      <number:number number:decimal-places="2" number:min-decimal-places="0" number:min-integer-digits="0" number:decimal-replacement="" number:grouping="true"/>
    </number:number-style>
    <number:number-style style:name="N156">
      <number:number number:decimal-places="2" number:min-decimal-places="0" number:min-integer-digits="1" number:decimal-replacement="" number:grouping="true"/>
    </number:number-style>
    <number:number-style style:name="N157">
      <number:scientific-number number:decimal-places="2" number:min-decimal-places="0" number:min-integer-digits="1" number:min-exponent-digits="1" number:exponent-interval="1" number:forced-exponent-sign="true"/>
    </number:number-style>
    <number:number-style style:name="N158">
      <number:number number:decimal-places="3" number:min-decimal-places="0" number:min-integer-digits="0" number:decimal-replacement="" number:grouping="true"/>
    </number:number-style>
    <number:number-style style:name="N159">
      <number:number number:decimal-places="3" number:min-decimal-places="0" number:min-integer-digits="1" number:decimal-replacement="" number:grouping="true"/>
    </number:number-style>
    <number:number-style style:name="N160">
      <number:number number:decimal-places="9" number:min-decimal-places="0" number:min-integer-digits="4" number:decimal-replacement="" number:grouping="true"/>
    </number:number-style>
    <number:number-style style:name="N161">
      <number:scientific-number number:decimal-places="8" number:min-decimal-places="0" number:min-integer-digits="1" number:min-exponent-digits="2" number:exponent-interval="1" number:forced-exponent-sign="true"/>
    </number:number-style>
    <number:number-style style:name="N162">
      <number:number number:decimal-places="12" number:min-decimal-places="0" number:min-integer-digits="1" number:decimal-replacement=""/>
    </number:number-style>
    <number:number-style style:name="N163">
      <number:number number:decimal-places="12" number:min-decimal-places="12" number:min-integer-digits="1" number:grouping="true"/>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number-style style:name="N177">
      <number:fraction number:min-numerator-digits="1" loext:max-numerator-digits="4" number:min-denominator-digits="5" number:max-denominator-value="99999"/>
    </number:number-style>
    <number:number-style style:name="N178">
      <number:fraction number:min-numerator-digits="1" loext:max-numerator-digits="5" number:min-denominator-digits="5" number:max-denominator-value="99999"/>
    </number:number-style>
    <number:percentage-style style:name="N179">
      <number:number number:decimal-places="1" number:min-decimal-places="1" number:min-integer-digits="1"/>
      <number:text>%</number:text>
    </number:percentage-style>
    <number:number-style style:name="N180">
      <number:number number:decimal-places="1" number:min-decimal-places="1" number:min-integer-digits="1" number:display-factor="1000"/>
      <number:text>%</number:text>
    </number:number-style>
    <number:number-style style:name="N181">
      <number:number number:decimal-places="1" number:min-decimal-places="1" number:min-integer-digits="1"/>
      <number:text> %</number:text>
    </number:number-style>
    <number:number-style style:name="N182">
      <number:number number:decimal-places="0" number:min-decimal-places="0" number:min-integer-digits="1"/>
      <number:text> %</number:text>
    </number:number-style>
    <number:percentage-style style:name="N183">
      <number:number number:decimal-places="0" number:min-decimal-places="0" number:min-integer-digits="1" number:display-factor="1000"/>
      <number:text>%</number:text>
    </number:percentage-style>
    <number:percentage-style style:name="N184">
      <number:number number:decimal-places="3" number:min-decimal-places="3" number:min-integer-digits="1"/>
      <number:text>%</number:text>
    </number:percentage-style>
    <number:percentage-style style:name="N185">
      <number:number number:decimal-places="4" number:min-decimal-places="4" number:min-integer-digits="1"/>
      <number:text>%</number:text>
    </number:percentage-style>
    <number:percentage-style style:name="N186">
      <number:number number:decimal-places="2" number:min-decimal-places="2" number:min-integer-digits="1"/>
      <number:text>%</number:text>
    </number:percentage-style>
    <number:number-style style:name="N187">
      <number:fraction number:min-integer-digits="0" number:min-numerator-digits="2" loext:max-numerator-digits="2" number:min-denominator-digits="2" number:max-denominator-value="99"/>
    </number:number-style>
    <number:number-style style:name="N188">
      <number:fraction number:min-numerator-digits="3" loext:max-numerator-digits="3" number:min-denominator-digits="3" number:max-denominator-value="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19T14:34:48.409000000</meta:creation-date>
    <dc:date>2021-12-10T18:41:11.428000000</dc:date>
    <meta:editing-duration>P2DT12H39M39S</meta:editing-duration>
    <meta:editing-cycles>811</meta:editing-cycles>
    <meta:generator>LibreOffice/7.1.8.1$Windows_X86_64 LibreOffice_project/e1f30c802c3269a1d052614453f260e49458c82c</meta:generator>
    <meta:document-statistic meta:table-count="11" meta:cell-count="3582" meta:object-count="83"/>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